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text="urn:oasis:names:tc:opendocument:xmlns:text:1.0" xmlns:of="urn:oasis:names:tc:opendocument:xmlns:of:1.2">
  <office:font-face-decls>
    <style:font-face style:name="Calibri" svg:font-family="Calibri"/>
    <style:font-face style:name="Times New Roman" svg:font-family="Times New Roman"/>
    <style:font-face style:name="細明體" svg:font-family="細明體"/>
  </office:font-face-decls>
  <office:automatic-styles>
    <style:style style:name="CE1" style:family="table-cell" style:parent-style-name="Default" style:data-style-name="N0">
      <style:table-cell-properties style:vertical-align="middle"/>
      <style:paragraph-properties/>
      <style:text-properties/>
    </style:style>
    <style:style style:name="CE2" style:family="table-cell" style:parent-style-name="Default" style:data-style-name="N0">
      <style:table-cell-properties style:vertical-align="top" fo:background-color="#808080" fo:border="thin solid #A9A9A9" fo:wrap-option="wrap"/>
      <style:paragraph-properties fo:text-align="start"/>
      <style:text-properties style:font-name="Times New Roman" fo:font-size="9.75pt" style:font-size-asian="9.75pt" style:font-size-complex="9.75pt" fo:color="#FFFFFF" fo:font-weight="normal"/>
    </style:style>
    <style:style style:name="CE3" style:family="table-cell" style:parent-style-name="Default" style:data-style-name="N0">
      <style:table-cell-properties style:vertical-align="top" fo:background-color="transparent" fo:wrap-option="wrap"/>
      <style:paragraph-properties fo:text-align="start"/>
      <style:text-properties style:font-name="Times New Roman" fo:font-size="9.75pt" style:font-size-asian="9.75pt" style:font-size-complex="9.75pt" fo:color="#000000" fo:font-weight="normal"/>
    </style:style>
    <style:style style:name="CE4" style:family="table-cell" style:parent-style-name="Default" style:data-style-name="N0">
      <style:table-cell-properties style:vertical-align="top" fo:background-color="#FFFFFF" fo:border="thin solid #A9A9A9" fo:wrap-option="wrap"/>
      <style:paragraph-properties fo:text-align="center"/>
      <style:text-properties style:font-name="Times New Roman" fo:font-size="9.75pt" style:font-size-asian="9.75pt" style:font-size-complex="9.75pt" fo:color="#000000" fo:font-weight="normal"/>
    </style:style>
    <style:style style:name="CE5" style:family="table-cell" style:parent-style-name="Default" style:data-style-name="N22">
      <style:table-cell-properties style:vertical-align="top" fo:background-color="#FFFFFF" fo:border="thin solid #A9A9A9" fo:wrap-option="wrap"/>
      <style:paragraph-properties fo:text-align="center"/>
      <style:text-properties style:font-name="Times New Roman" fo:font-size="9.75pt" style:font-size-asian="9.75pt" style:font-size-complex="9.75pt" fo:color="#000000" fo:font-weight="normal"/>
    </style:style>
    <style:style style:name="CE6" style:family="table-cell" style:parent-style-name="Default" style:data-style-name="N3">
      <style:table-cell-properties style:vertical-align="top" fo:background-color="#FFFFFF" fo:border="thin solid #A9A9A9" fo:wrap-option="wrap"/>
      <style:paragraph-properties fo:text-align="end"/>
      <style:text-properties style:font-name="Times New Roman" fo:font-size="9.75pt" style:font-size-asian="9.75pt" style:font-size-complex="9.75pt" fo:color="#000000" fo:font-weight="normal"/>
    </style:style>
    <style:style style:name="CE7" style:family="table-cell" style:parent-style-name="Default" style:data-style-name="N0">
      <style:table-cell-properties style:vertical-align="top" fo:background-color="#808080" fo:border="thin solid #A9A9A9" fo:wrap-option="wrap"/>
      <style:paragraph-properties fo:text-align="center"/>
      <style:text-properties style:font-name="Times New Roman" fo:font-size="9.75pt" style:font-size-asian="9.75pt" style:font-size-complex="9.75pt" fo:color="#FFFFFF" fo:font-weight="normal"/>
    </style:style>
    <style:style style:name="CE8" style:family="table-cell" style:parent-style-name="Default" style:data-style-name="N49">
      <style:table-cell-properties style:vertical-align="top" fo:background-color="#FFFFFF" fo:border="thin solid #A9A9A9" fo:wrap-option="wrap"/>
      <style:paragraph-properties fo:text-align="center"/>
      <style:text-properties style:font-name="Times New Roman" fo:font-size="9.75pt" style:font-size-asian="9.75pt" style:font-size-complex="9.75pt" fo:color="#000000" fo:font-weight="normal"/>
    </style:style>
    <style:style style:name="CO1" style:family="table-column">
      <style:table-column-properties style:column-width="1.3311848979296874cm"/>
    </style:style>
    <style:style style:name="CO2" style:family="table-column">
      <style:table-column-properties style:column-width="2.6011848999296876cm"/>
    </style:style>
    <style:style style:name="CO3" style:family="table-column">
      <style:table-column-properties style:column-width="0.9078515639296875cm"/>
    </style:style>
    <style:style style:name="CO4" style:family="table-column">
      <style:table-column-properties style:column-width="1.3898893251054687cm"/>
    </style:style>
    <style:style style:name="CO5" style:family="table-column">
      <style:table-column-properties style:column-width="1.3898893251054687cm"/>
    </style:style>
    <style:style style:name="CO6" style:family="table-column">
      <style:table-column-properties style:column-width="1.3898893251054687cm"/>
    </style:style>
    <style:style style:name="CO7" style:family="table-column">
      <style:table-column-properties style:column-width="1.3898893251054687cm"/>
    </style:style>
    <style:style style:name="CO8" style:family="table-column">
      <style:table-column-properties style:column-width="1.3898893251054687cm"/>
    </style:style>
    <style:style style:name="CO9" style:family="table-column">
      <style:table-column-properties style:column-width="1.3898893251054687cm"/>
    </style:style>
    <style:style style:name="CO10" style:family="table-column">
      <style:table-column-properties style:column-width="1.3898893251054687cm"/>
    </style:style>
    <style:style style:name="CO11" style:family="table-column">
      <style:table-column-properties style:column-width="1.3898893251054687cm"/>
    </style:style>
    <style:style style:name="CO12" style:family="table-column">
      <style:table-column-properties style:column-width="1.3898893251054687cm"/>
    </style:style>
    <style:style style:name="CO13" style:family="table-column">
      <style:table-column-properties style:column-width="1.3898893251054687cm"/>
    </style:style>
    <style:style style:name="CO14" style:family="table-column">
      <style:table-column-properties style:column-width="1.3898893251054687cm"/>
    </style:style>
    <style:style style:name="CO15" style:family="table-column">
      <style:table-column-properties style:column-width="1.3898893251054687cm"/>
    </style:style>
    <style:style style:name="CO16" style:family="table-column">
      <style:table-column-properties style:column-width="1.3898893251054687cm"/>
    </style:style>
    <style:style style:name="CO17" style:family="table-column">
      <style:table-column-properties style:column-width="1.3898893251054687cm"/>
    </style:style>
    <style:style style:name="CO18" style:family="table-column">
      <style:table-column-properties style:column-width="1.3898893251054687cm"/>
    </style:style>
    <style:style style:name="CO19" style:family="table-column">
      <style:table-column-properties style:column-width="1.3898893251054687cm"/>
    </style:style>
    <style:style style:name="CO20" style:family="table-column">
      <style:table-column-properties style:column-width="1.3898893251054687cm"/>
    </style:style>
    <style:style style:name="CO21" style:family="table-column">
      <style:table-column-properties style:column-width="1.3898893251054687cm"/>
    </style:style>
    <style:style style:name="CO22" style:family="table-column">
      <style:table-column-properties style:column-width="1.3898893251054687cm"/>
    </style:style>
    <style:style style:name="CO23" style:family="table-column">
      <style:table-column-properties style:column-width="1.3898893251054687cm"/>
    </style:style>
    <style:style style:name="CO24" style:family="table-column">
      <style:table-column-properties style:column-width="1.3898893251054687cm"/>
    </style:style>
    <style:style style:name="CO25" style:family="table-column">
      <style:table-column-properties style:column-width="1.3898893251054687cm"/>
    </style:style>
    <style:style style:name="CO26" style:family="table-column">
      <style:table-column-properties style:column-width="1.3311848979296874cm"/>
    </style:style>
    <style:style style:name="RO1" style:family="table-row">
      <style:table-row-properties style:row-height="16.5pt"/>
    </style:style>
    <style:style style:name="RO2" style:family="table-row">
      <style:table-row-properties style:row-height="14.25pt"/>
    </style:style>
    <style:style style:name="RO3" style:family="table-row">
      <style:table-row-properties style:row-height="15pt"/>
    </style:style>
    <style:style style:name="TA1" style:family="table" style:master-page-name="MP1">
      <style:table-properties table:display="true" style:writing-mode="LRTB"/>
    </style:style>
  </office:automatic-styles>
  <office:body>
    <office:spreadsheet>
      <table:calculation-settings table:use-regular-expressions="false"/>
      <table:table table:name="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number-columns-repeated="16358" table:default-cell-style-name="CE1"/>
        <table:table-row table:style-name="RO2" table:default-cell-style-name="CE1">
          <table:table-cell table:style-name="CE2" office:value-type="string">
            <text:p>區域別</text:p>
          </table:table-cell>
          <table:table-cell table:style-name="CE7" office:value-type="string">
            <text:p>年齡別</text:p>
          </table:table-cell>
          <table:table-cell table:style-name="CE7" office:value-type="string">
            <text:p>性別</text:p>
          </table:table-cell>
          <table:table-cell table:style-name="CE7" office:value-type="string">
            <text:p>博士_畢業</text:p>
          </table:table-cell>
          <table:table-cell table:style-name="CE7" office:value-type="string">
            <text:p>博士_肄業</text:p>
          </table:table-cell>
          <table:table-cell table:style-name="CE7" office:value-type="string">
            <text:p>碩士_畢業</text:p>
          </table:table-cell>
          <table:table-cell table:style-name="CE7" office:value-type="string">
            <text:p>碩士_肄業</text:p>
          </table:table-cell>
          <table:table-cell table:style-name="CE7" office:value-type="string">
            <text:p>大學_畢業</text:p>
          </table:table-cell>
          <table:table-cell table:style-name="CE7" office:value-type="string">
            <text:p>大學_肄業</text:p>
          </table:table-cell>
          <table:table-cell table:style-name="CE7" office:value-type="string">
            <text:p>專科二、三年制_畢業</text:p>
          </table:table-cell>
          <table:table-cell table:style-name="CE7" office:value-type="string">
            <text:p>專科二、三年制_肄業</text:p>
          </table:table-cell>
          <table:table-cell table:style-name="CE7" office:value-type="string">
            <text:p>專科五年制後二年_畢業</text:p>
          </table:table-cell>
          <table:table-cell table:style-name="CE7" office:value-type="string">
            <text:p>專科五年制後二年_肄業</text:p>
          </table:table-cell>
          <table:table-cell table:style-name="CE7" office:value-type="string">
            <text:p>專科五年制前三年_肄業</text:p>
          </table:table-cell>
          <table:table-cell table:style-name="CE7" office:value-type="string">
            <text:p>普通教育(高中)_畢業</text:p>
          </table:table-cell>
          <table:table-cell table:style-name="CE7" office:value-type="string">
            <text:p>普通教育(高中)_肄業</text:p>
          </table:table-cell>
          <table:table-cell table:style-name="CE7" office:value-type="string">
            <text:p>職業教育(高職)_畢業</text:p>
          </table:table-cell>
          <table:table-cell table:style-name="CE7" office:value-type="string">
            <text:p>職業教育(高職)_肄業</text:p>
          </table:table-cell>
          <table:table-cell table:style-name="CE7" office:value-type="string">
            <text:p>國中_畢業</text:p>
          </table:table-cell>
          <table:table-cell table:style-name="CE7" office:value-type="string">
            <text:p>國中_肄業</text:p>
          </table:table-cell>
          <table:table-cell table:style-name="CE7" office:value-type="string">
            <text:p>初職_畢業</text:p>
          </table:table-cell>
          <table:table-cell table:style-name="CE7" office:value-type="string">
            <text:p>初職_肄業</text:p>
          </table:table-cell>
          <table:table-cell table:style-name="CE7" office:value-type="string">
            <text:p>國小_畢業</text:p>
          </table:table-cell>
          <table:table-cell table:style-name="CE7" office:value-type="string">
            <text:p>國小_肄業</text:p>
          </table:table-cell>
          <table:table-cell table:style-name="CE7" office:value-type="string">
            <text:p>自修</text:p>
          </table:table-cell>
          <table:table-cell table:style-name="CE7" office:value-type="string">
            <text:p>不識字</text:p>
          </table:table-cell>
          <table:table-cell table:number-columns-repeated="16358" table:style-name="CE1"/>
        </table:table-row>
        <table:table-row table:style-name="RO2" table:default-cell-style-name="CE1">
          <table:table-cell table:style-name="CE4" office:value-type="string">
            <text:p>總計</text:p>
          </table:table-cell>
          <table:table-cell table:style-name="CE8" office:value-type="string">
            <text:p>15歲以上合計</text:p>
          </table:table-cell>
          <table:table-cell table:style-name="CE8" office:value-type="string">
            <text:p>計</text:p>
          </table:table-cell>
          <table:table-cell table:style-name="CE6" office:value-type="float" office:value="14176">
            <text:p>14176</text:p>
          </table:table-cell>
          <table:table-cell table:style-name="CE6" office:value-type="float" office:value="6603">
            <text:p>6603</text:p>
          </table:table-cell>
          <table:table-cell table:style-name="CE6" office:value-type="float" office:value="166390">
            <text:p>166390</text:p>
          </table:table-cell>
          <table:table-cell table:style-name="CE6" office:value-type="float" office:value="46538">
            <text:p>46538</text:p>
          </table:table-cell>
          <table:table-cell table:style-name="CE6" office:value-type="float" office:value="663080">
            <text:p>663080</text:p>
          </table:table-cell>
          <table:table-cell table:style-name="CE6" office:value-type="float" office:value="164937">
            <text:p>164937</text:p>
          </table:table-cell>
          <table:table-cell table:style-name="CE6" office:value-type="float" office:value="150019">
            <text:p>150019</text:p>
          </table:table-cell>
          <table:table-cell table:style-name="CE6" office:value-type="float" office:value="24256">
            <text:p>24256</text:p>
          </table:table-cell>
          <table:table-cell table:style-name="CE6" office:value-type="float" office:value="98831">
            <text:p>98831</text:p>
          </table:table-cell>
          <table:table-cell table:style-name="CE6" office:value-type="float" office:value="7238">
            <text:p>7238</text:p>
          </table:table-cell>
          <table:table-cell table:style-name="CE6" office:value-type="float" office:value="7296">
            <text:p>7296</text:p>
          </table:table-cell>
          <table:table-cell table:style-name="CE6" office:value-type="float" office:value="111024">
            <text:p>111024</text:p>
          </table:table-cell>
          <table:table-cell table:style-name="CE6" office:value-type="float" office:value="55805">
            <text:p>55805</text:p>
          </table:table-cell>
          <table:table-cell table:style-name="CE6" office:value-type="float" office:value="458615">
            <text:p>458615</text:p>
          </table:table-cell>
          <table:table-cell table:style-name="CE6" office:value-type="float" office:value="92565">
            <text:p>92565</text:p>
          </table:table-cell>
          <table:table-cell table:style-name="CE6" office:value-type="float" office:value="217160">
            <text:p>217160</text:p>
          </table:table-cell>
          <table:table-cell table:style-name="CE6" office:value-type="float" office:value="24500">
            <text:p>24500</text:p>
          </table:table-cell>
          <table:table-cell table:style-name="CE6" office:value-type="float" office:value="3716">
            <text:p>3716</text:p>
          </table:table-cell>
          <table:table-cell table:style-name="CE6" office:value-type="float" office:value="721">
            <text:p>721</text:p>
          </table:table-cell>
          <table:table-cell table:style-name="CE6" office:value-type="float" office:value="161710">
            <text:p>161710</text:p>
          </table:table-cell>
          <table:table-cell table:style-name="CE6" office:value-type="float" office:value="13113">
            <text:p>13113</text:p>
          </table:table-cell>
          <table:table-cell table:style-name="CE6" office:value-type="float" office:value="2341">
            <text:p>2341</text:p>
          </table:table-cell>
          <table:table-cell table:style-name="CE6" office:value-type="float" office:value="12105">
            <text:p>12105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總計</text:p>
          </table:table-cell>
          <table:table-cell table:style-name="CE8" office:value-type="string">
            <text:p>15～1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2625">
            <text:p>3262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57">
            <text:p>45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840">
            <text:p>1840</text:p>
          </table:table-cell>
          <table:table-cell table:style-name="CE6" office:value-type="float" office:value="4098">
            <text:p>4098</text:p>
          </table:table-cell>
          <table:table-cell table:style-name="CE6" office:value-type="float" office:value="1578">
            <text:p>1578</text:p>
          </table:table-cell>
          <table:table-cell table:style-name="CE6" office:value-type="float" office:value="38606">
            <text:p>38606</text:p>
          </table:table-cell>
          <table:table-cell table:style-name="CE6" office:value-type="float" office:value="2611">
            <text:p>2611</text:p>
          </table:table-cell>
          <table:table-cell table:style-name="CE6" office:value-type="float" office:value="36374">
            <text:p>36374</text:p>
          </table:table-cell>
          <table:table-cell table:style-name="CE6" office:value-type="float" office:value="1187">
            <text:p>1187</text:p>
          </table:table-cell>
          <table:table-cell table:style-name="CE6" office:value-type="float" office:value="8507">
            <text:p>850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456">
            <text:p>45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總計</text:p>
          </table:table-cell>
          <table:table-cell table:style-name="CE8" office:value-type="string">
            <text:p>20～2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1399">
            <text:p>1399</text:p>
          </table:table-cell>
          <table:table-cell table:style-name="CE6" office:value-type="float" office:value="9661">
            <text:p>9661</text:p>
          </table:table-cell>
          <table:table-cell table:style-name="CE6" office:value-type="float" office:value="39262">
            <text:p>39262</text:p>
          </table:table-cell>
          <table:table-cell table:style-name="CE6" office:value-type="float" office:value="67412">
            <text:p>67412</text:p>
          </table:table-cell>
          <table:table-cell table:style-name="CE6" office:value-type="float" office:value="1378">
            <text:p>1378</text:p>
          </table:table-cell>
          <table:table-cell table:style-name="CE6" office:value-type="float" office:value="1418">
            <text:p>1418</text:p>
          </table:table-cell>
          <table:table-cell table:style-name="CE6" office:value-type="float" office:value="2741">
            <text:p>2741</text:p>
          </table:table-cell>
          <table:table-cell table:style-name="CE6" office:value-type="float" office:value="453">
            <text:p>453</text:p>
          </table:table-cell>
          <table:table-cell table:style-name="CE6" office:value-type="float" office:value="936">
            <text:p>936</text:p>
          </table:table-cell>
          <table:table-cell table:style-name="CE6" office:value-type="float" office:value="2568">
            <text:p>2568</text:p>
          </table:table-cell>
          <table:table-cell table:style-name="CE6" office:value-type="float" office:value="1126">
            <text:p>1126</text:p>
          </table:table-cell>
          <table:table-cell table:style-name="CE6" office:value-type="float" office:value="12037">
            <text:p>12037</text:p>
          </table:table-cell>
          <table:table-cell table:style-name="CE6" office:value-type="float" office:value="7094">
            <text:p>7094</text:p>
          </table:table-cell>
          <table:table-cell table:style-name="CE6" office:value-type="float" office:value="948">
            <text:p>948</text:p>
          </table:table-cell>
          <table:table-cell table:style-name="CE6" office:value-type="float" office:value="364">
            <text:p>36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16">
            <text:p>21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總計</text:p>
          </table:table-cell>
          <table:table-cell table:style-name="CE8" office:value-type="string">
            <text:p>25～29</text:p>
          </table:table-cell>
          <table:table-cell table:style-name="CE8" office:value-type="string">
            <text:p>計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637">
            <text:p>637</text:p>
          </table:table-cell>
          <table:table-cell table:style-name="CE6" office:value-type="float" office:value="18232">
            <text:p>18232</text:p>
          </table:table-cell>
          <table:table-cell table:style-name="CE6" office:value-type="float" office:value="9197">
            <text:p>9197</text:p>
          </table:table-cell>
          <table:table-cell table:style-name="CE6" office:value-type="float" office:value="109614">
            <text:p>109614</text:p>
          </table:table-cell>
          <table:table-cell table:style-name="CE6" office:value-type="float" office:value="20070">
            <text:p>20070</text:p>
          </table:table-cell>
          <table:table-cell table:style-name="CE6" office:value-type="float" office:value="2609">
            <text:p>2609</text:p>
          </table:table-cell>
          <table:table-cell table:style-name="CE6" office:value-type="float" office:value="1781">
            <text:p>1781</text:p>
          </table:table-cell>
          <table:table-cell table:style-name="CE6" office:value-type="float" office:value="1638">
            <text:p>1638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452">
            <text:p>452</text:p>
          </table:table-cell>
          <table:table-cell table:style-name="CE6" office:value-type="float" office:value="2158">
            <text:p>2158</text:p>
          </table:table-cell>
          <table:table-cell table:style-name="CE6" office:value-type="float" office:value="1071">
            <text:p>1071</text:p>
          </table:table-cell>
          <table:table-cell table:style-name="CE6" office:value-type="float" office:value="19841">
            <text:p>19841</text:p>
          </table:table-cell>
          <table:table-cell table:style-name="CE6" office:value-type="float" office:value="6969">
            <text:p>6969</text:p>
          </table:table-cell>
          <table:table-cell table:style-name="CE6" office:value-type="float" office:value="1455">
            <text:p>1455</text:p>
          </table:table-cell>
          <table:table-cell table:style-name="CE6" office:value-type="float" office:value="300">
            <text:p>30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總計</text:p>
          </table:table-cell>
          <table:table-cell table:style-name="CE8" office:value-type="string">
            <text:p>30～34</text:p>
          </table:table-cell>
          <table:table-cell table:style-name="CE8" office:value-type="string">
            <text:p>計</text:p>
          </table:table-cell>
          <table:table-cell table:style-name="CE6" office:value-type="float" office:value="414">
            <text:p>414</text:p>
          </table:table-cell>
          <table:table-cell table:style-name="CE6" office:value-type="float" office:value="722">
            <text:p>722</text:p>
          </table:table-cell>
          <table:table-cell table:style-name="CE6" office:value-type="float" office:value="22300">
            <text:p>22300</text:p>
          </table:table-cell>
          <table:table-cell table:style-name="CE6" office:value-type="float" office:value="6279">
            <text:p>6279</text:p>
          </table:table-cell>
          <table:table-cell table:style-name="CE6" office:value-type="float" office:value="121886">
            <text:p>121886</text:p>
          </table:table-cell>
          <table:table-cell table:style-name="CE6" office:value-type="float" office:value="16459">
            <text:p>16459</text:p>
          </table:table-cell>
          <table:table-cell table:style-name="CE6" office:value-type="float" office:value="3417">
            <text:p>3417</text:p>
          </table:table-cell>
          <table:table-cell table:style-name="CE6" office:value-type="float" office:value="1946">
            <text:p>1946</text:p>
          </table:table-cell>
          <table:table-cell table:style-name="CE6" office:value-type="float" office:value="1797">
            <text:p>1797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354">
            <text:p>354</text:p>
          </table:table-cell>
          <table:table-cell table:style-name="CE6" office:value-type="float" office:value="2588">
            <text:p>2588</text:p>
          </table:table-cell>
          <table:table-cell table:style-name="CE6" office:value-type="float" office:value="853">
            <text:p>853</text:p>
          </table:table-cell>
          <table:table-cell table:style-name="CE6" office:value-type="float" office:value="23170">
            <text:p>23170</text:p>
          </table:table-cell>
          <table:table-cell table:style-name="CE6" office:value-type="float" office:value="5402">
            <text:p>5402</text:p>
          </table:table-cell>
          <table:table-cell table:style-name="CE6" office:value-type="float" office:value="2349">
            <text:p>2349</text:p>
          </table:table-cell>
          <table:table-cell table:style-name="CE6" office:value-type="float" office:value="222">
            <text:p>22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2">
            <text:p>12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總計</text:p>
          </table:table-cell>
          <table:table-cell table:style-name="CE8" office:value-type="string">
            <text:p>35～39</text:p>
          </table:table-cell>
          <table:table-cell table:style-name="CE8" office:value-type="string">
            <text:p>計</text:p>
          </table:table-cell>
          <table:table-cell table:style-name="CE6" office:value-type="float" office:value="815">
            <text:p>815</text:p>
          </table:table-cell>
          <table:table-cell table:style-name="CE6" office:value-type="float" office:value="877">
            <text:p>877</text:p>
          </table:table-cell>
          <table:table-cell table:style-name="CE6" office:value-type="float" office:value="24872">
            <text:p>24872</text:p>
          </table:table-cell>
          <table:table-cell table:style-name="CE6" office:value-type="float" office:value="5143">
            <text:p>5143</text:p>
          </table:table-cell>
          <table:table-cell table:style-name="CE6" office:value-type="float" office:value="108838">
            <text:p>108838</text:p>
          </table:table-cell>
          <table:table-cell table:style-name="CE6" office:value-type="float" office:value="10094">
            <text:p>10094</text:p>
          </table:table-cell>
          <table:table-cell table:style-name="CE6" office:value-type="float" office:value="6332">
            <text:p>6332</text:p>
          </table:table-cell>
          <table:table-cell table:style-name="CE6" office:value-type="float" office:value="2894">
            <text:p>2894</text:p>
          </table:table-cell>
          <table:table-cell table:style-name="CE6" office:value-type="float" office:value="2496">
            <text:p>2496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534">
            <text:p>534</text:p>
          </table:table-cell>
          <table:table-cell table:style-name="CE6" office:value-type="float" office:value="5666">
            <text:p>5666</text:p>
          </table:table-cell>
          <table:table-cell table:style-name="CE6" office:value-type="float" office:value="1251">
            <text:p>1251</text:p>
          </table:table-cell>
          <table:table-cell table:style-name="CE6" office:value-type="float" office:value="26494">
            <text:p>26494</text:p>
          </table:table-cell>
          <table:table-cell table:style-name="CE6" office:value-type="float" office:value="6527">
            <text:p>6527</text:p>
          </table:table-cell>
          <table:table-cell table:style-name="CE6" office:value-type="float" office:value="4232">
            <text:p>4232</text:p>
          </table:table-cell>
          <table:table-cell table:style-name="CE6" office:value-type="float" office:value="981">
            <text:p>98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51">
            <text:p>251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5">
            <text:p>15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總計</text:p>
          </table:table-cell>
          <table:table-cell table:style-name="CE8" office:value-type="string">
            <text:p>40～44</text:p>
          </table:table-cell>
          <table:table-cell table:style-name="CE8" office:value-type="string">
            <text:p>計</text:p>
          </table:table-cell>
          <table:table-cell table:style-name="CE6" office:value-type="float" office:value="1822">
            <text:p>1822</text:p>
          </table:table-cell>
          <table:table-cell table:style-name="CE6" office:value-type="float" office:value="1079">
            <text:p>1079</text:p>
          </table:table-cell>
          <table:table-cell table:style-name="CE6" office:value-type="float" office:value="26165">
            <text:p>26165</text:p>
          </table:table-cell>
          <table:table-cell table:style-name="CE6" office:value-type="float" office:value="4749">
            <text:p>4749</text:p>
          </table:table-cell>
          <table:table-cell table:style-name="CE6" office:value-type="float" office:value="93598">
            <text:p>93598</text:p>
          </table:table-cell>
          <table:table-cell table:style-name="CE6" office:value-type="float" office:value="6882">
            <text:p>6882</text:p>
          </table:table-cell>
          <table:table-cell table:style-name="CE6" office:value-type="float" office:value="20145">
            <text:p>20145</text:p>
          </table:table-cell>
          <table:table-cell table:style-name="CE6" office:value-type="float" office:value="5955">
            <text:p>5955</text:p>
          </table:table-cell>
          <table:table-cell table:style-name="CE6" office:value-type="float" office:value="5677">
            <text:p>5677</text:p>
          </table:table-cell>
          <table:table-cell table:style-name="CE6" office:value-type="float" office:value="747">
            <text:p>747</text:p>
          </table:table-cell>
          <table:table-cell table:style-name="CE6" office:value-type="float" office:value="525">
            <text:p>525</text:p>
          </table:table-cell>
          <table:table-cell table:style-name="CE6" office:value-type="float" office:value="7564">
            <text:p>7564</text:p>
          </table:table-cell>
          <table:table-cell table:style-name="CE6" office:value-type="float" office:value="2390">
            <text:p>2390</text:p>
          </table:table-cell>
          <table:table-cell table:style-name="CE6" office:value-type="float" office:value="43319">
            <text:p>43319</text:p>
          </table:table-cell>
          <table:table-cell table:style-name="CE6" office:value-type="float" office:value="8368">
            <text:p>8368</text:p>
          </table:table-cell>
          <table:table-cell table:style-name="CE6" office:value-type="float" office:value="10419">
            <text:p>10419</text:p>
          </table:table-cell>
          <table:table-cell table:style-name="CE6" office:value-type="float" office:value="1072">
            <text:p>107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144">
            <text:p>1144</text:p>
          </table:table-cell>
          <table:table-cell table:style-name="CE6" office:value-type="float" office:value="317">
            <text:p>317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38">
            <text:p>38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總計</text:p>
          </table:table-cell>
          <table:table-cell table:style-name="CE8" office:value-type="string">
            <text:p>45～49</text:p>
          </table:table-cell>
          <table:table-cell table:style-name="CE8" office:value-type="string">
            <text:p>計</text:p>
          </table:table-cell>
          <table:table-cell table:style-name="CE6" office:value-type="float" office:value="2245">
            <text:p>2245</text:p>
          </table:table-cell>
          <table:table-cell table:style-name="CE6" office:value-type="float" office:value="964">
            <text:p>964</text:p>
          </table:table-cell>
          <table:table-cell table:style-name="CE6" office:value-type="float" office:value="23346">
            <text:p>23346</text:p>
          </table:table-cell>
          <table:table-cell table:style-name="CE6" office:value-type="float" office:value="4297">
            <text:p>4297</text:p>
          </table:table-cell>
          <table:table-cell table:style-name="CE6" office:value-type="float" office:value="60879">
            <text:p>60879</text:p>
          </table:table-cell>
          <table:table-cell table:style-name="CE6" office:value-type="float" office:value="4014">
            <text:p>4014</text:p>
          </table:table-cell>
          <table:table-cell table:style-name="CE6" office:value-type="float" office:value="35893">
            <text:p>35893</text:p>
          </table:table-cell>
          <table:table-cell table:style-name="CE6" office:value-type="float" office:value="4419">
            <text:p>4419</text:p>
          </table:table-cell>
          <table:table-cell table:style-name="CE6" office:value-type="float" office:value="11400">
            <text:p>11400</text:p>
          </table:table-cell>
          <table:table-cell table:style-name="CE6" office:value-type="float" office:value="1355">
            <text:p>1355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10473">
            <text:p>10473</text:p>
          </table:table-cell>
          <table:table-cell table:style-name="CE6" office:value-type="float" office:value="1897">
            <text:p>1897</text:p>
          </table:table-cell>
          <table:table-cell table:style-name="CE6" office:value-type="float" office:value="60477">
            <text:p>60477</text:p>
          </table:table-cell>
          <table:table-cell table:style-name="CE6" office:value-type="float" office:value="5276">
            <text:p>5276</text:p>
          </table:table-cell>
          <table:table-cell table:style-name="CE6" office:value-type="float" office:value="16967">
            <text:p>16967</text:p>
          </table:table-cell>
          <table:table-cell table:style-name="CE6" office:value-type="float" office:value="1231">
            <text:p>123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279">
            <text:p>1279</text:p>
          </table:table-cell>
          <table:table-cell table:style-name="CE6" office:value-type="float" office:value="466">
            <text:p>46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93">
            <text:p>93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總計</text:p>
          </table:table-cell>
          <table:table-cell table:style-name="CE8" office:value-type="string">
            <text:p>50～54</text:p>
          </table:table-cell>
          <table:table-cell table:style-name="CE8" office:value-type="string">
            <text:p>計</text:p>
          </table:table-cell>
          <table:table-cell table:style-name="CE6" office:value-type="float" office:value="1956">
            <text:p>1956</text:p>
          </table:table-cell>
          <table:table-cell table:style-name="CE6" office:value-type="float" office:value="910">
            <text:p>910</text:p>
          </table:table-cell>
          <table:table-cell table:style-name="CE6" office:value-type="float" office:value="17330">
            <text:p>17330</text:p>
          </table:table-cell>
          <table:table-cell table:style-name="CE6" office:value-type="float" office:value="2989">
            <text:p>2989</text:p>
          </table:table-cell>
          <table:table-cell table:style-name="CE6" office:value-type="float" office:value="35125">
            <text:p>35125</text:p>
          </table:table-cell>
          <table:table-cell table:style-name="CE6" office:value-type="float" office:value="1898">
            <text:p>1898</text:p>
          </table:table-cell>
          <table:table-cell table:style-name="CE6" office:value-type="float" office:value="27992">
            <text:p>27992</text:p>
          </table:table-cell>
          <table:table-cell table:style-name="CE6" office:value-type="float" office:value="2003">
            <text:p>2003</text:p>
          </table:table-cell>
          <table:table-cell table:style-name="CE6" office:value-type="float" office:value="16668">
            <text:p>16668</text:p>
          </table:table-cell>
          <table:table-cell table:style-name="CE6" office:value-type="float" office:value="570">
            <text:p>570</text:p>
          </table:table-cell>
          <table:table-cell table:style-name="CE6" office:value-type="float" office:value="92">
            <text:p>92</text:p>
          </table:table-cell>
          <table:table-cell table:style-name="CE6" office:value-type="float" office:value="13922">
            <text:p>13922</text:p>
          </table:table-cell>
          <table:table-cell table:style-name="CE6" office:value-type="float" office:value="1754">
            <text:p>1754</text:p>
          </table:table-cell>
          <table:table-cell table:style-name="CE6" office:value-type="float" office:value="58789">
            <text:p>58789</text:p>
          </table:table-cell>
          <table:table-cell table:style-name="CE6" office:value-type="float" office:value="3723">
            <text:p>3723</text:p>
          </table:table-cell>
          <table:table-cell table:style-name="CE6" office:value-type="float" office:value="18867">
            <text:p>18867</text:p>
          </table:table-cell>
          <table:table-cell table:style-name="CE6" office:value-type="float" office:value="1210">
            <text:p>12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15">
            <text:p>1015</text:p>
          </table:table-cell>
          <table:table-cell table:style-name="CE6" office:value-type="float" office:value="288">
            <text:p>28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98">
            <text:p>98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總計</text:p>
          </table:table-cell>
          <table:table-cell table:style-name="CE8" office:value-type="string">
            <text:p>55～59</text:p>
          </table:table-cell>
          <table:table-cell table:style-name="CE8" office:value-type="string">
            <text:p>計</text:p>
          </table:table-cell>
          <table:table-cell table:style-name="CE6" office:value-type="float" office:value="2121">
            <text:p>2121</text:p>
          </table:table-cell>
          <table:table-cell table:style-name="CE6" office:value-type="float" office:value="718">
            <text:p>718</text:p>
          </table:table-cell>
          <table:table-cell table:style-name="CE6" office:value-type="float" office:value="14295">
            <text:p>14295</text:p>
          </table:table-cell>
          <table:table-cell table:style-name="CE6" office:value-type="float" office:value="2144">
            <text:p>2144</text:p>
          </table:table-cell>
          <table:table-cell table:style-name="CE6" office:value-type="float" office:value="27073">
            <text:p>27073</text:p>
          </table:table-cell>
          <table:table-cell table:style-name="CE6" office:value-type="float" office:value="1767">
            <text:p>1767</text:p>
          </table:table-cell>
          <table:table-cell table:style-name="CE6" office:value-type="float" office:value="20185">
            <text:p>20185</text:p>
          </table:table-cell>
          <table:table-cell table:style-name="CE6" office:value-type="float" office:value="1298">
            <text:p>1298</text:p>
          </table:table-cell>
          <table:table-cell table:style-name="CE6" office:value-type="float" office:value="17419">
            <text:p>17419</text:p>
          </table:table-cell>
          <table:table-cell table:style-name="CE6" office:value-type="float" office:value="601">
            <text:p>601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16844">
            <text:p>16844</text:p>
          </table:table-cell>
          <table:table-cell table:style-name="CE6" office:value-type="float" office:value="1838">
            <text:p>1838</text:p>
          </table:table-cell>
          <table:table-cell table:style-name="CE6" office:value-type="float" office:value="66575">
            <text:p>66575</text:p>
          </table:table-cell>
          <table:table-cell table:style-name="CE6" office:value-type="float" office:value="3870">
            <text:p>3870</text:p>
          </table:table-cell>
          <table:table-cell table:style-name="CE6" office:value-type="float" office:value="29692">
            <text:p>29692</text:p>
          </table:table-cell>
          <table:table-cell table:style-name="CE6" office:value-type="float" office:value="1306">
            <text:p>130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11">
            <text:p>1911</text:p>
          </table:table-cell>
          <table:table-cell table:style-name="CE6" office:value-type="float" office:value="268">
            <text:p>268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16">
            <text:p>116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總計</text:p>
          </table:table-cell>
          <table:table-cell table:style-name="CE8" office:value-type="string">
            <text:p>60～64</text:p>
          </table:table-cell>
          <table:table-cell table:style-name="CE8" office:value-type="string">
            <text:p>計</text:p>
          </table:table-cell>
          <table:table-cell table:style-name="CE6" office:value-type="float" office:value="1973">
            <text:p>1973</text:p>
          </table:table-cell>
          <table:table-cell table:style-name="CE6" office:value-type="float" office:value="357">
            <text:p>357</text:p>
          </table:table-cell>
          <table:table-cell table:style-name="CE6" office:value-type="float" office:value="8855">
            <text:p>8855</text:p>
          </table:table-cell>
          <table:table-cell table:style-name="CE6" office:value-type="float" office:value="1129">
            <text:p>1129</text:p>
          </table:table-cell>
          <table:table-cell table:style-name="CE6" office:value-type="float" office:value="22406">
            <text:p>22406</text:p>
          </table:table-cell>
          <table:table-cell table:style-name="CE6" office:value-type="float" office:value="1380">
            <text:p>1380</text:p>
          </table:table-cell>
          <table:table-cell table:style-name="CE6" office:value-type="float" office:value="13326">
            <text:p>13326</text:p>
          </table:table-cell>
          <table:table-cell table:style-name="CE6" office:value-type="float" office:value="908">
            <text:p>908</text:p>
          </table:table-cell>
          <table:table-cell table:style-name="CE6" office:value-type="float" office:value="15701">
            <text:p>15701</text:p>
          </table:table-cell>
          <table:table-cell table:style-name="CE6" office:value-type="float" office:value="586">
            <text:p>586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6184">
            <text:p>16184</text:p>
          </table:table-cell>
          <table:table-cell table:style-name="CE6" office:value-type="float" office:value="1947">
            <text:p>1947</text:p>
          </table:table-cell>
          <table:table-cell table:style-name="CE6" office:value-type="float" office:value="59615">
            <text:p>59615</text:p>
          </table:table-cell>
          <table:table-cell table:style-name="CE6" office:value-type="float" office:value="3763">
            <text:p>3763</text:p>
          </table:table-cell>
          <table:table-cell table:style-name="CE6" office:value-type="float" office:value="47452">
            <text:p>47452</text:p>
          </table:table-cell>
          <table:table-cell table:style-name="CE6" office:value-type="float" office:value="1666">
            <text:p>1666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637">
            <text:p>6637</text:p>
          </table:table-cell>
          <table:table-cell table:style-name="CE6" office:value-type="float" office:value="390">
            <text:p>390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152">
            <text:p>152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總計</text:p>
          </table:table-cell>
          <table:table-cell table:style-name="CE8" office:value-type="string">
            <text:p>65歲以上</text:p>
          </table:table-cell>
          <table:table-cell table:style-name="CE8" office:value-type="string">
            <text:p>計</text:p>
          </table:table-cell>
          <table:table-cell table:style-name="CE6" office:value-type="float" office:value="2741">
            <text:p>2741</text:p>
          </table:table-cell>
          <table:table-cell table:style-name="CE6" office:value-type="float" office:value="260">
            <text:p>260</text:p>
          </table:table-cell>
          <table:table-cell table:style-name="CE6" office:value-type="float" office:value="9596">
            <text:p>9596</text:p>
          </table:table-cell>
          <table:table-cell table:style-name="CE6" office:value-type="float" office:value="950">
            <text:p>950</text:p>
          </table:table-cell>
          <table:table-cell table:style-name="CE6" office:value-type="float" office:value="44399">
            <text:p>44399</text:p>
          </table:table-cell>
          <table:table-cell table:style-name="CE6" office:value-type="float" office:value="2336">
            <text:p>2336</text:p>
          </table:table-cell>
          <table:table-cell table:style-name="CE6" office:value-type="float" office:value="18742">
            <text:p>18742</text:p>
          </table:table-cell>
          <table:table-cell table:style-name="CE6" office:value-type="float" office:value="1177">
            <text:p>1177</text:p>
          </table:table-cell>
          <table:table-cell table:style-name="CE6" office:value-type="float" office:value="23294">
            <text:p>23294</text:p>
          </table:table-cell>
          <table:table-cell table:style-name="CE6" office:value-type="float" office:value="861">
            <text:p>861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31479">
            <text:p>31479</text:p>
          </table:table-cell>
          <table:table-cell table:style-name="CE6" office:value-type="float" office:value="3072">
            <text:p>3072</text:p>
          </table:table-cell>
          <table:table-cell table:style-name="CE6" office:value-type="float" office:value="85687">
            <text:p>85687</text:p>
          </table:table-cell>
          <table:table-cell table:style-name="CE6" office:value-type="float" office:value="5199">
            <text:p>5199</text:p>
          </table:table-cell>
          <table:table-cell table:style-name="CE6" office:value-type="float" office:value="83592">
            <text:p>83592</text:p>
          </table:table-cell>
          <table:table-cell table:style-name="CE6" office:value-type="float" office:value="7641">
            <text:p>7641</text:p>
          </table:table-cell>
          <table:table-cell table:style-name="CE6" office:value-type="float" office:value="3681">
            <text:p>3681</text:p>
          </table:table-cell>
          <table:table-cell table:style-name="CE6" office:value-type="float" office:value="717">
            <text:p>717</text:p>
          </table:table-cell>
          <table:table-cell table:style-name="CE6" office:value-type="float" office:value="149237">
            <text:p>149237</text:p>
          </table:table-cell>
          <table:table-cell table:style-name="CE6" office:value-type="float" office:value="10484">
            <text:p>10484</text:p>
          </table:table-cell>
          <table:table-cell table:style-name="CE6" office:value-type="float" office:value="2235">
            <text:p>2235</text:p>
          </table:table-cell>
          <table:table-cell table:style-name="CE6" office:value-type="float" office:value="11573">
            <text:p>11573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中區</text:p>
          </table:table-cell>
          <table:table-cell table:style-name="CE8" office:value-type="string">
            <text:p>15～1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48">
            <text:p>14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218">
            <text:p>218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85">
            <text:p>18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中區</text:p>
          </table:table-cell>
          <table:table-cell table:style-name="CE8" office:value-type="string">
            <text:p>20～2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155">
            <text:p>155</text:p>
          </table:table-cell>
          <table:table-cell table:style-name="CE6" office:value-type="float" office:value="324">
            <text:p>324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中區</text:p>
          </table:table-cell>
          <table:table-cell table:style-name="CE8" office:value-type="string">
            <text:p>25～29</text:p>
          </table:table-cell>
          <table:table-cell table:style-name="CE8" office:value-type="string">
            <text:p>計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448">
            <text:p>448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中區</text:p>
          </table:table-cell>
          <table:table-cell table:style-name="CE8" office:value-type="string">
            <text:p>30～34</text:p>
          </table:table-cell>
          <table:table-cell table:style-name="CE8" office:value-type="string">
            <text:p>計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446">
            <text:p>446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中區</text:p>
          </table:table-cell>
          <table:table-cell table:style-name="CE8" office:value-type="string">
            <text:p>35～39</text:p>
          </table:table-cell>
          <table:table-cell table:style-name="CE8" office:value-type="string">
            <text:p>計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511">
            <text:p>511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中區</text:p>
          </table:table-cell>
          <table:table-cell table:style-name="CE8" office:value-type="string">
            <text:p>40～44</text:p>
          </table:table-cell>
          <table:table-cell table:style-name="CE8" office:value-type="string">
            <text:p>計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62">
            <text:p>162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553">
            <text:p>553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97">
            <text:p>197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中區</text:p>
          </table:table-cell>
          <table:table-cell table:style-name="CE8" office:value-type="string">
            <text:p>45～49</text:p>
          </table:table-cell>
          <table:table-cell table:style-name="CE8" office:value-type="string">
            <text:p>計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44">
            <text:p>144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95">
            <text:p>39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184">
            <text:p>184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270">
            <text:p>270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中區</text:p>
          </table:table-cell>
          <table:table-cell table:style-name="CE8" office:value-type="string">
            <text:p>50～54</text:p>
          </table:table-cell>
          <table:table-cell table:style-name="CE8" office:value-type="string">
            <text:p>計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99">
            <text:p>199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56">
            <text:p>256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31">
            <text:p>131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中區</text:p>
          </table:table-cell>
          <table:table-cell table:style-name="CE8" office:value-type="string">
            <text:p>55～59</text:p>
          </table:table-cell>
          <table:table-cell table:style-name="CE8" office:value-type="string">
            <text:p>計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92">
            <text:p>92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55">
            <text:p>15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316">
            <text:p>316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57">
            <text:p>15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中區</text:p>
          </table:table-cell>
          <table:table-cell table:style-name="CE8" office:value-type="string">
            <text:p>60～64</text:p>
          </table:table-cell>
          <table:table-cell table:style-name="CE8" office:value-type="string">
            <text:p>計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61">
            <text:p>16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34">
            <text:p>134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52">
            <text:p>152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349">
            <text:p>349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中區</text:p>
          </table:table-cell>
          <table:table-cell table:style-name="CE8" office:value-type="string">
            <text:p>65歲以上</text:p>
          </table:table-cell>
          <table:table-cell table:style-name="CE8" office:value-type="string">
            <text:p>計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19">
            <text:p>11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556">
            <text:p>55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188">
            <text:p>188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350">
            <text:p>35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91">
            <text:p>391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789">
            <text:p>789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557">
            <text:p>557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92">
            <text:p>792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26">
            <text:p>26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東區</text:p>
          </table:table-cell>
          <table:table-cell table:style-name="CE8" office:value-type="string">
            <text:p>15～1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45">
            <text:p>84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897">
            <text:p>897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934">
            <text:p>934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23">
            <text:p>22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東區</text:p>
          </table:table-cell>
          <table:table-cell table:style-name="CE8" office:value-type="string">
            <text:p>20～2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285">
            <text:p>285</text:p>
          </table:table-cell>
          <table:table-cell table:style-name="CE6" office:value-type="float" office:value="1024">
            <text:p>1024</text:p>
          </table:table-cell>
          <table:table-cell table:style-name="CE6" office:value-type="float" office:value="1696">
            <text:p>1696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68">
            <text:p>268</text:p>
          </table:table-cell>
          <table:table-cell table:style-name="CE6" office:value-type="float" office:value="154">
            <text:p>154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東區</text:p>
          </table:table-cell>
          <table:table-cell table:style-name="CE8" office:value-type="string">
            <text:p>25～29</text:p>
          </table:table-cell>
          <table:table-cell table:style-name="CE8" office:value-type="string">
            <text:p>計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35">
            <text:p>435</text:p>
          </table:table-cell>
          <table:table-cell table:style-name="CE6" office:value-type="float" office:value="266">
            <text:p>266</text:p>
          </table:table-cell>
          <table:table-cell table:style-name="CE6" office:value-type="float" office:value="2871">
            <text:p>2871</text:p>
          </table:table-cell>
          <table:table-cell table:style-name="CE6" office:value-type="float" office:value="523">
            <text:p>523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494">
            <text:p>494</text:p>
          </table:table-cell>
          <table:table-cell table:style-name="CE6" office:value-type="float" office:value="182">
            <text:p>182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東區</text:p>
          </table:table-cell>
          <table:table-cell table:style-name="CE8" office:value-type="string">
            <text:p>30～34</text:p>
          </table:table-cell>
          <table:table-cell table:style-name="CE8" office:value-type="string">
            <text:p>計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567">
            <text:p>567</text:p>
          </table:table-cell>
          <table:table-cell table:style-name="CE6" office:value-type="float" office:value="166">
            <text:p>166</text:p>
          </table:table-cell>
          <table:table-cell table:style-name="CE6" office:value-type="float" office:value="3328">
            <text:p>3328</text:p>
          </table:table-cell>
          <table:table-cell table:style-name="CE6" office:value-type="float" office:value="416">
            <text:p>416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580">
            <text:p>580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東區</text:p>
          </table:table-cell>
          <table:table-cell table:style-name="CE8" office:value-type="string">
            <text:p>35～39</text:p>
          </table:table-cell>
          <table:table-cell table:style-name="CE8" office:value-type="string">
            <text:p>計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733">
            <text:p>733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3033">
            <text:p>3033</text:p>
          </table:table-cell>
          <table:table-cell table:style-name="CE6" office:value-type="float" office:value="287">
            <text:p>287</text:p>
          </table:table-cell>
          <table:table-cell table:style-name="CE6" office:value-type="float" office:value="173">
            <text:p>173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78">
            <text:p>178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707">
            <text:p>707</text:p>
          </table:table-cell>
          <table:table-cell table:style-name="CE6" office:value-type="float" office:value="154">
            <text:p>154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東區</text:p>
          </table:table-cell>
          <table:table-cell table:style-name="CE8" office:value-type="string">
            <text:p>40～44</text:p>
          </table:table-cell>
          <table:table-cell table:style-name="CE8" office:value-type="string">
            <text:p>計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689">
            <text:p>689</text:p>
          </table:table-cell>
          <table:table-cell table:style-name="CE6" office:value-type="float" office:value="152">
            <text:p>152</text:p>
          </table:table-cell>
          <table:table-cell table:style-name="CE6" office:value-type="float" office:value="2517">
            <text:p>2517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71">
            <text:p>571</text:p>
          </table:table-cell>
          <table:table-cell table:style-name="CE6" office:value-type="float" office:value="152">
            <text:p>152</text:p>
          </table:table-cell>
          <table:table-cell table:style-name="CE6" office:value-type="float" office:value="177">
            <text:p>177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213">
            <text:p>213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1097">
            <text:p>1097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276">
            <text:p>276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東區</text:p>
          </table:table-cell>
          <table:table-cell table:style-name="CE8" office:value-type="string">
            <text:p>45～49</text:p>
          </table:table-cell>
          <table:table-cell table:style-name="CE8" office:value-type="string">
            <text:p>計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635">
            <text:p>635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1799">
            <text:p>1799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016">
            <text:p>1016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364">
            <text:p>364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20">
            <text:p>320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1582">
            <text:p>1582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419">
            <text:p>419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東區</text:p>
          </table:table-cell>
          <table:table-cell table:style-name="CE8" office:value-type="string">
            <text:p>50～54</text:p>
          </table:table-cell>
          <table:table-cell table:style-name="CE8" office:value-type="string">
            <text:p>計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468">
            <text:p>468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989">
            <text:p>989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727">
            <text:p>72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504">
            <text:p>504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38">
            <text:p>438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533">
            <text:p>1533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528">
            <text:p>528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東區</text:p>
          </table:table-cell>
          <table:table-cell table:style-name="CE8" office:value-type="string">
            <text:p>55～59</text:p>
          </table:table-cell>
          <table:table-cell table:style-name="CE8" office:value-type="string">
            <text:p>計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390">
            <text:p>39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748">
            <text:p>748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550">
            <text:p>550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519">
            <text:p>519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72">
            <text:p>472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1901">
            <text:p>1901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774">
            <text:p>77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東區</text:p>
          </table:table-cell>
          <table:table-cell table:style-name="CE8" office:value-type="string">
            <text:p>60～64</text:p>
          </table:table-cell>
          <table:table-cell table:style-name="CE8" office:value-type="string">
            <text:p>計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249">
            <text:p>24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583">
            <text:p>583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20">
            <text:p>420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523">
            <text:p>523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14">
            <text:p>514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1721">
            <text:p>1721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1273">
            <text:p>1273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東區</text:p>
          </table:table-cell>
          <table:table-cell table:style-name="CE8" office:value-type="string">
            <text:p>65歲以上</text:p>
          </table:table-cell>
          <table:table-cell table:style-name="CE8" office:value-type="string">
            <text:p>計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81">
            <text:p>281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415">
            <text:p>1415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659">
            <text:p>659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833">
            <text:p>833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151">
            <text:p>1151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2736">
            <text:p>2736</text:p>
          </table:table-cell>
          <table:table-cell table:style-name="CE6" office:value-type="float" office:value="204">
            <text:p>204</text:p>
          </table:table-cell>
          <table:table-cell table:style-name="CE6" office:value-type="float" office:value="2497">
            <text:p>2497</text:p>
          </table:table-cell>
          <table:table-cell table:style-name="CE6" office:value-type="float" office:value="333">
            <text:p>333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4239">
            <text:p>4239</text:p>
          </table:table-cell>
          <table:table-cell table:style-name="CE6" office:value-type="float" office:value="311">
            <text:p>311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230">
            <text:p>23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南區</text:p>
          </table:table-cell>
          <table:table-cell table:style-name="CE8" office:value-type="string">
            <text:p>15～1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686">
            <text:p>168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60">
            <text:p>160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1864">
            <text:p>1864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529">
            <text:p>1529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75">
            <text:p>37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南區</text:p>
          </table:table-cell>
          <table:table-cell table:style-name="CE8" office:value-type="string">
            <text:p>20～2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569">
            <text:p>569</text:p>
          </table:table-cell>
          <table:table-cell table:style-name="CE6" office:value-type="float" office:value="1912">
            <text:p>1912</text:p>
          </table:table-cell>
          <table:table-cell table:style-name="CE6" office:value-type="float" office:value="3521">
            <text:p>3521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7">
            <text:p>357</text:p>
          </table:table-cell>
          <table:table-cell table:style-name="CE6" office:value-type="float" office:value="202">
            <text:p>202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南區</text:p>
          </table:table-cell>
          <table:table-cell table:style-name="CE8" office:value-type="string">
            <text:p>25～29</text:p>
          </table:table-cell>
          <table:table-cell table:style-name="CE8" office:value-type="string">
            <text:p>計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038">
            <text:p>1038</text:p>
          </table:table-cell>
          <table:table-cell table:style-name="CE6" office:value-type="float" office:value="546">
            <text:p>546</text:p>
          </table:table-cell>
          <table:table-cell table:style-name="CE6" office:value-type="float" office:value="5409">
            <text:p>5409</text:p>
          </table:table-cell>
          <table:table-cell table:style-name="CE6" office:value-type="float" office:value="903">
            <text:p>903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718">
            <text:p>718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南區</text:p>
          </table:table-cell>
          <table:table-cell table:style-name="CE8" office:value-type="string">
            <text:p>30～34</text:p>
          </table:table-cell>
          <table:table-cell table:style-name="CE8" office:value-type="string">
            <text:p>計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1201">
            <text:p>1201</text:p>
          </table:table-cell>
          <table:table-cell table:style-name="CE6" office:value-type="float" office:value="314">
            <text:p>314</text:p>
          </table:table-cell>
          <table:table-cell table:style-name="CE6" office:value-type="float" office:value="5772">
            <text:p>5772</text:p>
          </table:table-cell>
          <table:table-cell table:style-name="CE6" office:value-type="float" office:value="602">
            <text:p>602</text:p>
          </table:table-cell>
          <table:table-cell table:style-name="CE6" office:value-type="float" office:value="154">
            <text:p>154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34">
            <text:p>134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775">
            <text:p>775</text:p>
          </table:table-cell>
          <table:table-cell table:style-name="CE6" office:value-type="float" office:value="174">
            <text:p>174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南區</text:p>
          </table:table-cell>
          <table:table-cell table:style-name="CE8" office:value-type="string">
            <text:p>35～39</text:p>
          </table:table-cell>
          <table:table-cell table:style-name="CE8" office:value-type="string">
            <text:p>計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1341">
            <text:p>1341</text:p>
          </table:table-cell>
          <table:table-cell table:style-name="CE6" office:value-type="float" office:value="292">
            <text:p>292</text:p>
          </table:table-cell>
          <table:table-cell table:style-name="CE6" office:value-type="float" office:value="5079">
            <text:p>5079</text:p>
          </table:table-cell>
          <table:table-cell table:style-name="CE6" office:value-type="float" office:value="391">
            <text:p>391</text:p>
          </table:table-cell>
          <table:table-cell table:style-name="CE6" office:value-type="float" office:value="237">
            <text:p>237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213">
            <text:p>213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805">
            <text:p>805</text:p>
          </table:table-cell>
          <table:table-cell table:style-name="CE6" office:value-type="float" office:value="169">
            <text:p>169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南區</text:p>
          </table:table-cell>
          <table:table-cell table:style-name="CE8" office:value-type="string">
            <text:p>40～44</text:p>
          </table:table-cell>
          <table:table-cell table:style-name="CE8" office:value-type="string">
            <text:p>計</text:p>
          </table:table-cell>
          <table:table-cell table:style-name="CE6" office:value-type="float" office:value="181">
            <text:p>181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1526">
            <text:p>1526</text:p>
          </table:table-cell>
          <table:table-cell table:style-name="CE6" office:value-type="float" office:value="265">
            <text:p>265</text:p>
          </table:table-cell>
          <table:table-cell table:style-name="CE6" office:value-type="float" office:value="4528">
            <text:p>4528</text:p>
          </table:table-cell>
          <table:table-cell table:style-name="CE6" office:value-type="float" office:value="282">
            <text:p>282</text:p>
          </table:table-cell>
          <table:table-cell table:style-name="CE6" office:value-type="float" office:value="813">
            <text:p>813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240">
            <text:p>24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92">
            <text:p>292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1377">
            <text:p>1377</text:p>
          </table:table-cell>
          <table:table-cell table:style-name="CE6" office:value-type="float" office:value="194">
            <text:p>194</text:p>
          </table:table-cell>
          <table:table-cell table:style-name="CE6" office:value-type="float" office:value="286">
            <text:p>286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南區</text:p>
          </table:table-cell>
          <table:table-cell table:style-name="CE8" office:value-type="string">
            <text:p>45～49</text:p>
          </table:table-cell>
          <table:table-cell table:style-name="CE8" office:value-type="string">
            <text:p>計</text:p>
          </table:table-cell>
          <table:table-cell table:style-name="CE6" office:value-type="float" office:value="213">
            <text:p>213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1583">
            <text:p>1583</text:p>
          </table:table-cell>
          <table:table-cell table:style-name="CE6" office:value-type="float" office:value="267">
            <text:p>267</text:p>
          </table:table-cell>
          <table:table-cell table:style-name="CE6" office:value-type="float" office:value="3499">
            <text:p>3499</text:p>
          </table:table-cell>
          <table:table-cell table:style-name="CE6" office:value-type="float" office:value="185">
            <text:p>185</text:p>
          </table:table-cell>
          <table:table-cell table:style-name="CE6" office:value-type="float" office:value="1684">
            <text:p>1684</text:p>
          </table:table-cell>
          <table:table-cell table:style-name="CE6" office:value-type="float" office:value="189">
            <text:p>189</text:p>
          </table:table-cell>
          <table:table-cell table:style-name="CE6" office:value-type="float" office:value="575">
            <text:p>575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499">
            <text:p>499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2021">
            <text:p>2021</text:p>
          </table:table-cell>
          <table:table-cell table:style-name="CE6" office:value-type="float" office:value="167">
            <text:p>167</text:p>
          </table:table-cell>
          <table:table-cell table:style-name="CE6" office:value-type="float" office:value="462">
            <text:p>462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南區</text:p>
          </table:table-cell>
          <table:table-cell table:style-name="CE8" office:value-type="string">
            <text:p>50～54</text:p>
          </table:table-cell>
          <table:table-cell table:style-name="CE8" office:value-type="string">
            <text:p>計</text:p>
          </table:table-cell>
          <table:table-cell table:style-name="CE6" office:value-type="float" office:value="194">
            <text:p>194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1241">
            <text:p>1241</text:p>
          </table:table-cell>
          <table:table-cell table:style-name="CE6" office:value-type="float" office:value="212">
            <text:p>212</text:p>
          </table:table-cell>
          <table:table-cell table:style-name="CE6" office:value-type="float" office:value="2495">
            <text:p>2495</text:p>
          </table:table-cell>
          <table:table-cell table:style-name="CE6" office:value-type="float" office:value="134">
            <text:p>134</text:p>
          </table:table-cell>
          <table:table-cell table:style-name="CE6" office:value-type="float" office:value="1714">
            <text:p>1714</text:p>
          </table:table-cell>
          <table:table-cell table:style-name="CE6" office:value-type="float" office:value="153">
            <text:p>153</text:p>
          </table:table-cell>
          <table:table-cell table:style-name="CE6" office:value-type="float" office:value="979">
            <text:p>979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762">
            <text:p>762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2318">
            <text:p>2318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506">
            <text:p>506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南區</text:p>
          </table:table-cell>
          <table:table-cell table:style-name="CE8" office:value-type="string">
            <text:p>55～59</text:p>
          </table:table-cell>
          <table:table-cell table:style-name="CE8" office:value-type="string">
            <text:p>計</text:p>
          </table:table-cell>
          <table:table-cell table:style-name="CE6" office:value-type="float" office:value="210">
            <text:p>210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057">
            <text:p>1057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1890">
            <text:p>1890</text:p>
          </table:table-cell>
          <table:table-cell table:style-name="CE6" office:value-type="float" office:value="172">
            <text:p>172</text:p>
          </table:table-cell>
          <table:table-cell table:style-name="CE6" office:value-type="float" office:value="1231">
            <text:p>1231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1011">
            <text:p>101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891">
            <text:p>891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2716">
            <text:p>2716</text:p>
          </table:table-cell>
          <table:table-cell table:style-name="CE6" office:value-type="float" office:value="137">
            <text:p>137</text:p>
          </table:table-cell>
          <table:table-cell table:style-name="CE6" office:value-type="float" office:value="788">
            <text:p>788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南區</text:p>
          </table:table-cell>
          <table:table-cell table:style-name="CE8" office:value-type="string">
            <text:p>60～64</text:p>
          </table:table-cell>
          <table:table-cell table:style-name="CE8" office:value-type="string">
            <text:p>計</text:p>
          </table:table-cell>
          <table:table-cell table:style-name="CE6" office:value-type="float" office:value="185">
            <text:p>185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571">
            <text:p>571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1385">
            <text:p>1385</text:p>
          </table:table-cell>
          <table:table-cell table:style-name="CE6" office:value-type="float" office:value="119">
            <text:p>119</text:p>
          </table:table-cell>
          <table:table-cell table:style-name="CE6" office:value-type="float" office:value="782">
            <text:p>782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847">
            <text:p>847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62">
            <text:p>862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2262">
            <text:p>2262</text:p>
          </table:table-cell>
          <table:table-cell table:style-name="CE6" office:value-type="float" office:value="173">
            <text:p>173</text:p>
          </table:table-cell>
          <table:table-cell table:style-name="CE6" office:value-type="float" office:value="1235">
            <text:p>1235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南區</text:p>
          </table:table-cell>
          <table:table-cell table:style-name="CE8" office:value-type="string">
            <text:p>65歲以上</text:p>
          </table:table-cell>
          <table:table-cell table:style-name="CE8" office:value-type="string">
            <text:p>計</text:p>
          </table:table-cell>
          <table:table-cell table:style-name="CE6" office:value-type="float" office:value="284">
            <text:p>284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623">
            <text:p>623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2757">
            <text:p>2757</text:p>
          </table:table-cell>
          <table:table-cell table:style-name="CE6" office:value-type="float" office:value="181">
            <text:p>181</text:p>
          </table:table-cell>
          <table:table-cell table:style-name="CE6" office:value-type="float" office:value="1057">
            <text:p>1057</text:p>
          </table:table-cell>
          <table:table-cell table:style-name="CE6" office:value-type="float" office:value="162">
            <text:p>162</text:p>
          </table:table-cell>
          <table:table-cell table:style-name="CE6" office:value-type="float" office:value="1288">
            <text:p>128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634">
            <text:p>1634</text:p>
          </table:table-cell>
          <table:table-cell table:style-name="CE6" office:value-type="float" office:value="167">
            <text:p>167</text:p>
          </table:table-cell>
          <table:table-cell table:style-name="CE6" office:value-type="float" office:value="3805">
            <text:p>3805</text:p>
          </table:table-cell>
          <table:table-cell table:style-name="CE6" office:value-type="float" office:value="245">
            <text:p>245</text:p>
          </table:table-cell>
          <table:table-cell table:style-name="CE6" office:value-type="float" office:value="2989">
            <text:p>2989</text:p>
          </table:table-cell>
          <table:table-cell table:style-name="CE6" office:value-type="float" office:value="405">
            <text:p>405</text:p>
          </table:table-cell>
          <table:table-cell table:style-name="CE6" office:value-type="float" office:value="149">
            <text:p>149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4367">
            <text:p>4367</text:p>
          </table:table-cell>
          <table:table-cell table:style-name="CE6" office:value-type="float" office:value="284">
            <text:p>284</text:p>
          </table:table-cell>
          <table:table-cell table:style-name="CE6" office:value-type="float" office:value="109">
            <text:p>109</text:p>
          </table:table-cell>
          <table:table-cell table:style-name="CE6" office:value-type="float" office:value="213">
            <text:p>213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西區</text:p>
          </table:table-cell>
          <table:table-cell table:style-name="CE8" office:value-type="string">
            <text:p>15～1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169">
            <text:p>116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42">
            <text:p>142</text:p>
          </table:table-cell>
          <table:table-cell table:style-name="CE6" office:value-type="float" office:value="92">
            <text:p>92</text:p>
          </table:table-cell>
          <table:table-cell table:style-name="CE6" office:value-type="float" office:value="1671">
            <text:p>1671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985">
            <text:p>985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349">
            <text:p>34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西區</text:p>
          </table:table-cell>
          <table:table-cell table:style-name="CE8" office:value-type="string">
            <text:p>20～2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402">
            <text:p>402</text:p>
          </table:table-cell>
          <table:table-cell table:style-name="CE6" office:value-type="float" office:value="1372">
            <text:p>1372</text:p>
          </table:table-cell>
          <table:table-cell table:style-name="CE6" office:value-type="float" office:value="2559">
            <text:p>2559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238">
            <text:p>238</text:p>
          </table:table-cell>
          <table:table-cell table:style-name="CE6" office:value-type="float" office:value="139">
            <text:p>139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西區</text:p>
          </table:table-cell>
          <table:table-cell table:style-name="CE8" office:value-type="string">
            <text:p>25～29</text:p>
          </table:table-cell>
          <table:table-cell table:style-name="CE8" office:value-type="string">
            <text:p>計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462">
            <text:p>462</text:p>
          </table:table-cell>
          <table:table-cell table:style-name="CE6" office:value-type="float" office:value="3966">
            <text:p>3966</text:p>
          </table:table-cell>
          <table:table-cell table:style-name="CE6" office:value-type="float" office:value="682">
            <text:p>682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399">
            <text:p>399</text:p>
          </table:table-cell>
          <table:table-cell table:style-name="CE6" office:value-type="float" office:value="129">
            <text:p>129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西區</text:p>
          </table:table-cell>
          <table:table-cell table:style-name="CE8" office:value-type="string">
            <text:p>30～34</text:p>
          </table:table-cell>
          <table:table-cell table:style-name="CE8" office:value-type="string">
            <text:p>計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954">
            <text:p>954</text:p>
          </table:table-cell>
          <table:table-cell table:style-name="CE6" office:value-type="float" office:value="284">
            <text:p>284</text:p>
          </table:table-cell>
          <table:table-cell table:style-name="CE6" office:value-type="float" office:value="4260">
            <text:p>4260</text:p>
          </table:table-cell>
          <table:table-cell table:style-name="CE6" office:value-type="float" office:value="464">
            <text:p>464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16">
            <text:p>516</text:p>
          </table:table-cell>
          <table:table-cell table:style-name="CE6" office:value-type="float" office:value="145">
            <text:p>145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西區</text:p>
          </table:table-cell>
          <table:table-cell table:style-name="CE8" office:value-type="string">
            <text:p>35～39</text:p>
          </table:table-cell>
          <table:table-cell table:style-name="CE8" office:value-type="string">
            <text:p>計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055">
            <text:p>1055</text:p>
          </table:table-cell>
          <table:table-cell table:style-name="CE6" office:value-type="float" office:value="245">
            <text:p>245</text:p>
          </table:table-cell>
          <table:table-cell table:style-name="CE6" office:value-type="float" office:value="3957">
            <text:p>3957</text:p>
          </table:table-cell>
          <table:table-cell table:style-name="CE6" office:value-type="float" office:value="368">
            <text:p>368</text:p>
          </table:table-cell>
          <table:table-cell table:style-name="CE6" office:value-type="float" office:value="156">
            <text:p>156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9">
            <text:p>169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559">
            <text:p>559</text:p>
          </table:table-cell>
          <table:table-cell table:style-name="CE6" office:value-type="float" office:value="146">
            <text:p>146</text:p>
          </table:table-cell>
          <table:table-cell table:style-name="CE6" office:value-type="float" office:value="92">
            <text:p>92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西區</text:p>
          </table:table-cell>
          <table:table-cell table:style-name="CE8" office:value-type="string">
            <text:p>40～44</text:p>
          </table:table-cell>
          <table:table-cell table:style-name="CE8" office:value-type="string">
            <text:p>計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1513">
            <text:p>1513</text:p>
          </table:table-cell>
          <table:table-cell table:style-name="CE6" office:value-type="float" office:value="229">
            <text:p>229</text:p>
          </table:table-cell>
          <table:table-cell table:style-name="CE6" office:value-type="float" office:value="4047">
            <text:p>4047</text:p>
          </table:table-cell>
          <table:table-cell table:style-name="CE6" office:value-type="float" office:value="302">
            <text:p>302</text:p>
          </table:table-cell>
          <table:table-cell table:style-name="CE6" office:value-type="float" office:value="541">
            <text:p>541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228">
            <text:p>228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78">
            <text:p>178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934">
            <text:p>934</text:p>
          </table:table-cell>
          <table:table-cell table:style-name="CE6" office:value-type="float" office:value="171">
            <text:p>171</text:p>
          </table:table-cell>
          <table:table-cell table:style-name="CE6" office:value-type="float" office:value="193">
            <text:p>193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西區</text:p>
          </table:table-cell>
          <table:table-cell table:style-name="CE8" office:value-type="string">
            <text:p>45～49</text:p>
          </table:table-cell>
          <table:table-cell table:style-name="CE8" office:value-type="string">
            <text:p>計</text:p>
          </table:table-cell>
          <table:table-cell table:style-name="CE6" office:value-type="float" office:value="185">
            <text:p>185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1439">
            <text:p>1439</text:p>
          </table:table-cell>
          <table:table-cell table:style-name="CE6" office:value-type="float" office:value="250">
            <text:p>250</text:p>
          </table:table-cell>
          <table:table-cell table:style-name="CE6" office:value-type="float" office:value="2926">
            <text:p>2926</text:p>
          </table:table-cell>
          <table:table-cell table:style-name="CE6" office:value-type="float" office:value="204">
            <text:p>204</text:p>
          </table:table-cell>
          <table:table-cell table:style-name="CE6" office:value-type="float" office:value="1189">
            <text:p>1189</text:p>
          </table:table-cell>
          <table:table-cell table:style-name="CE6" office:value-type="float" office:value="129">
            <text:p>129</text:p>
          </table:table-cell>
          <table:table-cell table:style-name="CE6" office:value-type="float" office:value="487">
            <text:p>487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76">
            <text:p>276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367">
            <text:p>1367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292">
            <text:p>292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西區</text:p>
          </table:table-cell>
          <table:table-cell table:style-name="CE8" office:value-type="string">
            <text:p>50～54</text:p>
          </table:table-cell>
          <table:table-cell table:style-name="CE8" office:value-type="string">
            <text:p>計</text:p>
          </table:table-cell>
          <table:table-cell table:style-name="CE6" office:value-type="float" office:value="173">
            <text:p>173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1095">
            <text:p>1095</text:p>
          </table:table-cell>
          <table:table-cell table:style-name="CE6" office:value-type="float" office:value="188">
            <text:p>188</text:p>
          </table:table-cell>
          <table:table-cell table:style-name="CE6" office:value-type="float" office:value="2040">
            <text:p>2040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103">
            <text:p>1103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780">
            <text:p>780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53">
            <text:p>453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1501">
            <text:p>1501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399">
            <text:p>399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西區</text:p>
          </table:table-cell>
          <table:table-cell table:style-name="CE8" office:value-type="string">
            <text:p>55～59</text:p>
          </table:table-cell>
          <table:table-cell table:style-name="CE8" office:value-type="string">
            <text:p>計</text:p>
          </table:table-cell>
          <table:table-cell table:style-name="CE6" office:value-type="float" office:value="197">
            <text:p>197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044">
            <text:p>1044</text:p>
          </table:table-cell>
          <table:table-cell table:style-name="CE6" office:value-type="float" office:value="150">
            <text:p>150</text:p>
          </table:table-cell>
          <table:table-cell table:style-name="CE6" office:value-type="float" office:value="1852">
            <text:p>1852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941">
            <text:p>941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892">
            <text:p>892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20">
            <text:p>620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2030">
            <text:p>2030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515">
            <text:p>515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西區</text:p>
          </table:table-cell>
          <table:table-cell table:style-name="CE8" office:value-type="string">
            <text:p>60～64</text:p>
          </table:table-cell>
          <table:table-cell table:style-name="CE8" office:value-type="string">
            <text:p>計</text:p>
          </table:table-cell>
          <table:table-cell table:style-name="CE6" office:value-type="float" office:value="197">
            <text:p>197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747">
            <text:p>747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1745">
            <text:p>1745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673">
            <text:p>673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858">
            <text:p>85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66">
            <text:p>666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2043">
            <text:p>2043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851">
            <text:p>851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西區</text:p>
          </table:table-cell>
          <table:table-cell table:style-name="CE8" office:value-type="string">
            <text:p>65歲以上</text:p>
          </table:table-cell>
          <table:table-cell table:style-name="CE8" office:value-type="string">
            <text:p>計</text:p>
          </table:table-cell>
          <table:table-cell table:style-name="CE6" office:value-type="float" office:value="324">
            <text:p>324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42">
            <text:p>1042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4742">
            <text:p>4742</text:p>
          </table:table-cell>
          <table:table-cell table:style-name="CE6" office:value-type="float" office:value="174">
            <text:p>174</text:p>
          </table:table-cell>
          <table:table-cell table:style-name="CE6" office:value-type="float" office:value="1510">
            <text:p>1510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696">
            <text:p>1696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908">
            <text:p>1908</text:p>
          </table:table-cell>
          <table:table-cell table:style-name="CE6" office:value-type="float" office:value="141">
            <text:p>141</text:p>
          </table:table-cell>
          <table:table-cell table:style-name="CE6" office:value-type="float" office:value="4498">
            <text:p>4498</text:p>
          </table:table-cell>
          <table:table-cell table:style-name="CE6" office:value-type="float" office:value="193">
            <text:p>193</text:p>
          </table:table-cell>
          <table:table-cell table:style-name="CE6" office:value-type="float" office:value="2570">
            <text:p>2570</text:p>
          </table:table-cell>
          <table:table-cell table:style-name="CE6" office:value-type="float" office:value="234">
            <text:p>234</text:p>
          </table:table-cell>
          <table:table-cell table:style-name="CE6" office:value-type="float" office:value="127">
            <text:p>127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914">
            <text:p>3914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69">
            <text:p>169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北區</text:p>
          </table:table-cell>
          <table:table-cell table:style-name="CE8" office:value-type="string">
            <text:p>15～1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436">
            <text:p>143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28">
            <text:p>228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1869">
            <text:p>1869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1358">
            <text:p>1358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408">
            <text:p>40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北區</text:p>
          </table:table-cell>
          <table:table-cell table:style-name="CE8" office:value-type="string">
            <text:p>20～2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469">
            <text:p>469</text:p>
          </table:table-cell>
          <table:table-cell table:style-name="CE6" office:value-type="float" office:value="1662">
            <text:p>1662</text:p>
          </table:table-cell>
          <table:table-cell table:style-name="CE6" office:value-type="float" office:value="3115">
            <text:p>3115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401">
            <text:p>401</text:p>
          </table:table-cell>
          <table:table-cell table:style-name="CE6" office:value-type="float" office:value="294">
            <text:p>294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北區</text:p>
          </table:table-cell>
          <table:table-cell table:style-name="CE8" office:value-type="string">
            <text:p>25～29</text:p>
          </table:table-cell>
          <table:table-cell table:style-name="CE8" office:value-type="string">
            <text:p>計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870">
            <text:p>870</text:p>
          </table:table-cell>
          <table:table-cell table:style-name="CE6" office:value-type="float" office:value="501">
            <text:p>501</text:p>
          </table:table-cell>
          <table:table-cell table:style-name="CE6" office:value-type="float" office:value="5215">
            <text:p>5215</text:p>
          </table:table-cell>
          <table:table-cell table:style-name="CE6" office:value-type="float" office:value="1006">
            <text:p>1006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19">
            <text:p>719</text:p>
          </table:table-cell>
          <table:table-cell table:style-name="CE6" office:value-type="float" office:value="312">
            <text:p>312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北區</text:p>
          </table:table-cell>
          <table:table-cell table:style-name="CE8" office:value-type="string">
            <text:p>30～34</text:p>
          </table:table-cell>
          <table:table-cell table:style-name="CE8" office:value-type="string">
            <text:p>計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1148">
            <text:p>1148</text:p>
          </table:table-cell>
          <table:table-cell table:style-name="CE6" office:value-type="float" office:value="362">
            <text:p>362</text:p>
          </table:table-cell>
          <table:table-cell table:style-name="CE6" office:value-type="float" office:value="6093">
            <text:p>6093</text:p>
          </table:table-cell>
          <table:table-cell table:style-name="CE6" office:value-type="float" office:value="872">
            <text:p>872</text:p>
          </table:table-cell>
          <table:table-cell table:style-name="CE6" office:value-type="float" office:value="179">
            <text:p>179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927">
            <text:p>927</text:p>
          </table:table-cell>
          <table:table-cell table:style-name="CE6" office:value-type="float" office:value="236">
            <text:p>236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北區</text:p>
          </table:table-cell>
          <table:table-cell table:style-name="CE8" office:value-type="string">
            <text:p>35～39</text:p>
          </table:table-cell>
          <table:table-cell table:style-name="CE8" office:value-type="string">
            <text:p>計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1378">
            <text:p>1378</text:p>
          </table:table-cell>
          <table:table-cell table:style-name="CE6" office:value-type="float" office:value="300">
            <text:p>300</text:p>
          </table:table-cell>
          <table:table-cell table:style-name="CE6" office:value-type="float" office:value="5511">
            <text:p>5511</text:p>
          </table:table-cell>
          <table:table-cell table:style-name="CE6" office:value-type="float" office:value="541">
            <text:p>541</text:p>
          </table:table-cell>
          <table:table-cell table:style-name="CE6" office:value-type="float" office:value="295">
            <text:p>295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240">
            <text:p>240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1104">
            <text:p>1104</text:p>
          </table:table-cell>
          <table:table-cell table:style-name="CE6" office:value-type="float" office:value="249">
            <text:p>249</text:p>
          </table:table-cell>
          <table:table-cell table:style-name="CE6" office:value-type="float" office:value="166">
            <text:p>166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北區</text:p>
          </table:table-cell>
          <table:table-cell table:style-name="CE8" office:value-type="string">
            <text:p>40～44</text:p>
          </table:table-cell>
          <table:table-cell table:style-name="CE8" office:value-type="string">
            <text:p>計</text:p>
          </table:table-cell>
          <table:table-cell table:style-name="CE6" office:value-type="float" office:value="162">
            <text:p>162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1508">
            <text:p>1508</text:p>
          </table:table-cell>
          <table:table-cell table:style-name="CE6" office:value-type="float" office:value="249">
            <text:p>249</text:p>
          </table:table-cell>
          <table:table-cell table:style-name="CE6" office:value-type="float" office:value="4840">
            <text:p>4840</text:p>
          </table:table-cell>
          <table:table-cell table:style-name="CE6" office:value-type="float" office:value="350">
            <text:p>350</text:p>
          </table:table-cell>
          <table:table-cell table:style-name="CE6" office:value-type="float" office:value="894">
            <text:p>894</text:p>
          </table:table-cell>
          <table:table-cell table:style-name="CE6" office:value-type="float" office:value="255">
            <text:p>255</text:p>
          </table:table-cell>
          <table:table-cell table:style-name="CE6" office:value-type="float" office:value="304">
            <text:p>304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28">
            <text:p>328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1666">
            <text:p>1666</text:p>
          </table:table-cell>
          <table:table-cell table:style-name="CE6" office:value-type="float" office:value="301">
            <text:p>301</text:p>
          </table:table-cell>
          <table:table-cell table:style-name="CE6" office:value-type="float" office:value="401">
            <text:p>40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北區</text:p>
          </table:table-cell>
          <table:table-cell table:style-name="CE8" office:value-type="string">
            <text:p>45～49</text:p>
          </table:table-cell>
          <table:table-cell table:style-name="CE8" office:value-type="string">
            <text:p>計</text:p>
          </table:table-cell>
          <table:table-cell table:style-name="CE6" office:value-type="float" office:value="204">
            <text:p>204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1388">
            <text:p>1388</text:p>
          </table:table-cell>
          <table:table-cell table:style-name="CE6" office:value-type="float" office:value="222">
            <text:p>222</text:p>
          </table:table-cell>
          <table:table-cell table:style-name="CE6" office:value-type="float" office:value="3462">
            <text:p>3462</text:p>
          </table:table-cell>
          <table:table-cell table:style-name="CE6" office:value-type="float" office:value="214">
            <text:p>214</text:p>
          </table:table-cell>
          <table:table-cell table:style-name="CE6" office:value-type="float" office:value="1579">
            <text:p>1579</text:p>
          </table:table-cell>
          <table:table-cell table:style-name="CE6" office:value-type="float" office:value="157">
            <text:p>157</text:p>
          </table:table-cell>
          <table:table-cell table:style-name="CE6" office:value-type="float" office:value="591">
            <text:p>59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13">
            <text:p>513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2292">
            <text:p>2292</text:p>
          </table:table-cell>
          <table:table-cell table:style-name="CE6" office:value-type="float" office:value="179">
            <text:p>179</text:p>
          </table:table-cell>
          <table:table-cell table:style-name="CE6" office:value-type="float" office:value="596">
            <text:p>596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北區</text:p>
          </table:table-cell>
          <table:table-cell table:style-name="CE8" office:value-type="string">
            <text:p>50～54</text:p>
          </table:table-cell>
          <table:table-cell table:style-name="CE8" office:value-type="string">
            <text:p>計</text:p>
          </table:table-cell>
          <table:table-cell table:style-name="CE6" office:value-type="float" office:value="158">
            <text:p>158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1059">
            <text:p>1059</text:p>
          </table:table-cell>
          <table:table-cell table:style-name="CE6" office:value-type="float" office:value="161">
            <text:p>161</text:p>
          </table:table-cell>
          <table:table-cell table:style-name="CE6" office:value-type="float" office:value="2158">
            <text:p>2158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334">
            <text:p>1334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902">
            <text:p>902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721">
            <text:p>721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2422">
            <text:p>2422</text:p>
          </table:table-cell>
          <table:table-cell table:style-name="CE6" office:value-type="float" office:value="131">
            <text:p>131</text:p>
          </table:table-cell>
          <table:table-cell table:style-name="CE6" office:value-type="float" office:value="712">
            <text:p>712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北區</text:p>
          </table:table-cell>
          <table:table-cell table:style-name="CE8" office:value-type="string">
            <text:p>55～59</text:p>
          </table:table-cell>
          <table:table-cell table:style-name="CE8" office:value-type="string">
            <text:p>計</text:p>
          </table:table-cell>
          <table:table-cell table:style-name="CE6" office:value-type="float" office:value="210">
            <text:p>210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994">
            <text:p>994</text:p>
          </table:table-cell>
          <table:table-cell table:style-name="CE6" office:value-type="float" office:value="121">
            <text:p>121</text:p>
          </table:table-cell>
          <table:table-cell table:style-name="CE6" office:value-type="float" office:value="1977">
            <text:p>1977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1125">
            <text:p>1125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1001">
            <text:p>1001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951">
            <text:p>951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3034">
            <text:p>3034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938">
            <text:p>938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北區</text:p>
          </table:table-cell>
          <table:table-cell table:style-name="CE8" office:value-type="string">
            <text:p>60～64</text:p>
          </table:table-cell>
          <table:table-cell table:style-name="CE8" office:value-type="string">
            <text:p>計</text:p>
          </table:table-cell>
          <table:table-cell table:style-name="CE6" office:value-type="float" office:value="156">
            <text:p>156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695">
            <text:p>695</text:p>
          </table:table-cell>
          <table:table-cell table:style-name="CE6" office:value-type="float" office:value="92">
            <text:p>92</text:p>
          </table:table-cell>
          <table:table-cell table:style-name="CE6" office:value-type="float" office:value="1808">
            <text:p>1808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932">
            <text:p>932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1121">
            <text:p>1121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971">
            <text:p>971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3081">
            <text:p>3081</text:p>
          </table:table-cell>
          <table:table-cell table:style-name="CE6" office:value-type="float" office:value="150">
            <text:p>150</text:p>
          </table:table-cell>
          <table:table-cell table:style-name="CE6" office:value-type="float" office:value="1544">
            <text:p>1544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北區</text:p>
          </table:table-cell>
          <table:table-cell table:style-name="CE8" office:value-type="string">
            <text:p>65歲以上</text:p>
          </table:table-cell>
          <table:table-cell table:style-name="CE8" office:value-type="string">
            <text:p>計</text:p>
          </table:table-cell>
          <table:table-cell table:style-name="CE6" office:value-type="float" office:value="299">
            <text:p>299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1023">
            <text:p>1023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5035">
            <text:p>5035</text:p>
          </table:table-cell>
          <table:table-cell table:style-name="CE6" office:value-type="float" office:value="220">
            <text:p>220</text:p>
          </table:table-cell>
          <table:table-cell table:style-name="CE6" office:value-type="float" office:value="1768">
            <text:p>1768</text:p>
          </table:table-cell>
          <table:table-cell table:style-name="CE6" office:value-type="float" office:value="115">
            <text:p>115</text:p>
          </table:table-cell>
          <table:table-cell table:style-name="CE6" office:value-type="float" office:value="1952">
            <text:p>1952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683">
            <text:p>2683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5966">
            <text:p>5966</text:p>
          </table:table-cell>
          <table:table-cell table:style-name="CE6" office:value-type="float" office:value="283">
            <text:p>283</text:p>
          </table:table-cell>
          <table:table-cell table:style-name="CE6" office:value-type="float" office:value="3975">
            <text:p>3975</text:p>
          </table:table-cell>
          <table:table-cell table:style-name="CE6" office:value-type="float" office:value="385">
            <text:p>385</text:p>
          </table:table-cell>
          <table:table-cell table:style-name="CE6" office:value-type="float" office:value="206">
            <text:p>206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5780">
            <text:p>5780</text:p>
          </table:table-cell>
          <table:table-cell table:style-name="CE6" office:value-type="float" office:value="380">
            <text:p>380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273">
            <text:p>273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西屯區</text:p>
          </table:table-cell>
          <table:table-cell table:style-name="CE8" office:value-type="string">
            <text:p>15～1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840">
            <text:p>28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44">
            <text:p>144</text:p>
          </table:table-cell>
          <table:table-cell table:style-name="CE6" office:value-type="float" office:value="307">
            <text:p>307</text:p>
          </table:table-cell>
          <table:table-cell table:style-name="CE6" office:value-type="float" office:value="207">
            <text:p>207</text:p>
          </table:table-cell>
          <table:table-cell table:style-name="CE6" office:value-type="float" office:value="4194">
            <text:p>4194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2345">
            <text:p>2345</text:p>
          </table:table-cell>
          <table:table-cell table:style-name="CE6" office:value-type="float" office:value="109">
            <text:p>109</text:p>
          </table:table-cell>
          <table:table-cell table:style-name="CE6" office:value-type="float" office:value="852">
            <text:p>85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西屯區</text:p>
          </table:table-cell>
          <table:table-cell table:style-name="CE8" office:value-type="string">
            <text:p>20～2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954">
            <text:p>954</text:p>
          </table:table-cell>
          <table:table-cell table:style-name="CE6" office:value-type="float" office:value="3284">
            <text:p>3284</text:p>
          </table:table-cell>
          <table:table-cell table:style-name="CE6" office:value-type="float" office:value="5757">
            <text:p>5757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185">
            <text:p>185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346">
            <text:p>346</text:p>
          </table:table-cell>
          <table:table-cell table:style-name="CE6" office:value-type="float" office:value="169">
            <text:p>169</text:p>
          </table:table-cell>
          <table:table-cell table:style-name="CE6" office:value-type="float" office:value="563">
            <text:p>563</text:p>
          </table:table-cell>
          <table:table-cell table:style-name="CE6" office:value-type="float" office:value="363">
            <text:p>363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西屯區</text:p>
          </table:table-cell>
          <table:table-cell table:style-name="CE8" office:value-type="string">
            <text:p>25～29</text:p>
          </table:table-cell>
          <table:table-cell table:style-name="CE8" office:value-type="string">
            <text:p>計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1960">
            <text:p>1960</text:p>
          </table:table-cell>
          <table:table-cell table:style-name="CE6" office:value-type="float" office:value="948">
            <text:p>948</text:p>
          </table:table-cell>
          <table:table-cell table:style-name="CE6" office:value-type="float" office:value="9496">
            <text:p>9496</text:p>
          </table:table-cell>
          <table:table-cell table:style-name="CE6" office:value-type="float" office:value="1572">
            <text:p>1572</text:p>
          </table:table-cell>
          <table:table-cell table:style-name="CE6" office:value-type="float" office:value="157">
            <text:p>157</text:p>
          </table:table-cell>
          <table:table-cell table:style-name="CE6" office:value-type="float" office:value="121">
            <text:p>121</text:p>
          </table:table-cell>
          <table:table-cell table:style-name="CE6" office:value-type="float" office:value="117">
            <text:p>117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286">
            <text:p>286</text:p>
          </table:table-cell>
          <table:table-cell table:style-name="CE6" office:value-type="float" office:value="119">
            <text:p>119</text:p>
          </table:table-cell>
          <table:table-cell table:style-name="CE6" office:value-type="float" office:value="963">
            <text:p>963</text:p>
          </table:table-cell>
          <table:table-cell table:style-name="CE6" office:value-type="float" office:value="396">
            <text:p>396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西屯區</text:p>
          </table:table-cell>
          <table:table-cell table:style-name="CE8" office:value-type="string">
            <text:p>30～34</text:p>
          </table:table-cell>
          <table:table-cell table:style-name="CE8" office:value-type="string">
            <text:p>計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2364">
            <text:p>2364</text:p>
          </table:table-cell>
          <table:table-cell table:style-name="CE6" office:value-type="float" office:value="639">
            <text:p>639</text:p>
          </table:table-cell>
          <table:table-cell table:style-name="CE6" office:value-type="float" office:value="9942">
            <text:p>9942</text:p>
          </table:table-cell>
          <table:table-cell table:style-name="CE6" office:value-type="float" office:value="1363">
            <text:p>1363</text:p>
          </table:table-cell>
          <table:table-cell table:style-name="CE6" office:value-type="float" office:value="220">
            <text:p>220</text:p>
          </table:table-cell>
          <table:table-cell table:style-name="CE6" office:value-type="float" office:value="156">
            <text:p>156</text:p>
          </table:table-cell>
          <table:table-cell table:style-name="CE6" office:value-type="float" office:value="153">
            <text:p>153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57">
            <text:p>257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1225">
            <text:p>1225</text:p>
          </table:table-cell>
          <table:table-cell table:style-name="CE6" office:value-type="float" office:value="324">
            <text:p>324</text:p>
          </table:table-cell>
          <table:table-cell table:style-name="CE6" office:value-type="float" office:value="154">
            <text:p>154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西屯區</text:p>
          </table:table-cell>
          <table:table-cell table:style-name="CE8" office:value-type="string">
            <text:p>35～39</text:p>
          </table:table-cell>
          <table:table-cell table:style-name="CE8" office:value-type="string">
            <text:p>計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115">
            <text:p>115</text:p>
          </table:table-cell>
          <table:table-cell table:style-name="CE6" office:value-type="float" office:value="2766">
            <text:p>2766</text:p>
          </table:table-cell>
          <table:table-cell table:style-name="CE6" office:value-type="float" office:value="489">
            <text:p>489</text:p>
          </table:table-cell>
          <table:table-cell table:style-name="CE6" office:value-type="float" office:value="9024">
            <text:p>9024</text:p>
          </table:table-cell>
          <table:table-cell table:style-name="CE6" office:value-type="float" office:value="843">
            <text:p>843</text:p>
          </table:table-cell>
          <table:table-cell table:style-name="CE6" office:value-type="float" office:value="364">
            <text:p>364</text:p>
          </table:table-cell>
          <table:table-cell table:style-name="CE6" office:value-type="float" office:value="180">
            <text:p>180</text:p>
          </table:table-cell>
          <table:table-cell table:style-name="CE6" office:value-type="float" office:value="229">
            <text:p>229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06">
            <text:p>406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1457">
            <text:p>1457</text:p>
          </table:table-cell>
          <table:table-cell table:style-name="CE6" office:value-type="float" office:value="360">
            <text:p>360</text:p>
          </table:table-cell>
          <table:table-cell table:style-name="CE6" office:value-type="float" office:value="264">
            <text:p>264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西屯區</text:p>
          </table:table-cell>
          <table:table-cell table:style-name="CE8" office:value-type="string">
            <text:p>40～44</text:p>
          </table:table-cell>
          <table:table-cell table:style-name="CE8" office:value-type="string">
            <text:p>計</text:p>
          </table:table-cell>
          <table:table-cell table:style-name="CE6" office:value-type="float" office:value="228">
            <text:p>228</text:p>
          </table:table-cell>
          <table:table-cell table:style-name="CE6" office:value-type="float" office:value="137">
            <text:p>137</text:p>
          </table:table-cell>
          <table:table-cell table:style-name="CE6" office:value-type="float" office:value="3122">
            <text:p>3122</text:p>
          </table:table-cell>
          <table:table-cell table:style-name="CE6" office:value-type="float" office:value="512">
            <text:p>512</text:p>
          </table:table-cell>
          <table:table-cell table:style-name="CE6" office:value-type="float" office:value="8654">
            <text:p>8654</text:p>
          </table:table-cell>
          <table:table-cell table:style-name="CE6" office:value-type="float" office:value="595">
            <text:p>595</text:p>
          </table:table-cell>
          <table:table-cell table:style-name="CE6" office:value-type="float" office:value="1353">
            <text:p>1353</text:p>
          </table:table-cell>
          <table:table-cell table:style-name="CE6" office:value-type="float" office:value="384">
            <text:p>384</text:p>
          </table:table-cell>
          <table:table-cell table:style-name="CE6" office:value-type="float" office:value="510">
            <text:p>510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529">
            <text:p>529</text:p>
          </table:table-cell>
          <table:table-cell table:style-name="CE6" office:value-type="float" office:value="164">
            <text:p>164</text:p>
          </table:table-cell>
          <table:table-cell table:style-name="CE6" office:value-type="float" office:value="2371">
            <text:p>2371</text:p>
          </table:table-cell>
          <table:table-cell table:style-name="CE6" office:value-type="float" office:value="414">
            <text:p>414</text:p>
          </table:table-cell>
          <table:table-cell table:style-name="CE6" office:value-type="float" office:value="492">
            <text:p>492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西屯區</text:p>
          </table:table-cell>
          <table:table-cell table:style-name="CE8" office:value-type="string">
            <text:p>45～49</text:p>
          </table:table-cell>
          <table:table-cell table:style-name="CE8" office:value-type="string">
            <text:p>計</text:p>
          </table:table-cell>
          <table:table-cell table:style-name="CE6" office:value-type="float" office:value="350">
            <text:p>350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3001">
            <text:p>3001</text:p>
          </table:table-cell>
          <table:table-cell table:style-name="CE6" office:value-type="float" office:value="448">
            <text:p>448</text:p>
          </table:table-cell>
          <table:table-cell table:style-name="CE6" office:value-type="float" office:value="6379">
            <text:p>6379</text:p>
          </table:table-cell>
          <table:table-cell table:style-name="CE6" office:value-type="float" office:value="362">
            <text:p>362</text:p>
          </table:table-cell>
          <table:table-cell table:style-name="CE6" office:value-type="float" office:value="2743">
            <text:p>2743</text:p>
          </table:table-cell>
          <table:table-cell table:style-name="CE6" office:value-type="float" office:value="313">
            <text:p>313</text:p>
          </table:table-cell>
          <table:table-cell table:style-name="CE6" office:value-type="float" office:value="1037">
            <text:p>1037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65">
            <text:p>765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3507">
            <text:p>3507</text:p>
          </table:table-cell>
          <table:table-cell table:style-name="CE6" office:value-type="float" office:value="281">
            <text:p>281</text:p>
          </table:table-cell>
          <table:table-cell table:style-name="CE6" office:value-type="float" office:value="801">
            <text:p>801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西屯區</text:p>
          </table:table-cell>
          <table:table-cell table:style-name="CE8" office:value-type="string">
            <text:p>50～54</text:p>
          </table:table-cell>
          <table:table-cell table:style-name="CE8" office:value-type="string">
            <text:p>計</text:p>
          </table:table-cell>
          <table:table-cell table:style-name="CE6" office:value-type="float" office:value="325">
            <text:p>325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2358">
            <text:p>2358</text:p>
          </table:table-cell>
          <table:table-cell table:style-name="CE6" office:value-type="float" office:value="359">
            <text:p>359</text:p>
          </table:table-cell>
          <table:table-cell table:style-name="CE6" office:value-type="float" office:value="4183">
            <text:p>4183</text:p>
          </table:table-cell>
          <table:table-cell table:style-name="CE6" office:value-type="float" office:value="171">
            <text:p>171</text:p>
          </table:table-cell>
          <table:table-cell table:style-name="CE6" office:value-type="float" office:value="2491">
            <text:p>2491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1606">
            <text:p>1606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094">
            <text:p>1094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3782">
            <text:p>3782</text:p>
          </table:table-cell>
          <table:table-cell table:style-name="CE6" office:value-type="float" office:value="225">
            <text:p>225</text:p>
          </table:table-cell>
          <table:table-cell table:style-name="CE6" office:value-type="float" office:value="954">
            <text:p>954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西屯區</text:p>
          </table:table-cell>
          <table:table-cell table:style-name="CE8" office:value-type="string">
            <text:p>55～59</text:p>
          </table:table-cell>
          <table:table-cell table:style-name="CE8" office:value-type="string">
            <text:p>計</text:p>
          </table:table-cell>
          <table:table-cell table:style-name="CE6" office:value-type="float" office:value="339">
            <text:p>339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2025">
            <text:p>2025</text:p>
          </table:table-cell>
          <table:table-cell table:style-name="CE6" office:value-type="float" office:value="295">
            <text:p>295</text:p>
          </table:table-cell>
          <table:table-cell table:style-name="CE6" office:value-type="float" office:value="3518">
            <text:p>3518</text:p>
          </table:table-cell>
          <table:table-cell table:style-name="CE6" office:value-type="float" office:value="181">
            <text:p>181</text:p>
          </table:table-cell>
          <table:table-cell table:style-name="CE6" office:value-type="float" office:value="2088">
            <text:p>2088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1883">
            <text:p>188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86">
            <text:p>1486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4652">
            <text:p>4652</text:p>
          </table:table-cell>
          <table:table-cell table:style-name="CE6" office:value-type="float" office:value="238">
            <text:p>238</text:p>
          </table:table-cell>
          <table:table-cell table:style-name="CE6" office:value-type="float" office:value="1453">
            <text:p>1453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西屯區</text:p>
          </table:table-cell>
          <table:table-cell table:style-name="CE8" office:value-type="string">
            <text:p>60～64</text:p>
          </table:table-cell>
          <table:table-cell table:style-name="CE8" office:value-type="string">
            <text:p>計</text:p>
          </table:table-cell>
          <table:table-cell table:style-name="CE6" office:value-type="float" office:value="387">
            <text:p>387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1318">
            <text:p>1318</text:p>
          </table:table-cell>
          <table:table-cell table:style-name="CE6" office:value-type="float" office:value="148">
            <text:p>148</text:p>
          </table:table-cell>
          <table:table-cell table:style-name="CE6" office:value-type="float" office:value="3045">
            <text:p>3045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1315">
            <text:p>1315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1728">
            <text:p>1728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489">
            <text:p>1489</text:p>
          </table:table-cell>
          <table:table-cell table:style-name="CE6" office:value-type="float" office:value="159">
            <text:p>159</text:p>
          </table:table-cell>
          <table:table-cell table:style-name="CE6" office:value-type="float" office:value="4485">
            <text:p>4485</text:p>
          </table:table-cell>
          <table:table-cell table:style-name="CE6" office:value-type="float" office:value="212">
            <text:p>212</text:p>
          </table:table-cell>
          <table:table-cell table:style-name="CE6" office:value-type="float" office:value="2361">
            <text:p>2361</text:p>
          </table:table-cell>
          <table:table-cell table:style-name="CE6" office:value-type="float" office:value="119">
            <text:p>11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86">
            <text:p>18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西屯區</text:p>
          </table:table-cell>
          <table:table-cell table:style-name="CE8" office:value-type="string">
            <text:p>65歲以上</text:p>
          </table:table-cell>
          <table:table-cell table:style-name="CE8" office:value-type="string">
            <text:p>計</text:p>
          </table:table-cell>
          <table:table-cell table:style-name="CE6" office:value-type="float" office:value="536">
            <text:p>536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442">
            <text:p>1442</text:p>
          </table:table-cell>
          <table:table-cell table:style-name="CE6" office:value-type="float" office:value="121">
            <text:p>121</text:p>
          </table:table-cell>
          <table:table-cell table:style-name="CE6" office:value-type="float" office:value="5691">
            <text:p>5691</text:p>
          </table:table-cell>
          <table:table-cell table:style-name="CE6" office:value-type="float" office:value="247">
            <text:p>247</text:p>
          </table:table-cell>
          <table:table-cell table:style-name="CE6" office:value-type="float" office:value="1857">
            <text:p>1857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2522">
            <text:p>2522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888">
            <text:p>2888</text:p>
          </table:table-cell>
          <table:table-cell table:style-name="CE6" office:value-type="float" office:value="256">
            <text:p>256</text:p>
          </table:table-cell>
          <table:table-cell table:style-name="CE6" office:value-type="float" office:value="6659">
            <text:p>6659</text:p>
          </table:table-cell>
          <table:table-cell table:style-name="CE6" office:value-type="float" office:value="349">
            <text:p>349</text:p>
          </table:table-cell>
          <table:table-cell table:style-name="CE6" office:value-type="float" office:value="4946">
            <text:p>4946</text:p>
          </table:table-cell>
          <table:table-cell table:style-name="CE6" office:value-type="float" office:value="541">
            <text:p>541</text:p>
          </table:table-cell>
          <table:table-cell table:style-name="CE6" office:value-type="float" office:value="205">
            <text:p>205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7617">
            <text:p>7617</text:p>
          </table:table-cell>
          <table:table-cell table:style-name="CE6" office:value-type="float" office:value="589">
            <text:p>589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432">
            <text:p>432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南屯區</text:p>
          </table:table-cell>
          <table:table-cell table:style-name="CE8" office:value-type="string">
            <text:p>15～1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315">
            <text:p>231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245">
            <text:p>245</text:p>
          </table:table-cell>
          <table:table-cell table:style-name="CE6" office:value-type="float" office:value="167">
            <text:p>167</text:p>
          </table:table-cell>
          <table:table-cell table:style-name="CE6" office:value-type="float" office:value="3355">
            <text:p>3355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2014">
            <text:p>2014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616">
            <text:p>6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南屯區</text:p>
          </table:table-cell>
          <table:table-cell table:style-name="CE8" office:value-type="string">
            <text:p>20～2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834">
            <text:p>834</text:p>
          </table:table-cell>
          <table:table-cell table:style-name="CE6" office:value-type="float" office:value="2730">
            <text:p>2730</text:p>
          </table:table-cell>
          <table:table-cell table:style-name="CE6" office:value-type="float" office:value="4875">
            <text:p>4875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137">
            <text:p>137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219">
            <text:p>219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400">
            <text:p>400</text:p>
          </table:table-cell>
          <table:table-cell table:style-name="CE6" office:value-type="float" office:value="277">
            <text:p>277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南屯區</text:p>
          </table:table-cell>
          <table:table-cell table:style-name="CE8" office:value-type="string">
            <text:p>25～29</text:p>
          </table:table-cell>
          <table:table-cell table:style-name="CE8" office:value-type="string">
            <text:p>計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613">
            <text:p>1613</text:p>
          </table:table-cell>
          <table:table-cell table:style-name="CE6" office:value-type="float" office:value="815">
            <text:p>815</text:p>
          </table:table-cell>
          <table:table-cell table:style-name="CE6" office:value-type="float" office:value="7777">
            <text:p>7777</text:p>
          </table:table-cell>
          <table:table-cell table:style-name="CE6" office:value-type="float" office:value="1333">
            <text:p>1333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10">
            <text:p>210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718">
            <text:p>718</text:p>
          </table:table-cell>
          <table:table-cell table:style-name="CE6" office:value-type="float" office:value="280">
            <text:p>280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南屯區</text:p>
          </table:table-cell>
          <table:table-cell table:style-name="CE8" office:value-type="string">
            <text:p>30～34</text:p>
          </table:table-cell>
          <table:table-cell table:style-name="CE8" office:value-type="string">
            <text:p>計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1823">
            <text:p>1823</text:p>
          </table:table-cell>
          <table:table-cell table:style-name="CE6" office:value-type="float" office:value="487">
            <text:p>487</text:p>
          </table:table-cell>
          <table:table-cell table:style-name="CE6" office:value-type="float" office:value="8381">
            <text:p>8381</text:p>
          </table:table-cell>
          <table:table-cell table:style-name="CE6" office:value-type="float" office:value="1099">
            <text:p>1099</text:p>
          </table:table-cell>
          <table:table-cell table:style-name="CE6" office:value-type="float" office:value="168">
            <text:p>168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109">
            <text:p>109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80">
            <text:p>18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46">
            <text:p>846</text:p>
          </table:table-cell>
          <table:table-cell table:style-name="CE6" office:value-type="float" office:value="214">
            <text:p>214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南屯區</text:p>
          </table:table-cell>
          <table:table-cell table:style-name="CE8" office:value-type="string">
            <text:p>35～39</text:p>
          </table:table-cell>
          <table:table-cell table:style-name="CE8" office:value-type="string">
            <text:p>計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2138">
            <text:p>2138</text:p>
          </table:table-cell>
          <table:table-cell table:style-name="CE6" office:value-type="float" office:value="401">
            <text:p>401</text:p>
          </table:table-cell>
          <table:table-cell table:style-name="CE6" office:value-type="float" office:value="7526">
            <text:p>7526</text:p>
          </table:table-cell>
          <table:table-cell table:style-name="CE6" office:value-type="float" office:value="610">
            <text:p>610</text:p>
          </table:table-cell>
          <table:table-cell table:style-name="CE6" office:value-type="float" office:value="291">
            <text:p>291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144">
            <text:p>144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342">
            <text:p>342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985">
            <text:p>985</text:p>
          </table:table-cell>
          <table:table-cell table:style-name="CE6" office:value-type="float" office:value="251">
            <text:p>251</text:p>
          </table:table-cell>
          <table:table-cell table:style-name="CE6" office:value-type="float" office:value="146">
            <text:p>146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南屯區</text:p>
          </table:table-cell>
          <table:table-cell table:style-name="CE8" office:value-type="string">
            <text:p>40～44</text:p>
          </table:table-cell>
          <table:table-cell table:style-name="CE8" office:value-type="string">
            <text:p>計</text:p>
          </table:table-cell>
          <table:table-cell table:style-name="CE6" office:value-type="float" office:value="178">
            <text:p>178</text:p>
          </table:table-cell>
          <table:table-cell table:style-name="CE6" office:value-type="float" office:value="115">
            <text:p>115</text:p>
          </table:table-cell>
          <table:table-cell table:style-name="CE6" office:value-type="float" office:value="2496">
            <text:p>2496</text:p>
          </table:table-cell>
          <table:table-cell table:style-name="CE6" office:value-type="float" office:value="376">
            <text:p>376</text:p>
          </table:table-cell>
          <table:table-cell table:style-name="CE6" office:value-type="float" office:value="6872">
            <text:p>6872</text:p>
          </table:table-cell>
          <table:table-cell table:style-name="CE6" office:value-type="float" office:value="411">
            <text:p>411</text:p>
          </table:table-cell>
          <table:table-cell table:style-name="CE6" office:value-type="float" office:value="1052">
            <text:p>1052</text:p>
          </table:table-cell>
          <table:table-cell table:style-name="CE6" office:value-type="float" office:value="314">
            <text:p>314</text:p>
          </table:table-cell>
          <table:table-cell table:style-name="CE6" office:value-type="float" office:value="351">
            <text:p>35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410">
            <text:p>410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1675">
            <text:p>1675</text:p>
          </table:table-cell>
          <table:table-cell table:style-name="CE6" office:value-type="float" office:value="288">
            <text:p>288</text:p>
          </table:table-cell>
          <table:table-cell table:style-name="CE6" office:value-type="float" office:value="337">
            <text:p>337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南屯區</text:p>
          </table:table-cell>
          <table:table-cell table:style-name="CE8" office:value-type="string">
            <text:p>45～49</text:p>
          </table:table-cell>
          <table:table-cell table:style-name="CE8" office:value-type="string">
            <text:p>計</text:p>
          </table:table-cell>
          <table:table-cell table:style-name="CE6" office:value-type="float" office:value="269">
            <text:p>269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2341">
            <text:p>2341</text:p>
          </table:table-cell>
          <table:table-cell table:style-name="CE6" office:value-type="float" office:value="413">
            <text:p>413</text:p>
          </table:table-cell>
          <table:table-cell table:style-name="CE6" office:value-type="float" office:value="5017">
            <text:p>5017</text:p>
          </table:table-cell>
          <table:table-cell table:style-name="CE6" office:value-type="float" office:value="261">
            <text:p>261</text:p>
          </table:table-cell>
          <table:table-cell table:style-name="CE6" office:value-type="float" office:value="2285">
            <text:p>2285</text:p>
          </table:table-cell>
          <table:table-cell table:style-name="CE6" office:value-type="float" office:value="237">
            <text:p>237</text:p>
          </table:table-cell>
          <table:table-cell table:style-name="CE6" office:value-type="float" office:value="799">
            <text:p>799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77">
            <text:p>577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2529">
            <text:p>2529</text:p>
          </table:table-cell>
          <table:table-cell table:style-name="CE6" office:value-type="float" office:value="201">
            <text:p>201</text:p>
          </table:table-cell>
          <table:table-cell table:style-name="CE6" office:value-type="float" office:value="561">
            <text:p>561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南屯區</text:p>
          </table:table-cell>
          <table:table-cell table:style-name="CE8" office:value-type="string">
            <text:p>50～54</text:p>
          </table:table-cell>
          <table:table-cell table:style-name="CE8" office:value-type="string">
            <text:p>計</text:p>
          </table:table-cell>
          <table:table-cell table:style-name="CE6" office:value-type="float" office:value="251">
            <text:p>251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1902">
            <text:p>1902</text:p>
          </table:table-cell>
          <table:table-cell table:style-name="CE6" office:value-type="float" office:value="297">
            <text:p>297</text:p>
          </table:table-cell>
          <table:table-cell table:style-name="CE6" office:value-type="float" office:value="3514">
            <text:p>3514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2205">
            <text:p>2205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1343">
            <text:p>1343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78">
            <text:p>778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2948">
            <text:p>2948</text:p>
          </table:table-cell>
          <table:table-cell table:style-name="CE6" office:value-type="float" office:value="149">
            <text:p>149</text:p>
          </table:table-cell>
          <table:table-cell table:style-name="CE6" office:value-type="float" office:value="629">
            <text:p>629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南屯區</text:p>
          </table:table-cell>
          <table:table-cell table:style-name="CE8" office:value-type="string">
            <text:p>55～59</text:p>
          </table:table-cell>
          <table:table-cell table:style-name="CE8" office:value-type="string">
            <text:p>計</text:p>
          </table:table-cell>
          <table:table-cell table:style-name="CE6" office:value-type="float" office:value="273">
            <text:p>273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1735">
            <text:p>1735</text:p>
          </table:table-cell>
          <table:table-cell table:style-name="CE6" office:value-type="float" office:value="226">
            <text:p>226</text:p>
          </table:table-cell>
          <table:table-cell table:style-name="CE6" office:value-type="float" office:value="2966">
            <text:p>2966</text:p>
          </table:table-cell>
          <table:table-cell table:style-name="CE6" office:value-type="float" office:value="139">
            <text:p>139</text:p>
          </table:table-cell>
          <table:table-cell table:style-name="CE6" office:value-type="float" office:value="1832">
            <text:p>1832</text:p>
          </table:table-cell>
          <table:table-cell table:style-name="CE6" office:value-type="float" office:value="92">
            <text:p>92</text:p>
          </table:table-cell>
          <table:table-cell table:style-name="CE6" office:value-type="float" office:value="1591">
            <text:p>1591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050">
            <text:p>105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3698">
            <text:p>3698</text:p>
          </table:table-cell>
          <table:table-cell table:style-name="CE6" office:value-type="float" office:value="161">
            <text:p>161</text:p>
          </table:table-cell>
          <table:table-cell table:style-name="CE6" office:value-type="float" office:value="962">
            <text:p>962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南屯區</text:p>
          </table:table-cell>
          <table:table-cell table:style-name="CE8" office:value-type="string">
            <text:p>60～64</text:p>
          </table:table-cell>
          <table:table-cell table:style-name="CE8" office:value-type="string">
            <text:p>計</text:p>
          </table:table-cell>
          <table:table-cell table:style-name="CE6" office:value-type="float" office:value="273">
            <text:p>27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1090">
            <text:p>1090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2493">
            <text:p>2493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1121">
            <text:p>1121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406">
            <text:p>1406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031">
            <text:p>1031</text:p>
          </table:table-cell>
          <table:table-cell table:style-name="CE6" office:value-type="float" office:value="92">
            <text:p>92</text:p>
          </table:table-cell>
          <table:table-cell table:style-name="CE6" office:value-type="float" office:value="3202">
            <text:p>3202</text:p>
          </table:table-cell>
          <table:table-cell table:style-name="CE6" office:value-type="float" office:value="154">
            <text:p>154</text:p>
          </table:table-cell>
          <table:table-cell table:style-name="CE6" office:value-type="float" office:value="1442">
            <text:p>1442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54">
            <text:p>254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南屯區</text:p>
          </table:table-cell>
          <table:table-cell table:style-name="CE8" office:value-type="string">
            <text:p>65歲以上</text:p>
          </table:table-cell>
          <table:table-cell table:style-name="CE8" office:value-type="string">
            <text:p>計</text:p>
          </table:table-cell>
          <table:table-cell table:style-name="CE6" office:value-type="float" office:value="290">
            <text:p>29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002">
            <text:p>1002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3709">
            <text:p>3709</text:p>
          </table:table-cell>
          <table:table-cell table:style-name="CE6" office:value-type="float" office:value="165">
            <text:p>165</text:p>
          </table:table-cell>
          <table:table-cell table:style-name="CE6" office:value-type="float" office:value="1317">
            <text:p>1317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1829">
            <text:p>182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974">
            <text:p>1974</text:p>
          </table:table-cell>
          <table:table-cell table:style-name="CE6" office:value-type="float" office:value="189">
            <text:p>189</text:p>
          </table:table-cell>
          <table:table-cell table:style-name="CE6" office:value-type="float" office:value="4515">
            <text:p>4515</text:p>
          </table:table-cell>
          <table:table-cell table:style-name="CE6" office:value-type="float" office:value="209">
            <text:p>209</text:p>
          </table:table-cell>
          <table:table-cell table:style-name="CE6" office:value-type="float" office:value="3177">
            <text:p>3177</text:p>
          </table:table-cell>
          <table:table-cell table:style-name="CE6" office:value-type="float" office:value="177">
            <text:p>177</text:p>
          </table:table-cell>
          <table:table-cell table:style-name="CE6" office:value-type="float" office:value="286">
            <text:p>286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887">
            <text:p>5887</text:p>
          </table:table-cell>
          <table:table-cell table:style-name="CE6" office:value-type="float" office:value="404">
            <text:p>404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259">
            <text:p>259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北屯區</text:p>
          </table:table-cell>
          <table:table-cell table:style-name="CE8" office:value-type="string">
            <text:p>15～1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360">
            <text:p>336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89">
            <text:p>189</text:p>
          </table:table-cell>
          <table:table-cell table:style-name="CE6" office:value-type="float" office:value="477">
            <text:p>477</text:p>
          </table:table-cell>
          <table:table-cell table:style-name="CE6" office:value-type="float" office:value="192">
            <text:p>192</text:p>
          </table:table-cell>
          <table:table-cell table:style-name="CE6" office:value-type="float" office:value="4792">
            <text:p>4792</text:p>
          </table:table-cell>
          <table:table-cell table:style-name="CE6" office:value-type="float" office:value="204">
            <text:p>204</text:p>
          </table:table-cell>
          <table:table-cell table:style-name="CE6" office:value-type="float" office:value="3202">
            <text:p>3202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908">
            <text:p>90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北屯區</text:p>
          </table:table-cell>
          <table:table-cell table:style-name="CE8" office:value-type="string">
            <text:p>20～2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1059">
            <text:p>1059</text:p>
          </table:table-cell>
          <table:table-cell table:style-name="CE6" office:value-type="float" office:value="4102">
            <text:p>4102</text:p>
          </table:table-cell>
          <table:table-cell table:style-name="CE6" office:value-type="float" office:value="7082">
            <text:p>7082</text:p>
          </table:table-cell>
          <table:table-cell table:style-name="CE6" office:value-type="float" office:value="115">
            <text:p>115</text:p>
          </table:table-cell>
          <table:table-cell table:style-name="CE6" office:value-type="float" office:value="157">
            <text:p>157</text:p>
          </table:table-cell>
          <table:table-cell table:style-name="CE6" office:value-type="float" office:value="261">
            <text:p>261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290">
            <text:p>290</text:p>
          </table:table-cell>
          <table:table-cell table:style-name="CE6" office:value-type="float" office:value="139">
            <text:p>139</text:p>
          </table:table-cell>
          <table:table-cell table:style-name="CE6" office:value-type="float" office:value="879">
            <text:p>879</text:p>
          </table:table-cell>
          <table:table-cell table:style-name="CE6" office:value-type="float" office:value="611">
            <text:p>611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北屯區</text:p>
          </table:table-cell>
          <table:table-cell table:style-name="CE8" office:value-type="string">
            <text:p>25～29</text:p>
          </table:table-cell>
          <table:table-cell table:style-name="CE8" office:value-type="string">
            <text:p>計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2069">
            <text:p>2069</text:p>
          </table:table-cell>
          <table:table-cell table:style-name="CE6" office:value-type="float" office:value="1094">
            <text:p>1094</text:p>
          </table:table-cell>
          <table:table-cell table:style-name="CE6" office:value-type="float" office:value="12082">
            <text:p>12082</text:p>
          </table:table-cell>
          <table:table-cell table:style-name="CE6" office:value-type="float" office:value="2243">
            <text:p>2243</text:p>
          </table:table-cell>
          <table:table-cell table:style-name="CE6" office:value-type="float" office:value="268">
            <text:p>268</text:p>
          </table:table-cell>
          <table:table-cell table:style-name="CE6" office:value-type="float" office:value="184">
            <text:p>184</text:p>
          </table:table-cell>
          <table:table-cell table:style-name="CE6" office:value-type="float" office:value="177">
            <text:p>17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233">
            <text:p>233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1613">
            <text:p>1613</text:p>
          </table:table-cell>
          <table:table-cell table:style-name="CE6" office:value-type="float" office:value="691">
            <text:p>691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北屯區</text:p>
          </table:table-cell>
          <table:table-cell table:style-name="CE8" office:value-type="string">
            <text:p>30～34</text:p>
          </table:table-cell>
          <table:table-cell table:style-name="CE8" office:value-type="string">
            <text:p>計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3072">
            <text:p>3072</text:p>
          </table:table-cell>
          <table:table-cell table:style-name="CE6" office:value-type="float" office:value="812">
            <text:p>812</text:p>
          </table:table-cell>
          <table:table-cell table:style-name="CE6" office:value-type="float" office:value="14682">
            <text:p>14682</text:p>
          </table:table-cell>
          <table:table-cell table:style-name="CE6" office:value-type="float" office:value="1795">
            <text:p>1795</text:p>
          </table:table-cell>
          <table:table-cell table:style-name="CE6" office:value-type="float" office:value="433">
            <text:p>433</text:p>
          </table:table-cell>
          <table:table-cell table:style-name="CE6" office:value-type="float" office:value="251">
            <text:p>251</text:p>
          </table:table-cell>
          <table:table-cell table:style-name="CE6" office:value-type="float" office:value="226">
            <text:p>22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257">
            <text:p>257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2028">
            <text:p>2028</text:p>
          </table:table-cell>
          <table:table-cell table:style-name="CE6" office:value-type="float" office:value="665">
            <text:p>665</text:p>
          </table:table-cell>
          <table:table-cell table:style-name="CE6" office:value-type="float" office:value="179">
            <text:p>179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北屯區</text:p>
          </table:table-cell>
          <table:table-cell table:style-name="CE8" office:value-type="string">
            <text:p>35～39</text:p>
          </table:table-cell>
          <table:table-cell table:style-name="CE8" office:value-type="string">
            <text:p>計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3852">
            <text:p>3852</text:p>
          </table:table-cell>
          <table:table-cell table:style-name="CE6" office:value-type="float" office:value="763">
            <text:p>763</text:p>
          </table:table-cell>
          <table:table-cell table:style-name="CE6" office:value-type="float" office:value="14038">
            <text:p>14038</text:p>
          </table:table-cell>
          <table:table-cell table:style-name="CE6" office:value-type="float" office:value="1336">
            <text:p>1336</text:p>
          </table:table-cell>
          <table:table-cell table:style-name="CE6" office:value-type="float" office:value="680">
            <text:p>680</text:p>
          </table:table-cell>
          <table:table-cell table:style-name="CE6" office:value-type="float" office:value="377">
            <text:p>377</text:p>
          </table:table-cell>
          <table:table-cell table:style-name="CE6" office:value-type="float" office:value="303">
            <text:p>30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529">
            <text:p>529</text:p>
          </table:table-cell>
          <table:table-cell table:style-name="CE6" office:value-type="float" office:value="121">
            <text:p>121</text:p>
          </table:table-cell>
          <table:table-cell table:style-name="CE6" office:value-type="float" office:value="2414">
            <text:p>2414</text:p>
          </table:table-cell>
          <table:table-cell table:style-name="CE6" office:value-type="float" office:value="641">
            <text:p>641</text:p>
          </table:table-cell>
          <table:table-cell table:style-name="CE6" office:value-type="float" office:value="330">
            <text:p>330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北屯區</text:p>
          </table:table-cell>
          <table:table-cell table:style-name="CE8" office:value-type="string">
            <text:p>40～44</text:p>
          </table:table-cell>
          <table:table-cell table:style-name="CE8" office:value-type="string">
            <text:p>計</text:p>
          </table:table-cell>
          <table:table-cell table:style-name="CE6" office:value-type="float" office:value="279">
            <text:p>279</text:p>
          </table:table-cell>
          <table:table-cell table:style-name="CE6" office:value-type="float" office:value="152">
            <text:p>152</text:p>
          </table:table-cell>
          <table:table-cell table:style-name="CE6" office:value-type="float" office:value="3860">
            <text:p>3860</text:p>
          </table:table-cell>
          <table:table-cell table:style-name="CE6" office:value-type="float" office:value="758">
            <text:p>758</text:p>
          </table:table-cell>
          <table:table-cell table:style-name="CE6" office:value-type="float" office:value="12248">
            <text:p>12248</text:p>
          </table:table-cell>
          <table:table-cell table:style-name="CE6" office:value-type="float" office:value="835">
            <text:p>835</text:p>
          </table:table-cell>
          <table:table-cell table:style-name="CE6" office:value-type="float" office:value="2253">
            <text:p>2253</text:p>
          </table:table-cell>
          <table:table-cell table:style-name="CE6" office:value-type="float" office:value="612">
            <text:p>612</text:p>
          </table:table-cell>
          <table:table-cell table:style-name="CE6" office:value-type="float" office:value="695">
            <text:p>695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710">
            <text:p>710</text:p>
          </table:table-cell>
          <table:table-cell table:style-name="CE6" office:value-type="float" office:value="211">
            <text:p>211</text:p>
          </table:table-cell>
          <table:table-cell table:style-name="CE6" office:value-type="float" office:value="3841">
            <text:p>3841</text:p>
          </table:table-cell>
          <table:table-cell table:style-name="CE6" office:value-type="float" office:value="673">
            <text:p>673</text:p>
          </table:table-cell>
          <table:table-cell table:style-name="CE6" office:value-type="float" office:value="651">
            <text:p>651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北屯區</text:p>
          </table:table-cell>
          <table:table-cell table:style-name="CE8" office:value-type="string">
            <text:p>45～49</text:p>
          </table:table-cell>
          <table:table-cell table:style-name="CE8" office:value-type="string">
            <text:p>計</text:p>
          </table:table-cell>
          <table:table-cell table:style-name="CE6" office:value-type="float" office:value="288">
            <text:p>288</text:p>
          </table:table-cell>
          <table:table-cell table:style-name="CE6" office:value-type="float" office:value="121">
            <text:p>121</text:p>
          </table:table-cell>
          <table:table-cell table:style-name="CE6" office:value-type="float" office:value="3355">
            <text:p>3355</text:p>
          </table:table-cell>
          <table:table-cell table:style-name="CE6" office:value-type="float" office:value="638">
            <text:p>638</text:p>
          </table:table-cell>
          <table:table-cell table:style-name="CE6" office:value-type="float" office:value="8012">
            <text:p>8012</text:p>
          </table:table-cell>
          <table:table-cell table:style-name="CE6" office:value-type="float" office:value="452">
            <text:p>452</text:p>
          </table:table-cell>
          <table:table-cell table:style-name="CE6" office:value-type="float" office:value="4022">
            <text:p>4022</text:p>
          </table:table-cell>
          <table:table-cell table:style-name="CE6" office:value-type="float" office:value="486">
            <text:p>486</text:p>
          </table:table-cell>
          <table:table-cell table:style-name="CE6" office:value-type="float" office:value="1341">
            <text:p>1341</text:p>
          </table:table-cell>
          <table:table-cell table:style-name="CE6" office:value-type="float" office:value="139">
            <text:p>139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938">
            <text:p>938</text:p>
          </table:table-cell>
          <table:table-cell table:style-name="CE6" office:value-type="float" office:value="149">
            <text:p>149</text:p>
          </table:table-cell>
          <table:table-cell table:style-name="CE6" office:value-type="float" office:value="5466">
            <text:p>5466</text:p>
          </table:table-cell>
          <table:table-cell table:style-name="CE6" office:value-type="float" office:value="447">
            <text:p>447</text:p>
          </table:table-cell>
          <table:table-cell table:style-name="CE6" office:value-type="float" office:value="1241">
            <text:p>1241</text:p>
          </table:table-cell>
          <table:table-cell table:style-name="CE6" office:value-type="float" office:value="129">
            <text:p>12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北屯區</text:p>
          </table:table-cell>
          <table:table-cell table:style-name="CE8" office:value-type="string">
            <text:p>50～54</text:p>
          </table:table-cell>
          <table:table-cell table:style-name="CE8" office:value-type="string">
            <text:p>計</text:p>
          </table:table-cell>
          <table:table-cell table:style-name="CE6" office:value-type="float" office:value="227">
            <text:p>227</text:p>
          </table:table-cell>
          <table:table-cell table:style-name="CE6" office:value-type="float" office:value="121">
            <text:p>121</text:p>
          </table:table-cell>
          <table:table-cell table:style-name="CE6" office:value-type="float" office:value="2476">
            <text:p>2476</text:p>
          </table:table-cell>
          <table:table-cell table:style-name="CE6" office:value-type="float" office:value="429">
            <text:p>429</text:p>
          </table:table-cell>
          <table:table-cell table:style-name="CE6" office:value-type="float" office:value="4548">
            <text:p>4548</text:p>
          </table:table-cell>
          <table:table-cell table:style-name="CE6" office:value-type="float" office:value="224">
            <text:p>224</text:p>
          </table:table-cell>
          <table:table-cell table:style-name="CE6" office:value-type="float" office:value="3422">
            <text:p>3422</text:p>
          </table:table-cell>
          <table:table-cell table:style-name="CE6" office:value-type="float" office:value="240">
            <text:p>240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301">
            <text:p>1301</text:p>
          </table:table-cell>
          <table:table-cell table:style-name="CE6" office:value-type="float" office:value="161">
            <text:p>161</text:p>
          </table:table-cell>
          <table:table-cell table:style-name="CE6" office:value-type="float" office:value="5757">
            <text:p>5757</text:p>
          </table:table-cell>
          <table:table-cell table:style-name="CE6" office:value-type="float" office:value="290">
            <text:p>290</text:p>
          </table:table-cell>
          <table:table-cell table:style-name="CE6" office:value-type="float" office:value="1259">
            <text:p>1259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9">
            <text:p>9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北屯區</text:p>
          </table:table-cell>
          <table:table-cell table:style-name="CE8" office:value-type="string">
            <text:p>55～59</text:p>
          </table:table-cell>
          <table:table-cell table:style-name="CE8" office:value-type="string">
            <text:p>計</text:p>
          </table:table-cell>
          <table:table-cell table:style-name="CE6" office:value-type="float" office:value="263">
            <text:p>263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935">
            <text:p>1935</text:p>
          </table:table-cell>
          <table:table-cell table:style-name="CE6" office:value-type="float" office:value="280">
            <text:p>280</text:p>
          </table:table-cell>
          <table:table-cell table:style-name="CE6" office:value-type="float" office:value="3665">
            <text:p>3665</text:p>
          </table:table-cell>
          <table:table-cell table:style-name="CE6" office:value-type="float" office:value="197">
            <text:p>197</text:p>
          </table:table-cell>
          <table:table-cell table:style-name="CE6" office:value-type="float" office:value="2547">
            <text:p>2547</text:p>
          </table:table-cell>
          <table:table-cell table:style-name="CE6" office:value-type="float" office:value="155">
            <text:p>155</text:p>
          </table:table-cell>
          <table:table-cell table:style-name="CE6" office:value-type="float" office:value="2257">
            <text:p>2257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692">
            <text:p>1692</text:p>
          </table:table-cell>
          <table:table-cell table:style-name="CE6" office:value-type="float" office:value="176">
            <text:p>176</text:p>
          </table:table-cell>
          <table:table-cell table:style-name="CE6" office:value-type="float" office:value="7083">
            <text:p>7083</text:p>
          </table:table-cell>
          <table:table-cell table:style-name="CE6" office:value-type="float" office:value="315">
            <text:p>315</text:p>
          </table:table-cell>
          <table:table-cell table:style-name="CE6" office:value-type="float" office:value="1876">
            <text:p>1876</text:p>
          </table:table-cell>
          <table:table-cell table:style-name="CE6" office:value-type="float" office:value="151">
            <text:p>15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北屯區</text:p>
          </table:table-cell>
          <table:table-cell table:style-name="CE8" office:value-type="string">
            <text:p>60～64</text:p>
          </table:table-cell>
          <table:table-cell table:style-name="CE8" office:value-type="string">
            <text:p>計</text:p>
          </table:table-cell>
          <table:table-cell table:style-name="CE6" office:value-type="float" office:value="262">
            <text:p>262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235">
            <text:p>1235</text:p>
          </table:table-cell>
          <table:table-cell table:style-name="CE6" office:value-type="float" office:value="142">
            <text:p>142</text:p>
          </table:table-cell>
          <table:table-cell table:style-name="CE6" office:value-type="float" office:value="3103">
            <text:p>3103</text:p>
          </table:table-cell>
          <table:table-cell table:style-name="CE6" office:value-type="float" office:value="167">
            <text:p>167</text:p>
          </table:table-cell>
          <table:table-cell table:style-name="CE6" office:value-type="float" office:value="1769">
            <text:p>1769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2179">
            <text:p>2179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716">
            <text:p>1716</text:p>
          </table:table-cell>
          <table:table-cell table:style-name="CE6" office:value-type="float" office:value="167">
            <text:p>167</text:p>
          </table:table-cell>
          <table:table-cell table:style-name="CE6" office:value-type="float" office:value="6790">
            <text:p>6790</text:p>
          </table:table-cell>
          <table:table-cell table:style-name="CE6" office:value-type="float" office:value="350">
            <text:p>350</text:p>
          </table:table-cell>
          <table:table-cell table:style-name="CE6" office:value-type="float" office:value="3178">
            <text:p>3178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77">
            <text:p>27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9">
            <text:p>9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北屯區</text:p>
          </table:table-cell>
          <table:table-cell table:style-name="CE8" office:value-type="string">
            <text:p>65歲以上</text:p>
          </table:table-cell>
          <table:table-cell table:style-name="CE8" office:value-type="string">
            <text:p>計</text:p>
          </table:table-cell>
          <table:table-cell table:style-name="CE6" office:value-type="float" office:value="363">
            <text:p>363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1392">
            <text:p>1392</text:p>
          </table:table-cell>
          <table:table-cell table:style-name="CE6" office:value-type="float" office:value="129">
            <text:p>129</text:p>
          </table:table-cell>
          <table:table-cell table:style-name="CE6" office:value-type="float" office:value="6479">
            <text:p>6479</text:p>
          </table:table-cell>
          <table:table-cell table:style-name="CE6" office:value-type="float" office:value="289">
            <text:p>289</text:p>
          </table:table-cell>
          <table:table-cell table:style-name="CE6" office:value-type="float" office:value="2591">
            <text:p>2591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3173">
            <text:p>3173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3698">
            <text:p>3698</text:p>
          </table:table-cell>
          <table:table-cell table:style-name="CE6" office:value-type="float" office:value="312">
            <text:p>312</text:p>
          </table:table-cell>
          <table:table-cell table:style-name="CE6" office:value-type="float" office:value="10093">
            <text:p>10093</text:p>
          </table:table-cell>
          <table:table-cell table:style-name="CE6" office:value-type="float" office:value="495">
            <text:p>495</text:p>
          </table:table-cell>
          <table:table-cell table:style-name="CE6" office:value-type="float" office:value="6748">
            <text:p>6748</text:p>
          </table:table-cell>
          <table:table-cell table:style-name="CE6" office:value-type="float" office:value="733">
            <text:p>733</text:p>
          </table:table-cell>
          <table:table-cell table:style-name="CE6" office:value-type="float" office:value="265">
            <text:p>265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11581">
            <text:p>11581</text:p>
          </table:table-cell>
          <table:table-cell table:style-name="CE6" office:value-type="float" office:value="639">
            <text:p>639</text:p>
          </table:table-cell>
          <table:table-cell table:style-name="CE6" office:value-type="float" office:value="307">
            <text:p>307</text:p>
          </table:table-cell>
          <table:table-cell table:style-name="CE6" office:value-type="float" office:value="529">
            <text:p>529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豐原區</text:p>
          </table:table-cell>
          <table:table-cell table:style-name="CE8" office:value-type="string">
            <text:p>15～1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823">
            <text:p>182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194">
            <text:p>194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2222">
            <text:p>2222</text:p>
          </table:table-cell>
          <table:table-cell table:style-name="CE6" office:value-type="float" office:value="155">
            <text:p>155</text:p>
          </table:table-cell>
          <table:table-cell table:style-name="CE6" office:value-type="float" office:value="2190">
            <text:p>2190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498">
            <text:p>49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豐原區</text:p>
          </table:table-cell>
          <table:table-cell table:style-name="CE8" office:value-type="string">
            <text:p>20～2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523">
            <text:p>523</text:p>
          </table:table-cell>
          <table:table-cell table:style-name="CE6" office:value-type="float" office:value="2145">
            <text:p>2145</text:p>
          </table:table-cell>
          <table:table-cell table:style-name="CE6" office:value-type="float" office:value="3653">
            <text:p>3653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142">
            <text:p>142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152">
            <text:p>152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701">
            <text:p>701</text:p>
          </table:table-cell>
          <table:table-cell table:style-name="CE6" office:value-type="float" office:value="494">
            <text:p>494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豐原區</text:p>
          </table:table-cell>
          <table:table-cell table:style-name="CE8" office:value-type="string">
            <text:p>25～29</text:p>
          </table:table-cell>
          <table:table-cell table:style-name="CE8" office:value-type="string">
            <text:p>計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979">
            <text:p>979</text:p>
          </table:table-cell>
          <table:table-cell table:style-name="CE6" office:value-type="float" office:value="464">
            <text:p>464</text:p>
          </table:table-cell>
          <table:table-cell table:style-name="CE6" office:value-type="float" office:value="5902">
            <text:p>5902</text:p>
          </table:table-cell>
          <table:table-cell table:style-name="CE6" office:value-type="float" office:value="1013">
            <text:p>1013</text:p>
          </table:table-cell>
          <table:table-cell table:style-name="CE6" office:value-type="float" office:value="139">
            <text:p>139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114">
            <text:p>1114</text:p>
          </table:table-cell>
          <table:table-cell table:style-name="CE6" office:value-type="float" office:value="483">
            <text:p>483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豐原區</text:p>
          </table:table-cell>
          <table:table-cell table:style-name="CE8" office:value-type="string">
            <text:p>30～34</text:p>
          </table:table-cell>
          <table:table-cell table:style-name="CE8" office:value-type="string">
            <text:p>計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167">
            <text:p>1167</text:p>
          </table:table-cell>
          <table:table-cell table:style-name="CE6" office:value-type="float" office:value="322">
            <text:p>322</text:p>
          </table:table-cell>
          <table:table-cell table:style-name="CE6" office:value-type="float" office:value="6330">
            <text:p>6330</text:p>
          </table:table-cell>
          <table:table-cell table:style-name="CE6" office:value-type="float" office:value="914">
            <text:p>914</text:p>
          </table:table-cell>
          <table:table-cell table:style-name="CE6" office:value-type="float" office:value="187">
            <text:p>187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1299">
            <text:p>1299</text:p>
          </table:table-cell>
          <table:table-cell table:style-name="CE6" office:value-type="float" office:value="381">
            <text:p>381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豐原區</text:p>
          </table:table-cell>
          <table:table-cell table:style-name="CE8" office:value-type="string">
            <text:p>35～39</text:p>
          </table:table-cell>
          <table:table-cell table:style-name="CE8" office:value-type="string">
            <text:p>計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1134">
            <text:p>1134</text:p>
          </table:table-cell>
          <table:table-cell table:style-name="CE6" office:value-type="float" office:value="244">
            <text:p>244</text:p>
          </table:table-cell>
          <table:table-cell table:style-name="CE6" office:value-type="float" office:value="5559">
            <text:p>5559</text:p>
          </table:table-cell>
          <table:table-cell table:style-name="CE6" office:value-type="float" office:value="552">
            <text:p>552</text:p>
          </table:table-cell>
          <table:table-cell table:style-name="CE6" office:value-type="float" office:value="344">
            <text:p>344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43">
            <text:p>14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14">
            <text:p>314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1519">
            <text:p>1519</text:p>
          </table:table-cell>
          <table:table-cell table:style-name="CE6" office:value-type="float" office:value="438">
            <text:p>438</text:p>
          </table:table-cell>
          <table:table-cell table:style-name="CE6" office:value-type="float" office:value="238">
            <text:p>238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豐原區</text:p>
          </table:table-cell>
          <table:table-cell table:style-name="CE8" office:value-type="string">
            <text:p>40～44</text:p>
          </table:table-cell>
          <table:table-cell table:style-name="CE8" office:value-type="string">
            <text:p>計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1207">
            <text:p>1207</text:p>
          </table:table-cell>
          <table:table-cell table:style-name="CE6" office:value-type="float" office:value="225">
            <text:p>225</text:p>
          </table:table-cell>
          <table:table-cell table:style-name="CE6" office:value-type="float" office:value="5070">
            <text:p>5070</text:p>
          </table:table-cell>
          <table:table-cell table:style-name="CE6" office:value-type="float" office:value="415">
            <text:p>415</text:p>
          </table:table-cell>
          <table:table-cell table:style-name="CE6" office:value-type="float" office:value="1164">
            <text:p>1164</text:p>
          </table:table-cell>
          <table:table-cell table:style-name="CE6" office:value-type="float" office:value="444">
            <text:p>444</text:p>
          </table:table-cell>
          <table:table-cell table:style-name="CE6" office:value-type="float" office:value="352">
            <text:p>352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398">
            <text:p>398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2453">
            <text:p>2453</text:p>
          </table:table-cell>
          <table:table-cell table:style-name="CE6" office:value-type="float" office:value="607">
            <text:p>607</text:p>
          </table:table-cell>
          <table:table-cell table:style-name="CE6" office:value-type="float" office:value="564">
            <text:p>564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豐原區</text:p>
          </table:table-cell>
          <table:table-cell table:style-name="CE8" office:value-type="string">
            <text:p>45～49</text:p>
          </table:table-cell>
          <table:table-cell table:style-name="CE8" office:value-type="string">
            <text:p>計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1047">
            <text:p>1047</text:p>
          </table:table-cell>
          <table:table-cell table:style-name="CE6" office:value-type="float" office:value="185">
            <text:p>185</text:p>
          </table:table-cell>
          <table:table-cell table:style-name="CE6" office:value-type="float" office:value="3090">
            <text:p>3090</text:p>
          </table:table-cell>
          <table:table-cell table:style-name="CE6" office:value-type="float" office:value="256">
            <text:p>256</text:p>
          </table:table-cell>
          <table:table-cell table:style-name="CE6" office:value-type="float" office:value="2192">
            <text:p>2192</text:p>
          </table:table-cell>
          <table:table-cell table:style-name="CE6" office:value-type="float" office:value="389">
            <text:p>389</text:p>
          </table:table-cell>
          <table:table-cell table:style-name="CE6" office:value-type="float" office:value="685">
            <text:p>685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80">
            <text:p>480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3855">
            <text:p>3855</text:p>
          </table:table-cell>
          <table:table-cell table:style-name="CE6" office:value-type="float" office:value="261">
            <text:p>261</text:p>
          </table:table-cell>
          <table:table-cell table:style-name="CE6" office:value-type="float" office:value="897">
            <text:p>897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豐原區</text:p>
          </table:table-cell>
          <table:table-cell table:style-name="CE8" office:value-type="string">
            <text:p>50～54</text:p>
          </table:table-cell>
          <table:table-cell table:style-name="CE8" office:value-type="string">
            <text:p>計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774">
            <text:p>774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1653">
            <text:p>1653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555">
            <text:p>1555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996">
            <text:p>996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613">
            <text:p>613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3619">
            <text:p>3619</text:p>
          </table:table-cell>
          <table:table-cell table:style-name="CE6" office:value-type="float" office:value="230">
            <text:p>230</text:p>
          </table:table-cell>
          <table:table-cell table:style-name="CE6" office:value-type="float" office:value="973">
            <text:p>973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">
            <text:p>6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豐原區</text:p>
          </table:table-cell>
          <table:table-cell table:style-name="CE8" office:value-type="string">
            <text:p>55～59</text:p>
          </table:table-cell>
          <table:table-cell table:style-name="CE8" office:value-type="string">
            <text:p>計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603">
            <text:p>603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257">
            <text:p>1257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910">
            <text:p>910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1083">
            <text:p>1083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730">
            <text:p>730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4202">
            <text:p>4202</text:p>
          </table:table-cell>
          <table:table-cell table:style-name="CE6" office:value-type="float" office:value="268">
            <text:p>268</text:p>
          </table:table-cell>
          <table:table-cell table:style-name="CE6" office:value-type="float" office:value="1600">
            <text:p>160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豐原區</text:p>
          </table:table-cell>
          <table:table-cell table:style-name="CE8" office:value-type="string">
            <text:p>60～64</text:p>
          </table:table-cell>
          <table:table-cell table:style-name="CE8" office:value-type="string">
            <text:p>計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314">
            <text:p>314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1051">
            <text:p>1051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646">
            <text:p>646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984">
            <text:p>984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753">
            <text:p>753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3918">
            <text:p>3918</text:p>
          </table:table-cell>
          <table:table-cell table:style-name="CE6" office:value-type="float" office:value="242">
            <text:p>242</text:p>
          </table:table-cell>
          <table:table-cell table:style-name="CE6" office:value-type="float" office:value="2989">
            <text:p>2989</text:p>
          </table:table-cell>
          <table:table-cell table:style-name="CE6" office:value-type="float" office:value="109">
            <text:p>10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2">
            <text:p>192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5">
            <text:p>15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豐原區</text:p>
          </table:table-cell>
          <table:table-cell table:style-name="CE8" office:value-type="string">
            <text:p>65歲以上</text:p>
          </table:table-cell>
          <table:table-cell table:style-name="CE8" office:value-type="string">
            <text:p>計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07">
            <text:p>307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2020">
            <text:p>2020</text:p>
          </table:table-cell>
          <table:table-cell table:style-name="CE6" office:value-type="float" office:value="113">
            <text:p>113</text:p>
          </table:table-cell>
          <table:table-cell table:style-name="CE6" office:value-type="float" office:value="986">
            <text:p>986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1371">
            <text:p>1371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528">
            <text:p>1528</text:p>
          </table:table-cell>
          <table:table-cell table:style-name="CE6" office:value-type="float" office:value="156">
            <text:p>156</text:p>
          </table:table-cell>
          <table:table-cell table:style-name="CE6" office:value-type="float" office:value="5918">
            <text:p>5918</text:p>
          </table:table-cell>
          <table:table-cell table:style-name="CE6" office:value-type="float" office:value="347">
            <text:p>347</text:p>
          </table:table-cell>
          <table:table-cell table:style-name="CE6" office:value-type="float" office:value="5929">
            <text:p>5929</text:p>
          </table:table-cell>
          <table:table-cell table:style-name="CE6" office:value-type="float" office:value="463">
            <text:p>463</text:p>
          </table:table-cell>
          <table:table-cell table:style-name="CE6" office:value-type="float" office:value="382">
            <text:p>382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0349">
            <text:p>10349</text:p>
          </table:table-cell>
          <table:table-cell table:style-name="CE6" office:value-type="float" office:value="411">
            <text:p>411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519">
            <text:p>519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東勢區</text:p>
          </table:table-cell>
          <table:table-cell table:style-name="CE8" office:value-type="string">
            <text:p>15～1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07">
            <text:p>40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332">
            <text:p>332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692">
            <text:p>692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東勢區</text:p>
          </table:table-cell>
          <table:table-cell table:style-name="CE8" office:value-type="string">
            <text:p>20～2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549">
            <text:p>549</text:p>
          </table:table-cell>
          <table:table-cell table:style-name="CE6" office:value-type="float" office:value="903">
            <text:p>903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350">
            <text:p>350</text:p>
          </table:table-cell>
          <table:table-cell table:style-name="CE6" office:value-type="float" office:value="208">
            <text:p>208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東勢區</text:p>
          </table:table-cell>
          <table:table-cell table:style-name="CE8" office:value-type="string">
            <text:p>25～29</text:p>
          </table:table-cell>
          <table:table-cell table:style-name="CE8" office:value-type="string">
            <text:p>計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216">
            <text:p>216</text:p>
          </table:table-cell>
          <table:table-cell table:style-name="CE6" office:value-type="float" office:value="119">
            <text:p>119</text:p>
          </table:table-cell>
          <table:table-cell table:style-name="CE6" office:value-type="float" office:value="1465">
            <text:p>1465</text:p>
          </table:table-cell>
          <table:table-cell table:style-name="CE6" office:value-type="float" office:value="364">
            <text:p>36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528">
            <text:p>528</text:p>
          </table:table-cell>
          <table:table-cell table:style-name="CE6" office:value-type="float" office:value="160">
            <text:p>160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東勢區</text:p>
          </table:table-cell>
          <table:table-cell table:style-name="CE8" office:value-type="string">
            <text:p>30～34</text:p>
          </table:table-cell>
          <table:table-cell table:style-name="CE8" office:value-type="string">
            <text:p>計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245">
            <text:p>245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1551">
            <text:p>1551</text:p>
          </table:table-cell>
          <table:table-cell table:style-name="CE6" office:value-type="float" office:value="265">
            <text:p>265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94">
            <text:p>494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東勢區</text:p>
          </table:table-cell>
          <table:table-cell table:style-name="CE8" office:value-type="string">
            <text:p>35～39</text:p>
          </table:table-cell>
          <table:table-cell table:style-name="CE8" office:value-type="string">
            <text:p>計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222">
            <text:p>222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1266">
            <text:p>1266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131">
            <text:p>131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520">
            <text:p>520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東勢區</text:p>
          </table:table-cell>
          <table:table-cell table:style-name="CE8" office:value-type="string">
            <text:p>40～44</text:p>
          </table:table-cell>
          <table:table-cell table:style-name="CE8" office:value-type="string">
            <text:p>計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219">
            <text:p>21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004">
            <text:p>1004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297">
            <text:p>297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2">
            <text:p>1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866">
            <text:p>866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213">
            <text:p>213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東勢區</text:p>
          </table:table-cell>
          <table:table-cell table:style-name="CE8" office:value-type="string">
            <text:p>45～49</text:p>
          </table:table-cell>
          <table:table-cell table:style-name="CE8" office:value-type="string">
            <text:p>計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67">
            <text:p>167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593">
            <text:p>593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461">
            <text:p>461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40">
            <text:p>140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9">
            <text:p>199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1138">
            <text:p>1138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359">
            <text:p>359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東勢區</text:p>
          </table:table-cell>
          <table:table-cell table:style-name="CE8" office:value-type="string">
            <text:p>50～54</text:p>
          </table:table-cell>
          <table:table-cell table:style-name="CE8" office:value-type="string">
            <text:p>計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23">
            <text:p>32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324">
            <text:p>324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5">
            <text:p>255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42">
            <text:p>242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1178">
            <text:p>1178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446">
            <text:p>446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東勢區</text:p>
          </table:table-cell>
          <table:table-cell table:style-name="CE8" office:value-type="string">
            <text:p>55～59</text:p>
          </table:table-cell>
          <table:table-cell table:style-name="CE8" office:value-type="string">
            <text:p>計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03">
            <text:p>303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68">
            <text:p>268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67">
            <text:p>267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90">
            <text:p>290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1422">
            <text:p>1422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685">
            <text:p>68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東勢區</text:p>
          </table:table-cell>
          <table:table-cell table:style-name="CE8" office:value-type="string">
            <text:p>60～64</text:p>
          </table:table-cell>
          <table:table-cell table:style-name="CE8" office:value-type="string">
            <text:p>計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65">
            <text:p>265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10">
            <text:p>210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36">
            <text:p>23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31">
            <text:p>231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411">
            <text:p>1411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1119">
            <text:p>1119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東勢區</text:p>
          </table:table-cell>
          <table:table-cell table:style-name="CE8" office:value-type="string">
            <text:p>65歲以上</text:p>
          </table:table-cell>
          <table:table-cell table:style-name="CE8" office:value-type="string">
            <text:p>計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583">
            <text:p>583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73">
            <text:p>273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46">
            <text:p>44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63">
            <text:p>563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2313">
            <text:p>2313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2334">
            <text:p>2334</text:p>
          </table:table-cell>
          <table:table-cell table:style-name="CE6" office:value-type="float" office:value="111">
            <text:p>111</text:p>
          </table:table-cell>
          <table:table-cell table:style-name="CE6" office:value-type="float" office:value="194">
            <text:p>194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4226">
            <text:p>4226</text:p>
          </table:table-cell>
          <table:table-cell table:style-name="CE6" office:value-type="float" office:value="140">
            <text:p>14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72">
            <text:p>272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甲區</text:p>
          </table:table-cell>
          <table:table-cell table:style-name="CE8" office:value-type="string">
            <text:p>15～1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97">
            <text:p>79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1147">
            <text:p>1147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799">
            <text:p>799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233">
            <text:p>23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甲區</text:p>
          </table:table-cell>
          <table:table-cell table:style-name="CE8" office:value-type="string">
            <text:p>20～2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241">
            <text:p>241</text:p>
          </table:table-cell>
          <table:table-cell table:style-name="CE6" office:value-type="float" office:value="1020">
            <text:p>1020</text:p>
          </table:table-cell>
          <table:table-cell table:style-name="CE6" office:value-type="float" office:value="1616">
            <text:p>1616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74">
            <text:p>474</text:p>
          </table:table-cell>
          <table:table-cell table:style-name="CE6" office:value-type="float" office:value="255">
            <text:p>25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甲區</text:p>
          </table:table-cell>
          <table:table-cell table:style-name="CE8" office:value-type="string">
            <text:p>25～29</text:p>
          </table:table-cell>
          <table:table-cell table:style-name="CE8" office:value-type="string">
            <text:p>計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440">
            <text:p>440</text:p>
          </table:table-cell>
          <table:table-cell table:style-name="CE6" office:value-type="float" office:value="189">
            <text:p>189</text:p>
          </table:table-cell>
          <table:table-cell table:style-name="CE6" office:value-type="float" office:value="2722">
            <text:p>2722</text:p>
          </table:table-cell>
          <table:table-cell table:style-name="CE6" office:value-type="float" office:value="417">
            <text:p>417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639">
            <text:p>639</text:p>
          </table:table-cell>
          <table:table-cell table:style-name="CE6" office:value-type="float" office:value="211">
            <text:p>211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甲區</text:p>
          </table:table-cell>
          <table:table-cell table:style-name="CE8" office:value-type="string">
            <text:p>30～34</text:p>
          </table:table-cell>
          <table:table-cell table:style-name="CE8" office:value-type="string">
            <text:p>計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425">
            <text:p>425</text:p>
          </table:table-cell>
          <table:table-cell table:style-name="CE6" office:value-type="float" office:value="121">
            <text:p>121</text:p>
          </table:table-cell>
          <table:table-cell table:style-name="CE6" office:value-type="float" office:value="2873">
            <text:p>2873</text:p>
          </table:table-cell>
          <table:table-cell table:style-name="CE6" office:value-type="float" office:value="366">
            <text:p>366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834">
            <text:p>834</text:p>
          </table:table-cell>
          <table:table-cell table:style-name="CE6" office:value-type="float" office:value="92">
            <text:p>92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甲區</text:p>
          </table:table-cell>
          <table:table-cell table:style-name="CE8" office:value-type="string">
            <text:p>35～39</text:p>
          </table:table-cell>
          <table:table-cell table:style-name="CE8" office:value-type="string">
            <text:p>計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438">
            <text:p>438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2371">
            <text:p>2371</text:p>
          </table:table-cell>
          <table:table-cell table:style-name="CE6" office:value-type="float" office:value="245">
            <text:p>245</text:p>
          </table:table-cell>
          <table:table-cell table:style-name="CE6" office:value-type="float" office:value="154">
            <text:p>154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67">
            <text:p>167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863">
            <text:p>863</text:p>
          </table:table-cell>
          <table:table-cell table:style-name="CE6" office:value-type="float" office:value="226">
            <text:p>226</text:p>
          </table:table-cell>
          <table:table-cell table:style-name="CE6" office:value-type="float" office:value="149">
            <text:p>149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甲區</text:p>
          </table:table-cell>
          <table:table-cell table:style-name="CE8" office:value-type="string">
            <text:p>40～44</text:p>
          </table:table-cell>
          <table:table-cell table:style-name="CE8" office:value-type="string">
            <text:p>計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377">
            <text:p>377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1900">
            <text:p>1900</text:p>
          </table:table-cell>
          <table:table-cell table:style-name="CE6" office:value-type="float" office:value="181">
            <text:p>181</text:p>
          </table:table-cell>
          <table:table-cell table:style-name="CE6" office:value-type="float" office:value="461">
            <text:p>461</text:p>
          </table:table-cell>
          <table:table-cell table:style-name="CE6" office:value-type="float" office:value="143">
            <text:p>143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92">
            <text:p>292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1292">
            <text:p>1292</text:p>
          </table:table-cell>
          <table:table-cell table:style-name="CE6" office:value-type="float" office:value="334">
            <text:p>334</text:p>
          </table:table-cell>
          <table:table-cell table:style-name="CE6" office:value-type="float" office:value="386">
            <text:p>38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甲區</text:p>
          </table:table-cell>
          <table:table-cell table:style-name="CE8" office:value-type="string">
            <text:p>45～49</text:p>
          </table:table-cell>
          <table:table-cell table:style-name="CE8" office:value-type="string">
            <text:p>計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343">
            <text:p>343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093">
            <text:p>1093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704">
            <text:p>704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242">
            <text:p>242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52">
            <text:p>352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1781">
            <text:p>1781</text:p>
          </table:table-cell>
          <table:table-cell table:style-name="CE6" office:value-type="float" office:value="153">
            <text:p>153</text:p>
          </table:table-cell>
          <table:table-cell table:style-name="CE6" office:value-type="float" office:value="630">
            <text:p>630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甲區</text:p>
          </table:table-cell>
          <table:table-cell table:style-name="CE8" office:value-type="string">
            <text:p>50～54</text:p>
          </table:table-cell>
          <table:table-cell table:style-name="CE8" office:value-type="string">
            <text:p>計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237">
            <text:p>237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66">
            <text:p>56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509">
            <text:p>509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287">
            <text:p>287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86">
            <text:p>486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1557">
            <text:p>1557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698">
            <text:p>698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甲區</text:p>
          </table:table-cell>
          <table:table-cell table:style-name="CE8" office:value-type="string">
            <text:p>55～59</text:p>
          </table:table-cell>
          <table:table-cell table:style-name="CE8" office:value-type="string">
            <text:p>計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68">
            <text:p>368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59">
            <text:p>359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12">
            <text:p>312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37">
            <text:p>537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566">
            <text:p>1566</text:p>
          </table:table-cell>
          <table:table-cell table:style-name="CE6" office:value-type="float" office:value="111">
            <text:p>111</text:p>
          </table:table-cell>
          <table:table-cell table:style-name="CE6" office:value-type="float" office:value="1256">
            <text:p>125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甲區</text:p>
          </table:table-cell>
          <table:table-cell table:style-name="CE8" office:value-type="string">
            <text:p>60～64</text:p>
          </table:table-cell>
          <table:table-cell table:style-name="CE8" office:value-type="string">
            <text:p>計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306">
            <text:p>306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74">
            <text:p>274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230">
            <text:p>23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13">
            <text:p>413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329">
            <text:p>1329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904">
            <text:p>1904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50">
            <text:p>45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7">
            <text:p>7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甲區</text:p>
          </table:table-cell>
          <table:table-cell table:style-name="CE8" office:value-type="string">
            <text:p>65歲以上</text:p>
          </table:table-cell>
          <table:table-cell table:style-name="CE8" office:value-type="string">
            <text:p>計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697">
            <text:p>697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322">
            <text:p>322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365">
            <text:p>365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21">
            <text:p>821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1927">
            <text:p>1927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2695">
            <text:p>2695</text:p>
          </table:table-cell>
          <table:table-cell table:style-name="CE6" office:value-type="float" office:value="185">
            <text:p>185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5532">
            <text:p>5532</text:p>
          </table:table-cell>
          <table:table-cell table:style-name="CE6" office:value-type="float" office:value="345">
            <text:p>345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585">
            <text:p>585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清水區</text:p>
          </table:table-cell>
          <table:table-cell table:style-name="CE8" office:value-type="string">
            <text:p>15～1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96">
            <text:p>99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159">
            <text:p>159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1188">
            <text:p>1188</text:p>
          </table:table-cell>
          <table:table-cell table:style-name="CE6" office:value-type="float" office:value="127">
            <text:p>127</text:p>
          </table:table-cell>
          <table:table-cell table:style-name="CE6" office:value-type="float" office:value="1142">
            <text:p>1142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232">
            <text:p>23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清水區</text:p>
          </table:table-cell>
          <table:table-cell table:style-name="CE8" office:value-type="string">
            <text:p>20～2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290">
            <text:p>290</text:p>
          </table:table-cell>
          <table:table-cell table:style-name="CE6" office:value-type="float" office:value="1313">
            <text:p>1313</text:p>
          </table:table-cell>
          <table:table-cell table:style-name="CE6" office:value-type="float" office:value="2107">
            <text:p>2107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62">
            <text:p>562</text:p>
          </table:table-cell>
          <table:table-cell table:style-name="CE6" office:value-type="float" office:value="261">
            <text:p>26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清水區</text:p>
          </table:table-cell>
          <table:table-cell table:style-name="CE8" office:value-type="string">
            <text:p>25～29</text:p>
          </table:table-cell>
          <table:table-cell table:style-name="CE8" office:value-type="string">
            <text:p>計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515">
            <text:p>515</text:p>
          </table:table-cell>
          <table:table-cell table:style-name="CE6" office:value-type="float" office:value="223">
            <text:p>223</text:p>
          </table:table-cell>
          <table:table-cell table:style-name="CE6" office:value-type="float" office:value="3305">
            <text:p>3305</text:p>
          </table:table-cell>
          <table:table-cell table:style-name="CE6" office:value-type="float" office:value="557">
            <text:p>557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895">
            <text:p>895</text:p>
          </table:table-cell>
          <table:table-cell table:style-name="CE6" office:value-type="float" office:value="193">
            <text:p>193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清水區</text:p>
          </table:table-cell>
          <table:table-cell table:style-name="CE8" office:value-type="string">
            <text:p>30～34</text:p>
          </table:table-cell>
          <table:table-cell table:style-name="CE8" office:value-type="string">
            <text:p>計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614">
            <text:p>614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3657">
            <text:p>3657</text:p>
          </table:table-cell>
          <table:table-cell table:style-name="CE6" office:value-type="float" office:value="455">
            <text:p>455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998">
            <text:p>998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清水區</text:p>
          </table:table-cell>
          <table:table-cell table:style-name="CE8" office:value-type="string">
            <text:p>35～39</text:p>
          </table:table-cell>
          <table:table-cell table:style-name="CE8" office:value-type="string">
            <text:p>計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636">
            <text:p>636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3407">
            <text:p>3407</text:p>
          </table:table-cell>
          <table:table-cell table:style-name="CE6" office:value-type="float" office:value="267">
            <text:p>267</text:p>
          </table:table-cell>
          <table:table-cell table:style-name="CE6" office:value-type="float" office:value="221">
            <text:p>221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88">
            <text:p>188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032">
            <text:p>1032</text:p>
          </table:table-cell>
          <table:table-cell table:style-name="CE6" office:value-type="float" office:value="220">
            <text:p>220</text:p>
          </table:table-cell>
          <table:table-cell table:style-name="CE6" office:value-type="float" office:value="182">
            <text:p>182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清水區</text:p>
          </table:table-cell>
          <table:table-cell table:style-name="CE8" office:value-type="string">
            <text:p>40～44</text:p>
          </table:table-cell>
          <table:table-cell table:style-name="CE8" office:value-type="string">
            <text:p>計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657">
            <text:p>657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2841">
            <text:p>2841</text:p>
          </table:table-cell>
          <table:table-cell table:style-name="CE6" office:value-type="float" office:value="180">
            <text:p>180</text:p>
          </table:table-cell>
          <table:table-cell table:style-name="CE6" office:value-type="float" office:value="724">
            <text:p>724</text:p>
          </table:table-cell>
          <table:table-cell table:style-name="CE6" office:value-type="float" office:value="195">
            <text:p>195</text:p>
          </table:table-cell>
          <table:table-cell table:style-name="CE6" office:value-type="float" office:value="211">
            <text:p>211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322">
            <text:p>322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1728">
            <text:p>1728</text:p>
          </table:table-cell>
          <table:table-cell table:style-name="CE6" office:value-type="float" office:value="317">
            <text:p>317</text:p>
          </table:table-cell>
          <table:table-cell table:style-name="CE6" office:value-type="float" office:value="529">
            <text:p>529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清水區</text:p>
          </table:table-cell>
          <table:table-cell table:style-name="CE8" office:value-type="string">
            <text:p>45～49</text:p>
          </table:table-cell>
          <table:table-cell table:style-name="CE8" office:value-type="string">
            <text:p>計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568">
            <text:p>568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1577">
            <text:p>1577</text:p>
          </table:table-cell>
          <table:table-cell table:style-name="CE6" office:value-type="float" office:value="121">
            <text:p>121</text:p>
          </table:table-cell>
          <table:table-cell table:style-name="CE6" office:value-type="float" office:value="1068">
            <text:p>1068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339">
            <text:p>339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42">
            <text:p>342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2321">
            <text:p>2321</text:p>
          </table:table-cell>
          <table:table-cell table:style-name="CE6" office:value-type="float" office:value="215">
            <text:p>215</text:p>
          </table:table-cell>
          <table:table-cell table:style-name="CE6" office:value-type="float" office:value="874">
            <text:p>874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清水區</text:p>
          </table:table-cell>
          <table:table-cell table:style-name="CE8" office:value-type="string">
            <text:p>50～54</text:p>
          </table:table-cell>
          <table:table-cell table:style-name="CE8" office:value-type="string">
            <text:p>計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381">
            <text:p>381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760">
            <text:p>76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463">
            <text:p>46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01">
            <text:p>401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2064">
            <text:p>2064</text:p>
          </table:table-cell>
          <table:table-cell table:style-name="CE6" office:value-type="float" office:value="177">
            <text:p>177</text:p>
          </table:table-cell>
          <table:table-cell table:style-name="CE6" office:value-type="float" office:value="905">
            <text:p>905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9">
            <text:p>9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清水區</text:p>
          </table:table-cell>
          <table:table-cell table:style-name="CE8" office:value-type="string">
            <text:p>55～59</text:p>
          </table:table-cell>
          <table:table-cell table:style-name="CE8" office:value-type="string">
            <text:p>計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87">
            <text:p>287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57">
            <text:p>557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468">
            <text:p>468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69">
            <text:p>369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49">
            <text:p>449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2115">
            <text:p>2115</text:p>
          </table:table-cell>
          <table:table-cell table:style-name="CE6" office:value-type="float" office:value="152">
            <text:p>152</text:p>
          </table:table-cell>
          <table:table-cell table:style-name="CE6" office:value-type="float" office:value="1429">
            <text:p>1429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17">
            <text:p>117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">
            <text:p>6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清水區</text:p>
          </table:table-cell>
          <table:table-cell table:style-name="CE8" office:value-type="string">
            <text:p>60～64</text:p>
          </table:table-cell>
          <table:table-cell table:style-name="CE8" office:value-type="string">
            <text:p>計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55">
            <text:p>15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09">
            <text:p>409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11">
            <text:p>311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96">
            <text:p>29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28">
            <text:p>428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1727">
            <text:p>1727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2113">
            <text:p>2113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07">
            <text:p>407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清水區</text:p>
          </table:table-cell>
          <table:table-cell table:style-name="CE8" office:value-type="string">
            <text:p>65歲以上</text:p>
          </table:table-cell>
          <table:table-cell table:style-name="CE8" office:value-type="string">
            <text:p>計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758">
            <text:p>758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441">
            <text:p>441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37">
            <text:p>437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757">
            <text:p>757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2205">
            <text:p>2205</text:p>
          </table:table-cell>
          <table:table-cell table:style-name="CE6" office:value-type="float" office:value="160">
            <text:p>160</text:p>
          </table:table-cell>
          <table:table-cell table:style-name="CE6" office:value-type="float" office:value="3006">
            <text:p>3006</text:p>
          </table:table-cell>
          <table:table-cell table:style-name="CE6" office:value-type="float" office:value="230">
            <text:p>230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6570">
            <text:p>6570</text:p>
          </table:table-cell>
          <table:table-cell table:style-name="CE6" office:value-type="float" office:value="641">
            <text:p>641</text:p>
          </table:table-cell>
          <table:table-cell table:style-name="CE6" office:value-type="float" office:value="109">
            <text:p>109</text:p>
          </table:table-cell>
          <table:table-cell table:style-name="CE6" office:value-type="float" office:value="772">
            <text:p>772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沙鹿區</text:p>
          </table:table-cell>
          <table:table-cell table:style-name="CE8" office:value-type="string">
            <text:p>15～1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353">
            <text:p>135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164">
            <text:p>164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509">
            <text:p>1509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491">
            <text:p>1491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346">
            <text:p>34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沙鹿區</text:p>
          </table:table-cell>
          <table:table-cell table:style-name="CE8" office:value-type="string">
            <text:p>20～2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352">
            <text:p>352</text:p>
          </table:table-cell>
          <table:table-cell table:style-name="CE6" office:value-type="float" office:value="1471">
            <text:p>1471</text:p>
          </table:table-cell>
          <table:table-cell table:style-name="CE6" office:value-type="float" office:value="2430">
            <text:p>2430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443">
            <text:p>443</text:p>
          </table:table-cell>
          <table:table-cell table:style-name="CE6" office:value-type="float" office:value="277">
            <text:p>277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沙鹿區</text:p>
          </table:table-cell>
          <table:table-cell table:style-name="CE8" office:value-type="string">
            <text:p>25～29</text:p>
          </table:table-cell>
          <table:table-cell table:style-name="CE8" office:value-type="string">
            <text:p>計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622">
            <text:p>622</text:p>
          </table:table-cell>
          <table:table-cell table:style-name="CE6" office:value-type="float" office:value="282">
            <text:p>282</text:p>
          </table:table-cell>
          <table:table-cell table:style-name="CE6" office:value-type="float" office:value="3720">
            <text:p>3720</text:p>
          </table:table-cell>
          <table:table-cell table:style-name="CE6" office:value-type="float" office:value="710">
            <text:p>710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700">
            <text:p>700</text:p>
          </table:table-cell>
          <table:table-cell table:style-name="CE6" office:value-type="float" office:value="259">
            <text:p>259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沙鹿區</text:p>
          </table:table-cell>
          <table:table-cell table:style-name="CE8" office:value-type="string">
            <text:p>30～34</text:p>
          </table:table-cell>
          <table:table-cell table:style-name="CE8" office:value-type="string">
            <text:p>計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796">
            <text:p>796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4198">
            <text:p>4198</text:p>
          </table:table-cell>
          <table:table-cell table:style-name="CE6" office:value-type="float" office:value="539">
            <text:p>539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927">
            <text:p>927</text:p>
          </table:table-cell>
          <table:table-cell table:style-name="CE6" office:value-type="float" office:value="176">
            <text:p>176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沙鹿區</text:p>
          </table:table-cell>
          <table:table-cell table:style-name="CE8" office:value-type="string">
            <text:p>35～39</text:p>
          </table:table-cell>
          <table:table-cell table:style-name="CE8" office:value-type="string">
            <text:p>計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855">
            <text:p>855</text:p>
          </table:table-cell>
          <table:table-cell table:style-name="CE6" office:value-type="float" office:value="154">
            <text:p>154</text:p>
          </table:table-cell>
          <table:table-cell table:style-name="CE6" office:value-type="float" office:value="3684">
            <text:p>3684</text:p>
          </table:table-cell>
          <table:table-cell table:style-name="CE6" office:value-type="float" office:value="326">
            <text:p>326</text:p>
          </table:table-cell>
          <table:table-cell table:style-name="CE6" office:value-type="float" office:value="195">
            <text:p>195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166">
            <text:p>166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1039">
            <text:p>1039</text:p>
          </table:table-cell>
          <table:table-cell table:style-name="CE6" office:value-type="float" office:value="243">
            <text:p>243</text:p>
          </table:table-cell>
          <table:table-cell table:style-name="CE6" office:value-type="float" office:value="186">
            <text:p>186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沙鹿區</text:p>
          </table:table-cell>
          <table:table-cell table:style-name="CE8" office:value-type="string">
            <text:p>40～44</text:p>
          </table:table-cell>
          <table:table-cell table:style-name="CE8" office:value-type="string">
            <text:p>計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952">
            <text:p>952</text:p>
          </table:table-cell>
          <table:table-cell table:style-name="CE6" office:value-type="float" office:value="193">
            <text:p>193</text:p>
          </table:table-cell>
          <table:table-cell table:style-name="CE6" office:value-type="float" office:value="3415">
            <text:p>3415</text:p>
          </table:table-cell>
          <table:table-cell table:style-name="CE6" office:value-type="float" office:value="262">
            <text:p>262</text:p>
          </table:table-cell>
          <table:table-cell table:style-name="CE6" office:value-type="float" office:value="756">
            <text:p>756</text:p>
          </table:table-cell>
          <table:table-cell table:style-name="CE6" office:value-type="float" office:value="230">
            <text:p>230</text:p>
          </table:table-cell>
          <table:table-cell table:style-name="CE6" office:value-type="float" office:value="187">
            <text:p>187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28">
            <text:p>228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1817">
            <text:p>1817</text:p>
          </table:table-cell>
          <table:table-cell table:style-name="CE6" office:value-type="float" office:value="334">
            <text:p>334</text:p>
          </table:table-cell>
          <table:table-cell table:style-name="CE6" office:value-type="float" office:value="456">
            <text:p>456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沙鹿區</text:p>
          </table:table-cell>
          <table:table-cell table:style-name="CE8" office:value-type="string">
            <text:p>45～49</text:p>
          </table:table-cell>
          <table:table-cell table:style-name="CE8" office:value-type="string">
            <text:p>計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948">
            <text:p>948</text:p>
          </table:table-cell>
          <table:table-cell table:style-name="CE6" office:value-type="float" office:value="149">
            <text:p>149</text:p>
          </table:table-cell>
          <table:table-cell table:style-name="CE6" office:value-type="float" office:value="2387">
            <text:p>2387</text:p>
          </table:table-cell>
          <table:table-cell table:style-name="CE6" office:value-type="float" office:value="170">
            <text:p>170</text:p>
          </table:table-cell>
          <table:table-cell table:style-name="CE6" office:value-type="float" office:value="1469">
            <text:p>1469</text:p>
          </table:table-cell>
          <table:table-cell table:style-name="CE6" office:value-type="float" office:value="163">
            <text:p>163</text:p>
          </table:table-cell>
          <table:table-cell table:style-name="CE6" office:value-type="float" office:value="409">
            <text:p>409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21">
            <text:p>321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2534">
            <text:p>2534</text:p>
          </table:table-cell>
          <table:table-cell table:style-name="CE6" office:value-type="float" office:value="314">
            <text:p>314</text:p>
          </table:table-cell>
          <table:table-cell table:style-name="CE6" office:value-type="float" office:value="801">
            <text:p>801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沙鹿區</text:p>
          </table:table-cell>
          <table:table-cell table:style-name="CE8" office:value-type="string">
            <text:p>50～54</text:p>
          </table:table-cell>
          <table:table-cell table:style-name="CE8" office:value-type="string">
            <text:p>計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594">
            <text:p>594</text:p>
          </table:table-cell>
          <table:table-cell table:style-name="CE6" office:value-type="float" office:value="119">
            <text:p>119</text:p>
          </table:table-cell>
          <table:table-cell table:style-name="CE6" office:value-type="float" office:value="1205">
            <text:p>1205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990">
            <text:p>990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584">
            <text:p>584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14">
            <text:p>414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2248">
            <text:p>2248</text:p>
          </table:table-cell>
          <table:table-cell table:style-name="CE6" office:value-type="float" office:value="207">
            <text:p>207</text:p>
          </table:table-cell>
          <table:table-cell table:style-name="CE6" office:value-type="float" office:value="885">
            <text:p>885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沙鹿區</text:p>
          </table:table-cell>
          <table:table-cell table:style-name="CE8" office:value-type="string">
            <text:p>55～59</text:p>
          </table:table-cell>
          <table:table-cell table:style-name="CE8" office:value-type="string">
            <text:p>計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369">
            <text:p>369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701">
            <text:p>701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26">
            <text:p>626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46">
            <text:p>446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52">
            <text:p>452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2043">
            <text:p>2043</text:p>
          </table:table-cell>
          <table:table-cell table:style-name="CE6" office:value-type="float" office:value="131">
            <text:p>131</text:p>
          </table:table-cell>
          <table:table-cell table:style-name="CE6" office:value-type="float" office:value="1171">
            <text:p>1171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50">
            <text:p>150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沙鹿區</text:p>
          </table:table-cell>
          <table:table-cell table:style-name="CE8" office:value-type="string">
            <text:p>60～64</text:p>
          </table:table-cell>
          <table:table-cell table:style-name="CE8" office:value-type="string">
            <text:p>計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9">
            <text:p>199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474">
            <text:p>474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298">
            <text:p>298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46">
            <text:p>34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83">
            <text:p>383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597">
            <text:p>1597</text:p>
          </table:table-cell>
          <table:table-cell table:style-name="CE6" office:value-type="float" office:value="129">
            <text:p>129</text:p>
          </table:table-cell>
          <table:table-cell table:style-name="CE6" office:value-type="float" office:value="1540">
            <text:p>1540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29">
            <text:p>529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沙鹿區</text:p>
          </table:table-cell>
          <table:table-cell table:style-name="CE8" office:value-type="string">
            <text:p>65歲以上</text:p>
          </table:table-cell>
          <table:table-cell table:style-name="CE8" office:value-type="string">
            <text:p>計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66">
            <text:p>166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770">
            <text:p>770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415">
            <text:p>415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421">
            <text:p>421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75">
            <text:p>675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2077">
            <text:p>2077</text:p>
          </table:table-cell>
          <table:table-cell table:style-name="CE6" office:value-type="float" office:value="137">
            <text:p>137</text:p>
          </table:table-cell>
          <table:table-cell table:style-name="CE6" office:value-type="float" office:value="2219">
            <text:p>2219</text:p>
          </table:table-cell>
          <table:table-cell table:style-name="CE6" office:value-type="float" office:value="280">
            <text:p>280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5809">
            <text:p>5809</text:p>
          </table:table-cell>
          <table:table-cell table:style-name="CE6" office:value-type="float" office:value="566">
            <text:p>566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707">
            <text:p>707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梧棲區</text:p>
          </table:table-cell>
          <table:table-cell table:style-name="CE8" office:value-type="string">
            <text:p>15～1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10">
            <text:p>8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21">
            <text:p>121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775">
            <text:p>775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80">
            <text:p>980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85">
            <text:p>18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梧棲區</text:p>
          </table:table-cell>
          <table:table-cell table:style-name="CE8" office:value-type="string">
            <text:p>20～2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203">
            <text:p>203</text:p>
          </table:table-cell>
          <table:table-cell table:style-name="CE6" office:value-type="float" office:value="1019">
            <text:p>1019</text:p>
          </table:table-cell>
          <table:table-cell table:style-name="CE6" office:value-type="float" office:value="1614">
            <text:p>1614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336">
            <text:p>336</text:p>
          </table:table-cell>
          <table:table-cell table:style-name="CE6" office:value-type="float" office:value="202">
            <text:p>202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梧棲區</text:p>
          </table:table-cell>
          <table:table-cell table:style-name="CE8" office:value-type="string">
            <text:p>25～2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393">
            <text:p>393</text:p>
          </table:table-cell>
          <table:table-cell table:style-name="CE6" office:value-type="float" office:value="168">
            <text:p>168</text:p>
          </table:table-cell>
          <table:table-cell table:style-name="CE6" office:value-type="float" office:value="2579">
            <text:p>2579</text:p>
          </table:table-cell>
          <table:table-cell table:style-name="CE6" office:value-type="float" office:value="483">
            <text:p>483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493">
            <text:p>493</text:p>
          </table:table-cell>
          <table:table-cell table:style-name="CE6" office:value-type="float" office:value="168">
            <text:p>168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梧棲區</text:p>
          </table:table-cell>
          <table:table-cell table:style-name="CE8" office:value-type="string">
            <text:p>30～34</text:p>
          </table:table-cell>
          <table:table-cell table:style-name="CE8" office:value-type="string">
            <text:p>計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475">
            <text:p>475</text:p>
          </table:table-cell>
          <table:table-cell table:style-name="CE6" office:value-type="float" office:value="140">
            <text:p>140</text:p>
          </table:table-cell>
          <table:table-cell table:style-name="CE6" office:value-type="float" office:value="3060">
            <text:p>3060</text:p>
          </table:table-cell>
          <table:table-cell table:style-name="CE6" office:value-type="float" office:value="499">
            <text:p>499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534">
            <text:p>534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梧棲區</text:p>
          </table:table-cell>
          <table:table-cell table:style-name="CE8" office:value-type="string">
            <text:p>35～39</text:p>
          </table:table-cell>
          <table:table-cell table:style-name="CE8" office:value-type="string">
            <text:p>計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487">
            <text:p>487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2780">
            <text:p>2780</text:p>
          </table:table-cell>
          <table:table-cell table:style-name="CE6" office:value-type="float" office:value="232">
            <text:p>232</text:p>
          </table:table-cell>
          <table:table-cell table:style-name="CE6" office:value-type="float" office:value="149">
            <text:p>149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92">
            <text:p>9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44">
            <text:p>144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658">
            <text:p>658</text:p>
          </table:table-cell>
          <table:table-cell table:style-name="CE6" office:value-type="float" office:value="182">
            <text:p>182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梧棲區</text:p>
          </table:table-cell>
          <table:table-cell table:style-name="CE8" office:value-type="string">
            <text:p>40～44</text:p>
          </table:table-cell>
          <table:table-cell table:style-name="CE8" office:value-type="string">
            <text:p>計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502">
            <text:p>502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2398">
            <text:p>2398</text:p>
          </table:table-cell>
          <table:table-cell table:style-name="CE6" office:value-type="float" office:value="157">
            <text:p>157</text:p>
          </table:table-cell>
          <table:table-cell table:style-name="CE6" office:value-type="float" office:value="542">
            <text:p>542</text:p>
          </table:table-cell>
          <table:table-cell table:style-name="CE6" office:value-type="float" office:value="153">
            <text:p>153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13">
            <text:p>213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1276">
            <text:p>1276</text:p>
          </table:table-cell>
          <table:table-cell table:style-name="CE6" office:value-type="float" office:value="214">
            <text:p>214</text:p>
          </table:table-cell>
          <table:table-cell table:style-name="CE6" office:value-type="float" office:value="399">
            <text:p>399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梧棲區</text:p>
          </table:table-cell>
          <table:table-cell table:style-name="CE8" office:value-type="string">
            <text:p>45～49</text:p>
          </table:table-cell>
          <table:table-cell table:style-name="CE8" office:value-type="string">
            <text:p>計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417">
            <text:p>417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1312">
            <text:p>1312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897">
            <text:p>897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263">
            <text:p>263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11">
            <text:p>211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1837">
            <text:p>1837</text:p>
          </table:table-cell>
          <table:table-cell table:style-name="CE6" office:value-type="float" office:value="146">
            <text:p>146</text:p>
          </table:table-cell>
          <table:table-cell table:style-name="CE6" office:value-type="float" office:value="591">
            <text:p>591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梧棲區</text:p>
          </table:table-cell>
          <table:table-cell table:style-name="CE8" office:value-type="string">
            <text:p>50～54</text:p>
          </table:table-cell>
          <table:table-cell table:style-name="CE8" office:value-type="string">
            <text:p>計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248">
            <text:p>248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560">
            <text:p>560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582">
            <text:p>58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310">
            <text:p>3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84">
            <text:p>28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1486">
            <text:p>1486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620">
            <text:p>620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梧棲區</text:p>
          </table:table-cell>
          <table:table-cell table:style-name="CE8" office:value-type="string">
            <text:p>55～59</text:p>
          </table:table-cell>
          <table:table-cell table:style-name="CE8" office:value-type="string">
            <text:p>計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58">
            <text:p>158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6">
            <text:p>316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325">
            <text:p>325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270">
            <text:p>270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79">
            <text:p>279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1417">
            <text:p>1417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954">
            <text:p>95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梧棲區</text:p>
          </table:table-cell>
          <table:table-cell table:style-name="CE8" office:value-type="string">
            <text:p>60～64</text:p>
          </table:table-cell>
          <table:table-cell table:style-name="CE8" office:value-type="string">
            <text:p>計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27">
            <text:p>227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89">
            <text:p>189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10">
            <text:p>21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15">
            <text:p>315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107">
            <text:p>1107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1297">
            <text:p>1297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26">
            <text:p>326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梧棲區</text:p>
          </table:table-cell>
          <table:table-cell table:style-name="CE8" office:value-type="string">
            <text:p>65歲以上</text:p>
          </table:table-cell>
          <table:table-cell table:style-name="CE8" office:value-type="string">
            <text:p>計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313">
            <text:p>313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241">
            <text:p>241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88">
            <text:p>28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50">
            <text:p>450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1418">
            <text:p>1418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698">
            <text:p>1698</text:p>
          </table:table-cell>
          <table:table-cell table:style-name="CE6" office:value-type="float" office:value="217">
            <text:p>217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024">
            <text:p>4024</text:p>
          </table:table-cell>
          <table:table-cell table:style-name="CE6" office:value-type="float" office:value="373">
            <text:p>373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444">
            <text:p>444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后里區</text:p>
          </table:table-cell>
          <table:table-cell table:style-name="CE8" office:value-type="string">
            <text:p>15～1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03">
            <text:p>60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687">
            <text:p>687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779">
            <text:p>77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45">
            <text:p>14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后里區</text:p>
          </table:table-cell>
          <table:table-cell table:style-name="CE8" office:value-type="string">
            <text:p>20～2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170">
            <text:p>170</text:p>
          </table:table-cell>
          <table:table-cell table:style-name="CE6" office:value-type="float" office:value="716">
            <text:p>716</text:p>
          </table:table-cell>
          <table:table-cell table:style-name="CE6" office:value-type="float" office:value="1308">
            <text:p>1308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293">
            <text:p>293</text:p>
          </table:table-cell>
          <table:table-cell table:style-name="CE6" office:value-type="float" office:value="184">
            <text:p>184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后里區</text:p>
          </table:table-cell>
          <table:table-cell table:style-name="CE8" office:value-type="string">
            <text:p>25～29</text:p>
          </table:table-cell>
          <table:table-cell table:style-name="CE8" office:value-type="string">
            <text:p>計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60">
            <text:p>26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2000">
            <text:p>2000</text:p>
          </table:table-cell>
          <table:table-cell table:style-name="CE6" office:value-type="float" office:value="332">
            <text:p>332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510">
            <text:p>510</text:p>
          </table:table-cell>
          <table:table-cell table:style-name="CE6" office:value-type="float" office:value="158">
            <text:p>158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后里區</text:p>
          </table:table-cell>
          <table:table-cell table:style-name="CE8" office:value-type="string">
            <text:p>30～34</text:p>
          </table:table-cell>
          <table:table-cell table:style-name="CE8" office:value-type="string">
            <text:p>計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335">
            <text:p>335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1995">
            <text:p>1995</text:p>
          </table:table-cell>
          <table:table-cell table:style-name="CE6" office:value-type="float" office:value="249">
            <text:p>249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563">
            <text:p>563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后里區</text:p>
          </table:table-cell>
          <table:table-cell table:style-name="CE8" office:value-type="string">
            <text:p>35～39</text:p>
          </table:table-cell>
          <table:table-cell table:style-name="CE8" office:value-type="string">
            <text:p>計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04">
            <text:p>304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1643">
            <text:p>1643</text:p>
          </table:table-cell>
          <table:table-cell table:style-name="CE6" office:value-type="float" office:value="137">
            <text:p>137</text:p>
          </table:table-cell>
          <table:table-cell table:style-name="CE6" office:value-type="float" office:value="139">
            <text:p>1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77">
            <text:p>577</text:p>
          </table:table-cell>
          <table:table-cell table:style-name="CE6" office:value-type="float" office:value="162">
            <text:p>162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后里區</text:p>
          </table:table-cell>
          <table:table-cell table:style-name="CE8" office:value-type="string">
            <text:p>40～44</text:p>
          </table:table-cell>
          <table:table-cell table:style-name="CE8" office:value-type="string">
            <text:p>計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69">
            <text:p>269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1353">
            <text:p>1353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361">
            <text:p>361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89">
            <text:p>189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995">
            <text:p>995</text:p>
          </table:table-cell>
          <table:table-cell table:style-name="CE6" office:value-type="float" office:value="233">
            <text:p>233</text:p>
          </table:table-cell>
          <table:table-cell table:style-name="CE6" office:value-type="float" office:value="308">
            <text:p>308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后里區</text:p>
          </table:table-cell>
          <table:table-cell table:style-name="CE8" office:value-type="string">
            <text:p>45～49</text:p>
          </table:table-cell>
          <table:table-cell table:style-name="CE8" office:value-type="string">
            <text:p>計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29">
            <text:p>229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860">
            <text:p>860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617">
            <text:p>617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53">
            <text:p>153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04">
            <text:p>204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1449">
            <text:p>1449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527">
            <text:p>52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后里區</text:p>
          </table:table-cell>
          <table:table-cell table:style-name="CE8" office:value-type="string">
            <text:p>50～54</text:p>
          </table:table-cell>
          <table:table-cell table:style-name="CE8" office:value-type="string">
            <text:p>計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72">
            <text:p>172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416">
            <text:p>4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425">
            <text:p>42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245">
            <text:p>245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99">
            <text:p>299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1353">
            <text:p>1353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552">
            <text:p>552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后里區</text:p>
          </table:table-cell>
          <table:table-cell table:style-name="CE8" office:value-type="string">
            <text:p>55～59</text:p>
          </table:table-cell>
          <table:table-cell table:style-name="CE8" office:value-type="string">
            <text:p>計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39">
            <text:p>239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292">
            <text:p>292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21">
            <text:p>22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49">
            <text:p>34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1368">
            <text:p>1368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983">
            <text:p>983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后里區</text:p>
          </table:table-cell>
          <table:table-cell table:style-name="CE8" office:value-type="string">
            <text:p>60～64</text:p>
          </table:table-cell>
          <table:table-cell table:style-name="CE8" office:value-type="string">
            <text:p>計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0">
            <text:p>17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41">
            <text:p>141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74">
            <text:p>274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1030">
            <text:p>1030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1398">
            <text:p>1398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9">
            <text:p>19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后里區</text:p>
          </table:table-cell>
          <table:table-cell table:style-name="CE8" office:value-type="string">
            <text:p>65歲以上</text:p>
          </table:table-cell>
          <table:table-cell table:style-name="CE8" office:value-type="string">
            <text:p>計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311">
            <text:p>311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13">
            <text:p>213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11">
            <text:p>2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63">
            <text:p>463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1412">
            <text:p>1412</text:p>
          </table:table-cell>
          <table:table-cell table:style-name="CE6" office:value-type="float" office:value="109">
            <text:p>109</text:p>
          </table:table-cell>
          <table:table-cell table:style-name="CE6" office:value-type="float" office:value="1931">
            <text:p>1931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4420">
            <text:p>4420</text:p>
          </table:table-cell>
          <table:table-cell table:style-name="CE6" office:value-type="float" office:value="241">
            <text:p>241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71">
            <text:p>37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神岡區</text:p>
          </table:table-cell>
          <table:table-cell table:style-name="CE8" office:value-type="string">
            <text:p>15～1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43">
            <text:p>74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740">
            <text:p>740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995">
            <text:p>99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165">
            <text:p>16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神岡區</text:p>
          </table:table-cell>
          <table:table-cell table:style-name="CE8" office:value-type="string">
            <text:p>20～2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86">
            <text:p>186</text:p>
          </table:table-cell>
          <table:table-cell table:style-name="CE6" office:value-type="float" office:value="947">
            <text:p>947</text:p>
          </table:table-cell>
          <table:table-cell table:style-name="CE6" office:value-type="float" office:value="1484">
            <text:p>148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383">
            <text:p>383</text:p>
          </table:table-cell>
          <table:table-cell table:style-name="CE6" office:value-type="float" office:value="194">
            <text:p>194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神岡區</text:p>
          </table:table-cell>
          <table:table-cell table:style-name="CE8" office:value-type="string">
            <text:p>25～2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383">
            <text:p>383</text:p>
          </table:table-cell>
          <table:table-cell table:style-name="CE6" office:value-type="float" office:value="152">
            <text:p>152</text:p>
          </table:table-cell>
          <table:table-cell table:style-name="CE6" office:value-type="float" office:value="2487">
            <text:p>2487</text:p>
          </table:table-cell>
          <table:table-cell table:style-name="CE6" office:value-type="float" office:value="447">
            <text:p>447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589">
            <text:p>589</text:p>
          </table:table-cell>
          <table:table-cell table:style-name="CE6" office:value-type="float" office:value="220">
            <text:p>22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神岡區</text:p>
          </table:table-cell>
          <table:table-cell table:style-name="CE8" office:value-type="string">
            <text:p>30～34</text:p>
          </table:table-cell>
          <table:table-cell table:style-name="CE8" office:value-type="string">
            <text:p>計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395">
            <text:p>395</text:p>
          </table:table-cell>
          <table:table-cell table:style-name="CE6" office:value-type="float" office:value="109">
            <text:p>109</text:p>
          </table:table-cell>
          <table:table-cell table:style-name="CE6" office:value-type="float" office:value="2602">
            <text:p>2602</text:p>
          </table:table-cell>
          <table:table-cell table:style-name="CE6" office:value-type="float" office:value="414">
            <text:p>414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626">
            <text:p>626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神岡區</text:p>
          </table:table-cell>
          <table:table-cell table:style-name="CE8" office:value-type="string">
            <text:p>35～39</text:p>
          </table:table-cell>
          <table:table-cell table:style-name="CE8" office:value-type="string">
            <text:p>計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360">
            <text:p>360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2243">
            <text:p>2243</text:p>
          </table:table-cell>
          <table:table-cell table:style-name="CE6" office:value-type="float" office:value="178">
            <text:p>178</text:p>
          </table:table-cell>
          <table:table-cell table:style-name="CE6" office:value-type="float" office:value="177">
            <text:p>177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9">
            <text:p>109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804">
            <text:p>804</text:p>
          </table:table-cell>
          <table:table-cell table:style-name="CE6" office:value-type="float" office:value="151">
            <text:p>151</text:p>
          </table:table-cell>
          <table:table-cell table:style-name="CE6" office:value-type="float" office:value="111">
            <text:p>111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神岡區</text:p>
          </table:table-cell>
          <table:table-cell table:style-name="CE8" office:value-type="string">
            <text:p>40～44</text:p>
          </table:table-cell>
          <table:table-cell table:style-name="CE8" office:value-type="string">
            <text:p>計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317">
            <text:p>317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1724">
            <text:p>1724</text:p>
          </table:table-cell>
          <table:table-cell table:style-name="CE6" office:value-type="float" office:value="143">
            <text:p>143</text:p>
          </table:table-cell>
          <table:table-cell table:style-name="CE6" office:value-type="float" office:value="570">
            <text:p>570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117">
            <text:p>1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62">
            <text:p>162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303">
            <text:p>1303</text:p>
          </table:table-cell>
          <table:table-cell table:style-name="CE6" office:value-type="float" office:value="239">
            <text:p>239</text:p>
          </table:table-cell>
          <table:table-cell table:style-name="CE6" office:value-type="float" office:value="318">
            <text:p>318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神岡區</text:p>
          </table:table-cell>
          <table:table-cell table:style-name="CE8" office:value-type="string">
            <text:p>45～49</text:p>
          </table:table-cell>
          <table:table-cell table:style-name="CE8" office:value-type="string">
            <text:p>計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94">
            <text:p>294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017">
            <text:p>1017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905">
            <text:p>905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196">
            <text:p>19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72">
            <text:p>172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1815">
            <text:p>1815</text:p>
          </table:table-cell>
          <table:table-cell table:style-name="CE6" office:value-type="float" office:value="187">
            <text:p>187</text:p>
          </table:table-cell>
          <table:table-cell table:style-name="CE6" office:value-type="float" office:value="421">
            <text:p>42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神岡區</text:p>
          </table:table-cell>
          <table:table-cell table:style-name="CE8" office:value-type="string">
            <text:p>50～54</text:p>
          </table:table-cell>
          <table:table-cell table:style-name="CE8" office:value-type="string">
            <text:p>計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96">
            <text:p>196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436">
            <text:p>436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612">
            <text:p>61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276">
            <text:p>27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13">
            <text:p>213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1793">
            <text:p>1793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546">
            <text:p>546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神岡區</text:p>
          </table:table-cell>
          <table:table-cell table:style-name="CE8" office:value-type="string">
            <text:p>55～59</text:p>
          </table:table-cell>
          <table:table-cell table:style-name="CE8" office:value-type="string">
            <text:p>計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64">
            <text:p>264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71">
            <text:p>37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67">
            <text:p>26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69">
            <text:p>269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1956">
            <text:p>1956</text:p>
          </table:table-cell>
          <table:table-cell table:style-name="CE6" office:value-type="float" office:value="115">
            <text:p>115</text:p>
          </table:table-cell>
          <table:table-cell table:style-name="CE6" office:value-type="float" office:value="903">
            <text:p>903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神岡區</text:p>
          </table:table-cell>
          <table:table-cell table:style-name="CE8" office:value-type="string">
            <text:p>60～64</text:p>
          </table:table-cell>
          <table:table-cell table:style-name="CE8" office:value-type="string">
            <text:p>計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212">
            <text:p>212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61">
            <text:p>261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78">
            <text:p>178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37">
            <text:p>237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1590">
            <text:p>1590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1552">
            <text:p>1552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46">
            <text:p>34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神岡區</text:p>
          </table:table-cell>
          <table:table-cell table:style-name="CE8" office:value-type="string">
            <text:p>65歲以上</text:p>
          </table:table-cell>
          <table:table-cell table:style-name="CE8" office:value-type="string">
            <text:p>計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00">
            <text:p>300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15">
            <text:p>215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74">
            <text:p>274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86">
            <text:p>386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720">
            <text:p>1720</text:p>
          </table:table-cell>
          <table:table-cell table:style-name="CE6" office:value-type="float" office:value="129">
            <text:p>129</text:p>
          </table:table-cell>
          <table:table-cell table:style-name="CE6" office:value-type="float" office:value="2299">
            <text:p>2299</text:p>
          </table:table-cell>
          <table:table-cell table:style-name="CE6" office:value-type="float" office:value="210">
            <text:p>210</text:p>
          </table:table-cell>
          <table:table-cell table:style-name="CE6" office:value-type="float" office:value="109">
            <text:p>109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5304">
            <text:p>5304</text:p>
          </table:table-cell>
          <table:table-cell table:style-name="CE6" office:value-type="float" office:value="309">
            <text:p>309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368">
            <text:p>368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潭子區</text:p>
          </table:table-cell>
          <table:table-cell table:style-name="CE8" office:value-type="string">
            <text:p>15～1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288">
            <text:p>128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172">
            <text:p>172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356">
            <text:p>1356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1494">
            <text:p>1494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19">
            <text:p>31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潭子區</text:p>
          </table:table-cell>
          <table:table-cell table:style-name="CE8" office:value-type="string">
            <text:p>20～2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357">
            <text:p>357</text:p>
          </table:table-cell>
          <table:table-cell table:style-name="CE6" office:value-type="float" office:value="1634">
            <text:p>1634</text:p>
          </table:table-cell>
          <table:table-cell table:style-name="CE6" office:value-type="float" office:value="2652">
            <text:p>2652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564">
            <text:p>564</text:p>
          </table:table-cell>
          <table:table-cell table:style-name="CE6" office:value-type="float" office:value="275">
            <text:p>275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潭子區</text:p>
          </table:table-cell>
          <table:table-cell table:style-name="CE8" office:value-type="string">
            <text:p>25～29</text:p>
          </table:table-cell>
          <table:table-cell table:style-name="CE8" office:value-type="string">
            <text:p>計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665">
            <text:p>665</text:p>
          </table:table-cell>
          <table:table-cell table:style-name="CE6" office:value-type="float" office:value="347">
            <text:p>347</text:p>
          </table:table-cell>
          <table:table-cell table:style-name="CE6" office:value-type="float" office:value="4468">
            <text:p>4468</text:p>
          </table:table-cell>
          <table:table-cell table:style-name="CE6" office:value-type="float" office:value="791">
            <text:p>791</text:p>
          </table:table-cell>
          <table:table-cell table:style-name="CE6" office:value-type="float" office:value="134">
            <text:p>134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870">
            <text:p>870</text:p>
          </table:table-cell>
          <table:table-cell table:style-name="CE6" office:value-type="float" office:value="276">
            <text:p>276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潭子區</text:p>
          </table:table-cell>
          <table:table-cell table:style-name="CE8" office:value-type="string">
            <text:p>30～34</text:p>
          </table:table-cell>
          <table:table-cell table:style-name="CE8" office:value-type="string">
            <text:p>計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790">
            <text:p>790</text:p>
          </table:table-cell>
          <table:table-cell table:style-name="CE6" office:value-type="float" office:value="235">
            <text:p>235</text:p>
          </table:table-cell>
          <table:table-cell table:style-name="CE6" office:value-type="float" office:value="4788">
            <text:p>4788</text:p>
          </table:table-cell>
          <table:table-cell table:style-name="CE6" office:value-type="float" office:value="625">
            <text:p>625</text:p>
          </table:table-cell>
          <table:table-cell table:style-name="CE6" office:value-type="float" office:value="162">
            <text:p>162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1018">
            <text:p>1018</text:p>
          </table:table-cell>
          <table:table-cell table:style-name="CE6" office:value-type="float" office:value="252">
            <text:p>252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潭子區</text:p>
          </table:table-cell>
          <table:table-cell table:style-name="CE8" office:value-type="string">
            <text:p>35～39</text:p>
          </table:table-cell>
          <table:table-cell table:style-name="CE8" office:value-type="string">
            <text:p>計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736">
            <text:p>736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4121">
            <text:p>4121</text:p>
          </table:table-cell>
          <table:table-cell table:style-name="CE6" office:value-type="float" office:value="377">
            <text:p>377</text:p>
          </table:table-cell>
          <table:table-cell table:style-name="CE6" office:value-type="float" office:value="303">
            <text:p>303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245">
            <text:p>245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1230">
            <text:p>1230</text:p>
          </table:table-cell>
          <table:table-cell table:style-name="CE6" office:value-type="float" office:value="281">
            <text:p>281</text:p>
          </table:table-cell>
          <table:table-cell table:style-name="CE6" office:value-type="float" office:value="147">
            <text:p>147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潭子區</text:p>
          </table:table-cell>
          <table:table-cell table:style-name="CE8" office:value-type="string">
            <text:p>40～44</text:p>
          </table:table-cell>
          <table:table-cell table:style-name="CE8" office:value-type="string">
            <text:p>計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692">
            <text:p>692</text:p>
          </table:table-cell>
          <table:table-cell table:style-name="CE6" office:value-type="float" office:value="149">
            <text:p>149</text:p>
          </table:table-cell>
          <table:table-cell table:style-name="CE6" office:value-type="float" office:value="3217">
            <text:p>3217</text:p>
          </table:table-cell>
          <table:table-cell table:style-name="CE6" office:value-type="float" office:value="231">
            <text:p>231</text:p>
          </table:table-cell>
          <table:table-cell table:style-name="CE6" office:value-type="float" office:value="872">
            <text:p>872</text:p>
          </table:table-cell>
          <table:table-cell table:style-name="CE6" office:value-type="float" office:value="268">
            <text:p>268</text:p>
          </table:table-cell>
          <table:table-cell table:style-name="CE6" office:value-type="float" office:value="220">
            <text:p>2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355">
            <text:p>355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835">
            <text:p>1835</text:p>
          </table:table-cell>
          <table:table-cell table:style-name="CE6" office:value-type="float" office:value="288">
            <text:p>288</text:p>
          </table:table-cell>
          <table:table-cell table:style-name="CE6" office:value-type="float" office:value="407">
            <text:p>407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潭子區</text:p>
          </table:table-cell>
          <table:table-cell table:style-name="CE8" office:value-type="string">
            <text:p>45～49</text:p>
          </table:table-cell>
          <table:table-cell table:style-name="CE8" office:value-type="string">
            <text:p>計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629">
            <text:p>629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2108">
            <text:p>2108</text:p>
          </table:table-cell>
          <table:table-cell table:style-name="CE6" office:value-type="float" office:value="139">
            <text:p>139</text:p>
          </table:table-cell>
          <table:table-cell table:style-name="CE6" office:value-type="float" office:value="1660">
            <text:p>1660</text:p>
          </table:table-cell>
          <table:table-cell table:style-name="CE6" office:value-type="float" office:value="171">
            <text:p>171</text:p>
          </table:table-cell>
          <table:table-cell table:style-name="CE6" office:value-type="float" office:value="489">
            <text:p>489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85">
            <text:p>485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2533">
            <text:p>2533</text:p>
          </table:table-cell>
          <table:table-cell table:style-name="CE6" office:value-type="float" office:value="205">
            <text:p>205</text:p>
          </table:table-cell>
          <table:table-cell table:style-name="CE6" office:value-type="float" office:value="675">
            <text:p>67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潭子區</text:p>
          </table:table-cell>
          <table:table-cell table:style-name="CE8" office:value-type="string">
            <text:p>50～54</text:p>
          </table:table-cell>
          <table:table-cell table:style-name="CE8" office:value-type="string">
            <text:p>計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458">
            <text:p>458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1125">
            <text:p>1125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1183">
            <text:p>1183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697">
            <text:p>697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26">
            <text:p>626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2742">
            <text:p>2742</text:p>
          </table:table-cell>
          <table:table-cell table:style-name="CE6" office:value-type="float" office:value="163">
            <text:p>163</text:p>
          </table:table-cell>
          <table:table-cell table:style-name="CE6" office:value-type="float" office:value="754">
            <text:p>754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潭子區</text:p>
          </table:table-cell>
          <table:table-cell table:style-name="CE8" office:value-type="string">
            <text:p>55～59</text:p>
          </table:table-cell>
          <table:table-cell table:style-name="CE8" office:value-type="string">
            <text:p>計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33">
            <text:p>333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16">
            <text:p>816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844">
            <text:p>844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727">
            <text:p>727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763">
            <text:p>763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3136">
            <text:p>3136</text:p>
          </table:table-cell>
          <table:table-cell table:style-name="CE6" office:value-type="float" office:value="185">
            <text:p>185</text:p>
          </table:table-cell>
          <table:table-cell table:style-name="CE6" office:value-type="float" office:value="1228">
            <text:p>12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潭子區</text:p>
          </table:table-cell>
          <table:table-cell table:style-name="CE8" office:value-type="string">
            <text:p>60～64</text:p>
          </table:table-cell>
          <table:table-cell table:style-name="CE8" office:value-type="string">
            <text:p>計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207">
            <text:p>207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596">
            <text:p>596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501">
            <text:p>501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566">
            <text:p>566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81">
            <text:p>681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2898">
            <text:p>2898</text:p>
          </table:table-cell>
          <table:table-cell table:style-name="CE6" office:value-type="float" office:value="173">
            <text:p>173</text:p>
          </table:table-cell>
          <table:table-cell table:style-name="CE6" office:value-type="float" office:value="2013">
            <text:p>2013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8">
            <text:p>19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潭子區</text:p>
          </table:table-cell>
          <table:table-cell table:style-name="CE8" office:value-type="string">
            <text:p>65歲以上</text:p>
          </table:table-cell>
          <table:table-cell table:style-name="CE8" office:value-type="string">
            <text:p>計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59">
            <text:p>159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887">
            <text:p>887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601">
            <text:p>60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657">
            <text:p>657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037">
            <text:p>1037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3454">
            <text:p>3454</text:p>
          </table:table-cell>
          <table:table-cell table:style-name="CE6" office:value-type="float" office:value="168">
            <text:p>168</text:p>
          </table:table-cell>
          <table:table-cell table:style-name="CE6" office:value-type="float" office:value="3296">
            <text:p>3296</text:p>
          </table:table-cell>
          <table:table-cell table:style-name="CE6" office:value-type="float" office:value="236">
            <text:p>236</text:p>
          </table:table-cell>
          <table:table-cell table:style-name="CE6" office:value-type="float" office:value="176">
            <text:p>176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6262">
            <text:p>6262</text:p>
          </table:table-cell>
          <table:table-cell table:style-name="CE6" office:value-type="float" office:value="294">
            <text:p>294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350">
            <text:p>35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雅區</text:p>
          </table:table-cell>
          <table:table-cell table:style-name="CE8" office:value-type="string">
            <text:p>15～1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158">
            <text:p>115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1469">
            <text:p>1469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300">
            <text:p>30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雅區</text:p>
          </table:table-cell>
          <table:table-cell table:style-name="CE8" office:value-type="string">
            <text:p>20～2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290">
            <text:p>290</text:p>
          </table:table-cell>
          <table:table-cell table:style-name="CE6" office:value-type="float" office:value="1456">
            <text:p>1456</text:p>
          </table:table-cell>
          <table:table-cell table:style-name="CE6" office:value-type="float" office:value="2329">
            <text:p>2329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433">
            <text:p>433</text:p>
          </table:table-cell>
          <table:table-cell table:style-name="CE6" office:value-type="float" office:value="301">
            <text:p>301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雅區</text:p>
          </table:table-cell>
          <table:table-cell table:style-name="CE8" office:value-type="string">
            <text:p>25～29</text:p>
          </table:table-cell>
          <table:table-cell table:style-name="CE8" office:value-type="string">
            <text:p>計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619">
            <text:p>619</text:p>
          </table:table-cell>
          <table:table-cell table:style-name="CE6" office:value-type="float" office:value="301">
            <text:p>301</text:p>
          </table:table-cell>
          <table:table-cell table:style-name="CE6" office:value-type="float" office:value="3805">
            <text:p>3805</text:p>
          </table:table-cell>
          <table:table-cell table:style-name="CE6" office:value-type="float" office:value="722">
            <text:p>722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745">
            <text:p>745</text:p>
          </table:table-cell>
          <table:table-cell table:style-name="CE6" office:value-type="float" office:value="300">
            <text:p>300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雅區</text:p>
          </table:table-cell>
          <table:table-cell table:style-name="CE8" office:value-type="string">
            <text:p>30～34</text:p>
          </table:table-cell>
          <table:table-cell table:style-name="CE8" office:value-type="string">
            <text:p>計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706">
            <text:p>706</text:p>
          </table:table-cell>
          <table:table-cell table:style-name="CE6" office:value-type="float" office:value="170">
            <text:p>170</text:p>
          </table:table-cell>
          <table:table-cell table:style-name="CE6" office:value-type="float" office:value="4123">
            <text:p>4123</text:p>
          </table:table-cell>
          <table:table-cell table:style-name="CE6" office:value-type="float" office:value="601">
            <text:p>601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881">
            <text:p>881</text:p>
          </table:table-cell>
          <table:table-cell table:style-name="CE6" office:value-type="float" office:value="215">
            <text:p>215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雅區</text:p>
          </table:table-cell>
          <table:table-cell table:style-name="CE8" office:value-type="string">
            <text:p>35～39</text:p>
          </table:table-cell>
          <table:table-cell table:style-name="CE8" office:value-type="string">
            <text:p>計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745">
            <text:p>745</text:p>
          </table:table-cell>
          <table:table-cell table:style-name="CE6" office:value-type="float" office:value="147">
            <text:p>147</text:p>
          </table:table-cell>
          <table:table-cell table:style-name="CE6" office:value-type="float" office:value="3634">
            <text:p>3634</text:p>
          </table:table-cell>
          <table:table-cell table:style-name="CE6" office:value-type="float" office:value="330">
            <text:p>330</text:p>
          </table:table-cell>
          <table:table-cell table:style-name="CE6" office:value-type="float" office:value="222">
            <text:p>222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1046">
            <text:p>1046</text:p>
          </table:table-cell>
          <table:table-cell table:style-name="CE6" office:value-type="float" office:value="273">
            <text:p>273</text:p>
          </table:table-cell>
          <table:table-cell table:style-name="CE6" office:value-type="float" office:value="179">
            <text:p>179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雅區</text:p>
          </table:table-cell>
          <table:table-cell table:style-name="CE8" office:value-type="string">
            <text:p>40～44</text:p>
          </table:table-cell>
          <table:table-cell table:style-name="CE8" office:value-type="string">
            <text:p>計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672">
            <text:p>672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2783">
            <text:p>2783</text:p>
          </table:table-cell>
          <table:table-cell table:style-name="CE6" office:value-type="float" office:value="213">
            <text:p>213</text:p>
          </table:table-cell>
          <table:table-cell table:style-name="CE6" office:value-type="float" office:value="720">
            <text:p>720</text:p>
          </table:table-cell>
          <table:table-cell table:style-name="CE6" office:value-type="float" office:value="197">
            <text:p>197</text:p>
          </table:table-cell>
          <table:table-cell table:style-name="CE6" office:value-type="float" office:value="165">
            <text:p>165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64">
            <text:p>264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752">
            <text:p>1752</text:p>
          </table:table-cell>
          <table:table-cell table:style-name="CE6" office:value-type="float" office:value="287">
            <text:p>287</text:p>
          </table:table-cell>
          <table:table-cell table:style-name="CE6" office:value-type="float" office:value="423">
            <text:p>423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雅區</text:p>
          </table:table-cell>
          <table:table-cell table:style-name="CE8" office:value-type="string">
            <text:p>45～49</text:p>
          </table:table-cell>
          <table:table-cell table:style-name="CE8" office:value-type="string">
            <text:p>計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518">
            <text:p>518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654">
            <text:p>1654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298">
            <text:p>1298</text:p>
          </table:table-cell>
          <table:table-cell table:style-name="CE6" office:value-type="float" office:value="150">
            <text:p>150</text:p>
          </table:table-cell>
          <table:table-cell table:style-name="CE6" office:value-type="float" office:value="330">
            <text:p>330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03">
            <text:p>403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2351">
            <text:p>2351</text:p>
          </table:table-cell>
          <table:table-cell table:style-name="CE6" office:value-type="float" office:value="241">
            <text:p>241</text:p>
          </table:table-cell>
          <table:table-cell table:style-name="CE6" office:value-type="float" office:value="697">
            <text:p>697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雅區</text:p>
          </table:table-cell>
          <table:table-cell table:style-name="CE8" office:value-type="string">
            <text:p>50～54</text:p>
          </table:table-cell>
          <table:table-cell table:style-name="CE8" office:value-type="string">
            <text:p>計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380">
            <text:p>380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787">
            <text:p>787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900">
            <text:p>900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459">
            <text:p>459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09">
            <text:p>509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2260">
            <text:p>2260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746">
            <text:p>74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雅區</text:p>
          </table:table-cell>
          <table:table-cell table:style-name="CE8" office:value-type="string">
            <text:p>55～59</text:p>
          </table:table-cell>
          <table:table-cell table:style-name="CE8" office:value-type="string">
            <text:p>計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248">
            <text:p>24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75">
            <text:p>575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638">
            <text:p>638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477">
            <text:p>477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59">
            <text:p>559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2463">
            <text:p>2463</text:p>
          </table:table-cell>
          <table:table-cell table:style-name="CE6" office:value-type="float" office:value="156">
            <text:p>156</text:p>
          </table:table-cell>
          <table:table-cell table:style-name="CE6" office:value-type="float" office:value="1421">
            <text:p>1421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7">
            <text:p>7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雅區</text:p>
          </table:table-cell>
          <table:table-cell table:style-name="CE8" office:value-type="string">
            <text:p>60～64</text:p>
          </table:table-cell>
          <table:table-cell table:style-name="CE8" office:value-type="string">
            <text:p>計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63">
            <text:p>163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447">
            <text:p>447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388">
            <text:p>388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73">
            <text:p>373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28">
            <text:p>528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2150">
            <text:p>2150</text:p>
          </table:table-cell>
          <table:table-cell table:style-name="CE6" office:value-type="float" office:value="142">
            <text:p>142</text:p>
          </table:table-cell>
          <table:table-cell table:style-name="CE6" office:value-type="float" office:value="2306">
            <text:p>2306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53">
            <text:p>153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雅區</text:p>
          </table:table-cell>
          <table:table-cell table:style-name="CE8" office:value-type="string">
            <text:p>65歲以上</text:p>
          </table:table-cell>
          <table:table-cell table:style-name="CE8" office:value-type="string">
            <text:p>計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603">
            <text:p>603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361">
            <text:p>36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390">
            <text:p>390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704">
            <text:p>704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2056">
            <text:p>2056</text:p>
          </table:table-cell>
          <table:table-cell table:style-name="CE6" office:value-type="float" office:value="145">
            <text:p>145</text:p>
          </table:table-cell>
          <table:table-cell table:style-name="CE6" office:value-type="float" office:value="3603">
            <text:p>3603</text:p>
          </table:table-cell>
          <table:table-cell table:style-name="CE6" office:value-type="float" office:value="258">
            <text:p>258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4860">
            <text:p>4860</text:p>
          </table:table-cell>
          <table:table-cell table:style-name="CE6" office:value-type="float" office:value="421">
            <text:p>421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406">
            <text:p>406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新社區</text:p>
          </table:table-cell>
          <table:table-cell table:style-name="CE8" office:value-type="string">
            <text:p>15～1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11">
            <text:p>21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60">
            <text:p>160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352">
            <text:p>352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新社區</text:p>
          </table:table-cell>
          <table:table-cell table:style-name="CE8" office:value-type="string">
            <text:p>20～2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297">
            <text:p>297</text:p>
          </table:table-cell>
          <table:table-cell table:style-name="CE6" office:value-type="float" office:value="548">
            <text:p>54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207">
            <text:p>207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新社區</text:p>
          </table:table-cell>
          <table:table-cell table:style-name="CE8" office:value-type="string">
            <text:p>25～2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92">
            <text:p>92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760">
            <text:p>760</text:p>
          </table:table-cell>
          <table:table-cell table:style-name="CE6" office:value-type="float" office:value="182">
            <text:p>182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98">
            <text:p>298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新社區</text:p>
          </table:table-cell>
          <table:table-cell table:style-name="CE8" office:value-type="string">
            <text:p>30～34</text:p>
          </table:table-cell>
          <table:table-cell table:style-name="CE8" office:value-type="string">
            <text:p>計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774">
            <text:p>774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275">
            <text:p>275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新社區</text:p>
          </table:table-cell>
          <table:table-cell table:style-name="CE8" office:value-type="string">
            <text:p>35～39</text:p>
          </table:table-cell>
          <table:table-cell table:style-name="CE8" office:value-type="string">
            <text:p>計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508">
            <text:p>508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51">
            <text:p>251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新社區</text:p>
          </table:table-cell>
          <table:table-cell table:style-name="CE8" office:value-type="string">
            <text:p>40～44</text:p>
          </table:table-cell>
          <table:table-cell table:style-name="CE8" office:value-type="string">
            <text:p>計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411">
            <text:p>411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410">
            <text:p>410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新社區</text:p>
          </table:table-cell>
          <table:table-cell table:style-name="CE8" office:value-type="string">
            <text:p>45～49</text:p>
          </table:table-cell>
          <table:table-cell table:style-name="CE8" office:value-type="string">
            <text:p>計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58">
            <text:p>25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30">
            <text:p>23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570">
            <text:p>570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271">
            <text:p>271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新社區</text:p>
          </table:table-cell>
          <table:table-cell table:style-name="CE8" office:value-type="string">
            <text:p>50～54</text:p>
          </table:table-cell>
          <table:table-cell table:style-name="CE8" office:value-type="string">
            <text:p>計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64">
            <text:p>164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75">
            <text:p>175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639">
            <text:p>639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313">
            <text:p>31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新社區</text:p>
          </table:table-cell>
          <table:table-cell table:style-name="CE8" office:value-type="string">
            <text:p>55～59</text:p>
          </table:table-cell>
          <table:table-cell table:style-name="CE8" office:value-type="string">
            <text:p>計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1">
            <text:p>111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77">
            <text:p>177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646">
            <text:p>646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511">
            <text:p>511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新社區</text:p>
          </table:table-cell>
          <table:table-cell table:style-name="CE8" office:value-type="string">
            <text:p>60～64</text:p>
          </table:table-cell>
          <table:table-cell table:style-name="CE8" office:value-type="string">
            <text:p>計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507">
            <text:p>507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635">
            <text:p>635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">
            <text:p>6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新社區</text:p>
          </table:table-cell>
          <table:table-cell table:style-name="CE8" office:value-type="string">
            <text:p>65歲以上</text:p>
          </table:table-cell>
          <table:table-cell table:style-name="CE8" office:value-type="string">
            <text:p>計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69">
            <text:p>169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65">
            <text:p>165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08">
            <text:p>208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766">
            <text:p>76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936">
            <text:p>936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249">
            <text:p>2249</text:p>
          </table:table-cell>
          <table:table-cell table:style-name="CE6" office:value-type="float" office:value="202">
            <text:p>202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236">
            <text:p>236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石岡區</text:p>
          </table:table-cell>
          <table:table-cell table:style-name="CE8" office:value-type="string">
            <text:p>15～1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187">
            <text:p>187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石岡區</text:p>
          </table:table-cell>
          <table:table-cell table:style-name="CE8" office:value-type="string">
            <text:p>20～2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172">
            <text:p>172</text:p>
          </table:table-cell>
          <table:table-cell table:style-name="CE6" office:value-type="float" office:value="267">
            <text:p>26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石岡區</text:p>
          </table:table-cell>
          <table:table-cell table:style-name="CE8" office:value-type="string">
            <text:p>25～2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59">
            <text:p>159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石岡區</text:p>
          </table:table-cell>
          <table:table-cell table:style-name="CE8" office:value-type="string">
            <text:p>30～34</text:p>
          </table:table-cell>
          <table:table-cell table:style-name="CE8" office:value-type="string">
            <text:p>計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494">
            <text:p>494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45">
            <text:p>145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石岡區</text:p>
          </table:table-cell>
          <table:table-cell table:style-name="CE8" office:value-type="string">
            <text:p>35～39</text:p>
          </table:table-cell>
          <table:table-cell table:style-name="CE8" office:value-type="string">
            <text:p>計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386">
            <text:p>386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53">
            <text:p>153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石岡區</text:p>
          </table:table-cell>
          <table:table-cell table:style-name="CE8" office:value-type="string">
            <text:p>40～44</text:p>
          </table:table-cell>
          <table:table-cell table:style-name="CE8" office:value-type="string">
            <text:p>計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312">
            <text:p>312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65">
            <text:p>26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石岡區</text:p>
          </table:table-cell>
          <table:table-cell table:style-name="CE8" office:value-type="string">
            <text:p>45～49</text:p>
          </table:table-cell>
          <table:table-cell table:style-name="CE8" office:value-type="string">
            <text:p>計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86">
            <text:p>186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77">
            <text:p>177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342">
            <text:p>342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石岡區</text:p>
          </table:table-cell>
          <table:table-cell table:style-name="CE8" office:value-type="string">
            <text:p>50～54</text:p>
          </table:table-cell>
          <table:table-cell table:style-name="CE8" office:value-type="string">
            <text:p>計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371">
            <text:p>371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44">
            <text:p>14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石岡區</text:p>
          </table:table-cell>
          <table:table-cell table:style-name="CE8" office:value-type="string">
            <text:p>55～59</text:p>
          </table:table-cell>
          <table:table-cell table:style-name="CE8" office:value-type="string">
            <text:p>計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448">
            <text:p>448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20">
            <text:p>22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石岡區</text:p>
          </table:table-cell>
          <table:table-cell table:style-name="CE8" office:value-type="string">
            <text:p>60～64</text:p>
          </table:table-cell>
          <table:table-cell table:style-name="CE8" office:value-type="string">
            <text:p>計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417">
            <text:p>417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376">
            <text:p>37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石岡區</text:p>
          </table:table-cell>
          <table:table-cell table:style-name="CE8" office:value-type="string">
            <text:p>65歲以上</text:p>
          </table:table-cell>
          <table:table-cell table:style-name="CE8" office:value-type="string">
            <text:p>計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50">
            <text:p>15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661">
            <text:p>661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696">
            <text:p>69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47">
            <text:p>1247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59">
            <text:p>59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外埔區</text:p>
          </table:table-cell>
          <table:table-cell table:style-name="CE8" office:value-type="string">
            <text:p>15～1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38">
            <text:p>33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404">
            <text:p>404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404">
            <text:p>404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外埔區</text:p>
          </table:table-cell>
          <table:table-cell table:style-name="CE8" office:value-type="string">
            <text:p>20～2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480">
            <text:p>480</text:p>
          </table:table-cell>
          <table:table-cell table:style-name="CE6" office:value-type="float" office:value="712">
            <text:p>712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28">
            <text:p>228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外埔區</text:p>
          </table:table-cell>
          <table:table-cell table:style-name="CE8" office:value-type="string">
            <text:p>25～29</text:p>
          </table:table-cell>
          <table:table-cell table:style-name="CE8" office:value-type="string">
            <text:p>計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53">
            <text:p>153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1165">
            <text:p>1165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370">
            <text:p>370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外埔區</text:p>
          </table:table-cell>
          <table:table-cell table:style-name="CE8" office:value-type="string">
            <text:p>30～34</text:p>
          </table:table-cell>
          <table:table-cell table:style-name="CE8" office:value-type="string">
            <text:p>計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64">
            <text:p>164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232">
            <text:p>1232</text:p>
          </table:table-cell>
          <table:table-cell table:style-name="CE6" office:value-type="float" office:value="153">
            <text:p>153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379">
            <text:p>379</text:p>
          </table:table-cell>
          <table:table-cell table:style-name="CE6" office:value-type="float" office:value="92">
            <text:p>92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外埔區</text:p>
          </table:table-cell>
          <table:table-cell table:style-name="CE8" office:value-type="string">
            <text:p>35～39</text:p>
          </table:table-cell>
          <table:table-cell table:style-name="CE8" office:value-type="string">
            <text:p>計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57">
            <text:p>157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995">
            <text:p>995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2">
            <text:p>92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452">
            <text:p>452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外埔區</text:p>
          </table:table-cell>
          <table:table-cell table:style-name="CE8" office:value-type="string">
            <text:p>40～44</text:p>
          </table:table-cell>
          <table:table-cell table:style-name="CE8" office:value-type="string">
            <text:p>計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45">
            <text:p>145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739">
            <text:p>739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195">
            <text:p>195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21">
            <text:p>121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07">
            <text:p>607</text:p>
          </table:table-cell>
          <table:table-cell table:style-name="CE6" office:value-type="float" office:value="185">
            <text:p>185</text:p>
          </table:table-cell>
          <table:table-cell table:style-name="CE6" office:value-type="float" office:value="222">
            <text:p>222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外埔區</text:p>
          </table:table-cell>
          <table:table-cell table:style-name="CE8" office:value-type="string">
            <text:p>45～49</text:p>
          </table:table-cell>
          <table:table-cell table:style-name="CE8" office:value-type="string">
            <text:p>計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13">
            <text:p>113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8">
            <text:p>388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347">
            <text:p>347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56">
            <text:p>156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909">
            <text:p>909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383">
            <text:p>38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外埔區</text:p>
          </table:table-cell>
          <table:table-cell table:style-name="CE8" office:value-type="string">
            <text:p>50～54</text:p>
          </table:table-cell>
          <table:table-cell table:style-name="CE8" office:value-type="string">
            <text:p>計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172">
            <text:p>172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248">
            <text:p>248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08">
            <text:p>208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806">
            <text:p>806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365">
            <text:p>365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外埔區</text:p>
          </table:table-cell>
          <table:table-cell table:style-name="CE8" office:value-type="string">
            <text:p>55～59</text:p>
          </table:table-cell>
          <table:table-cell table:style-name="CE8" office:value-type="string">
            <text:p>計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44">
            <text:p>144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65">
            <text:p>165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38">
            <text:p>238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733">
            <text:p>733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665">
            <text:p>665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">
            <text:p>6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外埔區</text:p>
          </table:table-cell>
          <table:table-cell table:style-name="CE8" office:value-type="string">
            <text:p>60～64</text:p>
          </table:table-cell>
          <table:table-cell table:style-name="CE8" office:value-type="string">
            <text:p>計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49">
            <text:p>149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541">
            <text:p>541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942">
            <text:p>942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10">
            <text:p>21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外埔區</text:p>
          </table:table-cell>
          <table:table-cell table:style-name="CE8" office:value-type="string">
            <text:p>65歲以上</text:p>
          </table:table-cell>
          <table:table-cell table:style-name="CE8" office:value-type="string">
            <text:p>計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48">
            <text:p>248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750">
            <text:p>750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1074">
            <text:p>1074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532">
            <text:p>2532</text:p>
          </table:table-cell>
          <table:table-cell table:style-name="CE6" office:value-type="float" office:value="193">
            <text:p>193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293">
            <text:p>293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安區</text:p>
          </table:table-cell>
          <table:table-cell table:style-name="CE8" office:value-type="string">
            <text:p>15～1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85">
            <text:p>18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91">
            <text:p>191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204">
            <text:p>204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安區</text:p>
          </table:table-cell>
          <table:table-cell table:style-name="CE8" office:value-type="string">
            <text:p>20～2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270">
            <text:p>270</text:p>
          </table:table-cell>
          <table:table-cell table:style-name="CE6" office:value-type="float" office:value="384">
            <text:p>384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安區</text:p>
          </table:table-cell>
          <table:table-cell table:style-name="CE8" office:value-type="string">
            <text:p>25～29</text:p>
          </table:table-cell>
          <table:table-cell table:style-name="CE8" office:value-type="string">
            <text:p>計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670">
            <text:p>670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08">
            <text:p>208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安區</text:p>
          </table:table-cell>
          <table:table-cell table:style-name="CE8" office:value-type="string">
            <text:p>30～34</text:p>
          </table:table-cell>
          <table:table-cell table:style-name="CE8" office:value-type="string">
            <text:p>計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688">
            <text:p>688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53">
            <text:p>2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安區</text:p>
          </table:table-cell>
          <table:table-cell table:style-name="CE8" office:value-type="string">
            <text:p>35～39</text:p>
          </table:table-cell>
          <table:table-cell table:style-name="CE8" office:value-type="string">
            <text:p>計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484">
            <text:p>484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25">
            <text:p>225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安區</text:p>
          </table:table-cell>
          <table:table-cell table:style-name="CE8" office:value-type="string">
            <text:p>40～44</text:p>
          </table:table-cell>
          <table:table-cell table:style-name="CE8" office:value-type="string">
            <text:p>計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345">
            <text:p>345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363">
            <text:p>363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安區</text:p>
          </table:table-cell>
          <table:table-cell table:style-name="CE8" office:value-type="string">
            <text:p>45～49</text:p>
          </table:table-cell>
          <table:table-cell table:style-name="CE8" office:value-type="string">
            <text:p>計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78">
            <text:p>178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9">
            <text:p>179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42">
            <text:p>142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605">
            <text:p>605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37">
            <text:p>137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安區</text:p>
          </table:table-cell>
          <table:table-cell table:style-name="CE8" office:value-type="string">
            <text:p>50～54</text:p>
          </table:table-cell>
          <table:table-cell table:style-name="CE8" office:value-type="string">
            <text:p>計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92">
            <text:p>92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59">
            <text:p>159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453">
            <text:p>453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246">
            <text:p>246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安區</text:p>
          </table:table-cell>
          <table:table-cell table:style-name="CE8" office:value-type="string">
            <text:p>55～5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57">
            <text:p>15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428">
            <text:p>428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66">
            <text:p>46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安區</text:p>
          </table:table-cell>
          <table:table-cell table:style-name="CE8" office:value-type="string">
            <text:p>60～6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341">
            <text:p>341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587">
            <text:p>587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3">
            <text:p>19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安區</text:p>
          </table:table-cell>
          <table:table-cell table:style-name="CE8" office:value-type="string">
            <text:p>65歲以上</text:p>
          </table:table-cell>
          <table:table-cell table:style-name="CE8" office:value-type="string">
            <text:p>計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45">
            <text:p>145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9">
            <text:p>269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615">
            <text:p>615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950">
            <text:p>1950</text:p>
          </table:table-cell>
          <table:table-cell table:style-name="CE6" office:value-type="float" office:value="157">
            <text:p>157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240">
            <text:p>24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烏日區</text:p>
          </table:table-cell>
          <table:table-cell table:style-name="CE8" office:value-type="string">
            <text:p>15～1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18">
            <text:p>91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11">
            <text:p>111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857">
            <text:p>857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1287">
            <text:p>1287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246">
            <text:p>24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烏日區</text:p>
          </table:table-cell>
          <table:table-cell table:style-name="CE8" office:value-type="string">
            <text:p>20～2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234">
            <text:p>234</text:p>
          </table:table-cell>
          <table:table-cell table:style-name="CE6" office:value-type="float" office:value="1138">
            <text:p>1138</text:p>
          </table:table-cell>
          <table:table-cell table:style-name="CE6" office:value-type="float" office:value="1978">
            <text:p>197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372">
            <text:p>372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烏日區</text:p>
          </table:table-cell>
          <table:table-cell table:style-name="CE8" office:value-type="string">
            <text:p>25～29</text:p>
          </table:table-cell>
          <table:table-cell table:style-name="CE8" office:value-type="string">
            <text:p>計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475">
            <text:p>475</text:p>
          </table:table-cell>
          <table:table-cell table:style-name="CE6" office:value-type="float" office:value="219">
            <text:p>219</text:p>
          </table:table-cell>
          <table:table-cell table:style-name="CE6" office:value-type="float" office:value="3199">
            <text:p>3199</text:p>
          </table:table-cell>
          <table:table-cell table:style-name="CE6" office:value-type="float" office:value="584">
            <text:p>584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571">
            <text:p>571</text:p>
          </table:table-cell>
          <table:table-cell table:style-name="CE6" office:value-type="float" office:value="189">
            <text:p>189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烏日區</text:p>
          </table:table-cell>
          <table:table-cell table:style-name="CE8" office:value-type="string">
            <text:p>30～34</text:p>
          </table:table-cell>
          <table:table-cell table:style-name="CE8" office:value-type="string">
            <text:p>計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667">
            <text:p>667</text:p>
          </table:table-cell>
          <table:table-cell table:style-name="CE6" office:value-type="float" office:value="184">
            <text:p>184</text:p>
          </table:table-cell>
          <table:table-cell table:style-name="CE6" office:value-type="float" office:value="3813">
            <text:p>3813</text:p>
          </table:table-cell>
          <table:table-cell table:style-name="CE6" office:value-type="float" office:value="499">
            <text:p>499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649">
            <text:p>649</text:p>
          </table:table-cell>
          <table:table-cell table:style-name="CE6" office:value-type="float" office:value="165">
            <text:p>165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烏日區</text:p>
          </table:table-cell>
          <table:table-cell table:style-name="CE8" office:value-type="string">
            <text:p>35～39</text:p>
          </table:table-cell>
          <table:table-cell table:style-name="CE8" office:value-type="string">
            <text:p>計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818">
            <text:p>818</text:p>
          </table:table-cell>
          <table:table-cell table:style-name="CE6" office:value-type="float" office:value="165">
            <text:p>165</text:p>
          </table:table-cell>
          <table:table-cell table:style-name="CE6" office:value-type="float" office:value="3459">
            <text:p>3459</text:p>
          </table:table-cell>
          <table:table-cell table:style-name="CE6" office:value-type="float" office:value="298">
            <text:p>298</text:p>
          </table:table-cell>
          <table:table-cell table:style-name="CE6" office:value-type="float" office:value="193">
            <text:p>193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782">
            <text:p>782</text:p>
          </table:table-cell>
          <table:table-cell table:style-name="CE6" office:value-type="float" office:value="214">
            <text:p>214</text:p>
          </table:table-cell>
          <table:table-cell table:style-name="CE6" office:value-type="float" office:value="113">
            <text:p>113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烏日區</text:p>
          </table:table-cell>
          <table:table-cell table:style-name="CE8" office:value-type="string">
            <text:p>40～44</text:p>
          </table:table-cell>
          <table:table-cell table:style-name="CE8" office:value-type="string">
            <text:p>計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815">
            <text:p>815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2852">
            <text:p>2852</text:p>
          </table:table-cell>
          <table:table-cell table:style-name="CE6" office:value-type="float" office:value="198">
            <text:p>198</text:p>
          </table:table-cell>
          <table:table-cell table:style-name="CE6" office:value-type="float" office:value="665">
            <text:p>665</text:p>
          </table:table-cell>
          <table:table-cell table:style-name="CE6" office:value-type="float" office:value="209">
            <text:p>209</text:p>
          </table:table-cell>
          <table:table-cell table:style-name="CE6" office:value-type="float" office:value="144">
            <text:p>14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77">
            <text:p>177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364">
            <text:p>1364</text:p>
          </table:table-cell>
          <table:table-cell table:style-name="CE6" office:value-type="float" office:value="259">
            <text:p>259</text:p>
          </table:table-cell>
          <table:table-cell table:style-name="CE6" office:value-type="float" office:value="303">
            <text:p>303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烏日區</text:p>
          </table:table-cell>
          <table:table-cell table:style-name="CE8" office:value-type="string">
            <text:p>45～49</text:p>
          </table:table-cell>
          <table:table-cell table:style-name="CE8" office:value-type="string">
            <text:p>計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622">
            <text:p>622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1661">
            <text:p>1661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1129">
            <text:p>1129</text:p>
          </table:table-cell>
          <table:table-cell table:style-name="CE6" office:value-type="float" office:value="154">
            <text:p>154</text:p>
          </table:table-cell>
          <table:table-cell table:style-name="CE6" office:value-type="float" office:value="327">
            <text:p>327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20">
            <text:p>320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892">
            <text:p>1892</text:p>
          </table:table-cell>
          <table:table-cell table:style-name="CE6" office:value-type="float" office:value="194">
            <text:p>194</text:p>
          </table:table-cell>
          <table:table-cell table:style-name="CE6" office:value-type="float" office:value="477">
            <text:p>47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烏日區</text:p>
          </table:table-cell>
          <table:table-cell table:style-name="CE8" office:value-type="string">
            <text:p>50～54</text:p>
          </table:table-cell>
          <table:table-cell table:style-name="CE8" office:value-type="string">
            <text:p>計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14">
            <text:p>414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80">
            <text:p>880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839">
            <text:p>839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406">
            <text:p>40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86">
            <text:p>386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791">
            <text:p>1791</text:p>
          </table:table-cell>
          <table:table-cell table:style-name="CE6" office:value-type="float" office:value="131">
            <text:p>131</text:p>
          </table:table-cell>
          <table:table-cell table:style-name="CE6" office:value-type="float" office:value="560">
            <text:p>560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烏日區</text:p>
          </table:table-cell>
          <table:table-cell table:style-name="CE8" office:value-type="string">
            <text:p>55～59</text:p>
          </table:table-cell>
          <table:table-cell table:style-name="CE8" office:value-type="string">
            <text:p>計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331">
            <text:p>331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4">
            <text:p>624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569">
            <text:p>569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14">
            <text:p>414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96">
            <text:p>396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939">
            <text:p>1939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804">
            <text:p>804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烏日區</text:p>
          </table:table-cell>
          <table:table-cell table:style-name="CE8" office:value-type="string">
            <text:p>60～64</text:p>
          </table:table-cell>
          <table:table-cell table:style-name="CE8" office:value-type="string">
            <text:p>計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60">
            <text:p>160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424">
            <text:p>424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321">
            <text:p>321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44">
            <text:p>344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85">
            <text:p>385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724">
            <text:p>1724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1439">
            <text:p>143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38">
            <text:p>238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烏日區</text:p>
          </table:table-cell>
          <table:table-cell table:style-name="CE8" office:value-type="string">
            <text:p>65歲以上</text:p>
          </table:table-cell>
          <table:table-cell table:style-name="CE8" office:value-type="string">
            <text:p>計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47">
            <text:p>147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731">
            <text:p>731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381">
            <text:p>38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490">
            <text:p>490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728">
            <text:p>728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2289">
            <text:p>2289</text:p>
          </table:table-cell>
          <table:table-cell table:style-name="CE6" office:value-type="float" office:value="156">
            <text:p>156</text:p>
          </table:table-cell>
          <table:table-cell table:style-name="CE6" office:value-type="float" office:value="2339">
            <text:p>2339</text:p>
          </table:table-cell>
          <table:table-cell table:style-name="CE6" office:value-type="float" office:value="220">
            <text:p>220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564">
            <text:p>4564</text:p>
          </table:table-cell>
          <table:table-cell table:style-name="CE6" office:value-type="float" office:value="390">
            <text:p>390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473">
            <text:p>473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肚區</text:p>
          </table:table-cell>
          <table:table-cell table:style-name="CE8" office:value-type="string">
            <text:p>15～1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66">
            <text:p>66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523">
            <text:p>523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902">
            <text:p>902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肚區</text:p>
          </table:table-cell>
          <table:table-cell table:style-name="CE8" office:value-type="string">
            <text:p>20～2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71">
            <text:p>171</text:p>
          </table:table-cell>
          <table:table-cell table:style-name="CE6" office:value-type="float" office:value="771">
            <text:p>771</text:p>
          </table:table-cell>
          <table:table-cell table:style-name="CE6" office:value-type="float" office:value="1335">
            <text:p>1335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23">
            <text:p>323</text:p>
          </table:table-cell>
          <table:table-cell table:style-name="CE6" office:value-type="float" office:value="199">
            <text:p>199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肚區</text:p>
          </table:table-cell>
          <table:table-cell table:style-name="CE8" office:value-type="string">
            <text:p>25～2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313">
            <text:p>313</text:p>
          </table:table-cell>
          <table:table-cell table:style-name="CE6" office:value-type="float" office:value="141">
            <text:p>141</text:p>
          </table:table-cell>
          <table:table-cell table:style-name="CE6" office:value-type="float" office:value="2114">
            <text:p>2114</text:p>
          </table:table-cell>
          <table:table-cell table:style-name="CE6" office:value-type="float" office:value="412">
            <text:p>412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533">
            <text:p>533</text:p>
          </table:table-cell>
          <table:table-cell table:style-name="CE6" office:value-type="float" office:value="160">
            <text:p>160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肚區</text:p>
          </table:table-cell>
          <table:table-cell table:style-name="CE8" office:value-type="string">
            <text:p>30～34</text:p>
          </table:table-cell>
          <table:table-cell table:style-name="CE8" office:value-type="string">
            <text:p>計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338">
            <text:p>338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2329">
            <text:p>2329</text:p>
          </table:table-cell>
          <table:table-cell table:style-name="CE6" office:value-type="float" office:value="236">
            <text:p>236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584">
            <text:p>584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肚區</text:p>
          </table:table-cell>
          <table:table-cell table:style-name="CE8" office:value-type="string">
            <text:p>35～39</text:p>
          </table:table-cell>
          <table:table-cell table:style-name="CE8" office:value-type="string">
            <text:p>計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356">
            <text:p>356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2061">
            <text:p>2061</text:p>
          </table:table-cell>
          <table:table-cell table:style-name="CE6" office:value-type="float" office:value="144">
            <text:p>144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644">
            <text:p>644</text:p>
          </table:table-cell>
          <table:table-cell table:style-name="CE6" office:value-type="float" office:value="186">
            <text:p>186</text:p>
          </table:table-cell>
          <table:table-cell table:style-name="CE6" office:value-type="float" office:value="113">
            <text:p>113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肚區</text:p>
          </table:table-cell>
          <table:table-cell table:style-name="CE8" office:value-type="string">
            <text:p>40～44</text:p>
          </table:table-cell>
          <table:table-cell table:style-name="CE8" office:value-type="string">
            <text:p>計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310">
            <text:p>310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1523">
            <text:p>1523</text:p>
          </table:table-cell>
          <table:table-cell table:style-name="CE6" office:value-type="float" office:value="144">
            <text:p>144</text:p>
          </table:table-cell>
          <table:table-cell table:style-name="CE6" office:value-type="float" office:value="405">
            <text:p>405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129">
            <text:p>129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41">
            <text:p>141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053">
            <text:p>1053</text:p>
          </table:table-cell>
          <table:table-cell table:style-name="CE6" office:value-type="float" office:value="220">
            <text:p>220</text:p>
          </table:table-cell>
          <table:table-cell table:style-name="CE6" office:value-type="float" office:value="287">
            <text:p>287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肚區</text:p>
          </table:table-cell>
          <table:table-cell table:style-name="CE8" office:value-type="string">
            <text:p>45～49</text:p>
          </table:table-cell>
          <table:table-cell table:style-name="CE8" office:value-type="string">
            <text:p>計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251">
            <text:p>251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914">
            <text:p>914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711">
            <text:p>711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197">
            <text:p>19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68">
            <text:p>168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1623">
            <text:p>1623</text:p>
          </table:table-cell>
          <table:table-cell table:style-name="CE6" office:value-type="float" office:value="180">
            <text:p>180</text:p>
          </table:table-cell>
          <table:table-cell table:style-name="CE6" office:value-type="float" office:value="449">
            <text:p>449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肚區</text:p>
          </table:table-cell>
          <table:table-cell table:style-name="CE8" office:value-type="string">
            <text:p>50～54</text:p>
          </table:table-cell>
          <table:table-cell table:style-name="CE8" office:value-type="string">
            <text:p>計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63">
            <text:p>163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461">
            <text:p>461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543">
            <text:p>543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274">
            <text:p>274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18">
            <text:p>218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494">
            <text:p>1494</text:p>
          </table:table-cell>
          <table:table-cell table:style-name="CE6" office:value-type="float" office:value="111">
            <text:p>111</text:p>
          </table:table-cell>
          <table:table-cell table:style-name="CE6" office:value-type="float" office:value="490">
            <text:p>490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肚區</text:p>
          </table:table-cell>
          <table:table-cell table:style-name="CE8" office:value-type="string">
            <text:p>55～59</text:p>
          </table:table-cell>
          <table:table-cell table:style-name="CE8" office:value-type="string">
            <text:p>計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9">
            <text:p>129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64">
            <text:p>264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342">
            <text:p>34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32">
            <text:p>232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17">
            <text:p>21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1467">
            <text:p>1467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835">
            <text:p>835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2">
            <text:p>9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肚區</text:p>
          </table:table-cell>
          <table:table-cell table:style-name="CE8" office:value-type="string">
            <text:p>60～64</text:p>
          </table:table-cell>
          <table:table-cell table:style-name="CE8" office:value-type="string">
            <text:p>計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228">
            <text:p>228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2">
            <text:p>25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203">
            <text:p>20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55">
            <text:p>255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227">
            <text:p>1227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1216">
            <text:p>1216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84">
            <text:p>384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肚區</text:p>
          </table:table-cell>
          <table:table-cell table:style-name="CE8" office:value-type="string">
            <text:p>65歲以上</text:p>
          </table:table-cell>
          <table:table-cell table:style-name="CE8" office:value-type="string">
            <text:p>計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347">
            <text:p>347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05">
            <text:p>305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291">
            <text:p>29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10">
            <text:p>410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1610">
            <text:p>1610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1848">
            <text:p>1848</text:p>
          </table:table-cell>
          <table:table-cell table:style-name="CE6" office:value-type="float" office:value="201">
            <text:p>20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4197">
            <text:p>4197</text:p>
          </table:table-cell>
          <table:table-cell table:style-name="CE6" office:value-type="float" office:value="296">
            <text:p>296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496">
            <text:p>496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龍井區</text:p>
          </table:table-cell>
          <table:table-cell table:style-name="CE8" office:value-type="string">
            <text:p>15～1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84">
            <text:p>98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48">
            <text:p>148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1044">
            <text:p>1044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1166">
            <text:p>1166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224">
            <text:p>22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龍井區</text:p>
          </table:table-cell>
          <table:table-cell table:style-name="CE8" office:value-type="string">
            <text:p>20～2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272">
            <text:p>272</text:p>
          </table:table-cell>
          <table:table-cell table:style-name="CE6" office:value-type="float" office:value="1189">
            <text:p>1189</text:p>
          </table:table-cell>
          <table:table-cell table:style-name="CE6" office:value-type="float" office:value="1959">
            <text:p>1959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400">
            <text:p>400</text:p>
          </table:table-cell>
          <table:table-cell table:style-name="CE6" office:value-type="float" office:value="235">
            <text:p>235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龍井區</text:p>
          </table:table-cell>
          <table:table-cell table:style-name="CE8" office:value-type="string">
            <text:p>25～29</text:p>
          </table:table-cell>
          <table:table-cell table:style-name="CE8" office:value-type="string">
            <text:p>計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532">
            <text:p>532</text:p>
          </table:table-cell>
          <table:table-cell table:style-name="CE6" office:value-type="float" office:value="245">
            <text:p>245</text:p>
          </table:table-cell>
          <table:table-cell table:style-name="CE6" office:value-type="float" office:value="3298">
            <text:p>3298</text:p>
          </table:table-cell>
          <table:table-cell table:style-name="CE6" office:value-type="float" office:value="565">
            <text:p>565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702">
            <text:p>702</text:p>
          </table:table-cell>
          <table:table-cell table:style-name="CE6" office:value-type="float" office:value="201">
            <text:p>201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龍井區</text:p>
          </table:table-cell>
          <table:table-cell table:style-name="CE8" office:value-type="string">
            <text:p>30～34</text:p>
          </table:table-cell>
          <table:table-cell table:style-name="CE8" office:value-type="string">
            <text:p>計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602">
            <text:p>602</text:p>
          </table:table-cell>
          <table:table-cell table:style-name="CE6" office:value-type="float" office:value="160">
            <text:p>160</text:p>
          </table:table-cell>
          <table:table-cell table:style-name="CE6" office:value-type="float" office:value="3719">
            <text:p>3719</text:p>
          </table:table-cell>
          <table:table-cell table:style-name="CE6" office:value-type="float" office:value="471">
            <text:p>471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833">
            <text:p>833</text:p>
          </table:table-cell>
          <table:table-cell table:style-name="CE6" office:value-type="float" office:value="146">
            <text:p>146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龍井區</text:p>
          </table:table-cell>
          <table:table-cell table:style-name="CE8" office:value-type="string">
            <text:p>35～39</text:p>
          </table:table-cell>
          <table:table-cell table:style-name="CE8" office:value-type="string">
            <text:p>計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596">
            <text:p>596</text:p>
          </table:table-cell>
          <table:table-cell table:style-name="CE6" office:value-type="float" office:value="113">
            <text:p>113</text:p>
          </table:table-cell>
          <table:table-cell table:style-name="CE6" office:value-type="float" office:value="3013">
            <text:p>3013</text:p>
          </table:table-cell>
          <table:table-cell table:style-name="CE6" office:value-type="float" office:value="280">
            <text:p>280</text:p>
          </table:table-cell>
          <table:table-cell table:style-name="CE6" office:value-type="float" office:value="210">
            <text:p>210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45">
            <text:p>14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976">
            <text:p>976</text:p>
          </table:table-cell>
          <table:table-cell table:style-name="CE6" office:value-type="float" office:value="197">
            <text:p>197</text:p>
          </table:table-cell>
          <table:table-cell table:style-name="CE6" office:value-type="float" office:value="165">
            <text:p>165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龍井區</text:p>
          </table:table-cell>
          <table:table-cell table:style-name="CE8" office:value-type="string">
            <text:p>40～44</text:p>
          </table:table-cell>
          <table:table-cell table:style-name="CE8" office:value-type="string">
            <text:p>計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518">
            <text:p>518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2448">
            <text:p>2448</text:p>
          </table:table-cell>
          <table:table-cell table:style-name="CE6" office:value-type="float" office:value="195">
            <text:p>195</text:p>
          </table:table-cell>
          <table:table-cell table:style-name="CE6" office:value-type="float" office:value="616">
            <text:p>616</text:p>
          </table:table-cell>
          <table:table-cell table:style-name="CE6" office:value-type="float" office:value="157">
            <text:p>157</text:p>
          </table:table-cell>
          <table:table-cell table:style-name="CE6" office:value-type="float" office:value="149">
            <text:p>149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4">
            <text:p>194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1676">
            <text:p>1676</text:p>
          </table:table-cell>
          <table:table-cell table:style-name="CE6" office:value-type="float" office:value="270">
            <text:p>270</text:p>
          </table:table-cell>
          <table:table-cell table:style-name="CE6" office:value-type="float" office:value="417">
            <text:p>41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龍井區</text:p>
          </table:table-cell>
          <table:table-cell table:style-name="CE8" office:value-type="string">
            <text:p>45～49</text:p>
          </table:table-cell>
          <table:table-cell table:style-name="CE8" office:value-type="string">
            <text:p>計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426">
            <text:p>426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1376">
            <text:p>1376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15">
            <text:p>115</text:p>
          </table:table-cell>
          <table:table-cell table:style-name="CE6" office:value-type="float" office:value="280">
            <text:p>280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58">
            <text:p>258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157">
            <text:p>2157</text:p>
          </table:table-cell>
          <table:table-cell table:style-name="CE6" office:value-type="float" office:value="193">
            <text:p>193</text:p>
          </table:table-cell>
          <table:table-cell table:style-name="CE6" office:value-type="float" office:value="700">
            <text:p>70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龍井區</text:p>
          </table:table-cell>
          <table:table-cell table:style-name="CE8" office:value-type="string">
            <text:p>50～54</text:p>
          </table:table-cell>
          <table:table-cell table:style-name="CE8" office:value-type="string">
            <text:p>計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330">
            <text:p>330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730">
            <text:p>730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723">
            <text:p>723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373">
            <text:p>37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345">
            <text:p>345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1796">
            <text:p>1796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800">
            <text:p>800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龍井區</text:p>
          </table:table-cell>
          <table:table-cell table:style-name="CE8" office:value-type="string">
            <text:p>55～59</text:p>
          </table:table-cell>
          <table:table-cell table:style-name="CE8" office:value-type="string">
            <text:p>計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47">
            <text:p>247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475">
            <text:p>475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496">
            <text:p>496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1">
            <text:p>341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55">
            <text:p>355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951">
            <text:p>1951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1293">
            <text:p>1293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龍井區</text:p>
          </table:table-cell>
          <table:table-cell table:style-name="CE8" office:value-type="string">
            <text:p>60～64</text:p>
          </table:table-cell>
          <table:table-cell table:style-name="CE8" office:value-type="string">
            <text:p>計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75">
            <text:p>175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446">
            <text:p>446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281">
            <text:p>281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316">
            <text:p>316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45">
            <text:p>345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1559">
            <text:p>1559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1870">
            <text:p>187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85">
            <text:p>285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龍井區</text:p>
          </table:table-cell>
          <table:table-cell table:style-name="CE8" office:value-type="string">
            <text:p>65歲以上</text:p>
          </table:table-cell>
          <table:table-cell table:style-name="CE8" office:value-type="string">
            <text:p>計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47">
            <text:p>14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613">
            <text:p>613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288">
            <text:p>28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340">
            <text:p>340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83">
            <text:p>583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578">
            <text:p>1578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2555">
            <text:p>2555</text:p>
          </table:table-cell>
          <table:table-cell table:style-name="CE6" office:value-type="float" office:value="194">
            <text:p>19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4354">
            <text:p>4354</text:p>
          </table:table-cell>
          <table:table-cell table:style-name="CE6" office:value-type="float" office:value="475">
            <text:p>475</text:p>
          </table:table-cell>
          <table:table-cell table:style-name="CE6" office:value-type="float" office:value="144">
            <text:p>144</text:p>
          </table:table-cell>
          <table:table-cell table:style-name="CE6" office:value-type="float" office:value="656">
            <text:p>656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霧峰區</text:p>
          </table:table-cell>
          <table:table-cell table:style-name="CE8" office:value-type="string">
            <text:p>15～1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25">
            <text:p>62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480">
            <text:p>480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955">
            <text:p>95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66">
            <text:p>16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霧峰區</text:p>
          </table:table-cell>
          <table:table-cell table:style-name="CE8" office:value-type="string">
            <text:p>20～2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174">
            <text:p>174</text:p>
          </table:table-cell>
          <table:table-cell table:style-name="CE6" office:value-type="float" office:value="833">
            <text:p>833</text:p>
          </table:table-cell>
          <table:table-cell table:style-name="CE6" office:value-type="float" office:value="1427">
            <text:p>1427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399">
            <text:p>399</text:p>
          </table:table-cell>
          <table:table-cell table:style-name="CE6" office:value-type="float" office:value="218">
            <text:p>218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霧峰區</text:p>
          </table:table-cell>
          <table:table-cell table:style-name="CE8" office:value-type="string">
            <text:p>25～29</text:p>
          </table:table-cell>
          <table:table-cell table:style-name="CE8" office:value-type="string">
            <text:p>計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320">
            <text:p>320</text:p>
          </table:table-cell>
          <table:table-cell table:style-name="CE6" office:value-type="float" office:value="165">
            <text:p>165</text:p>
          </table:table-cell>
          <table:table-cell table:style-name="CE6" office:value-type="float" office:value="2327">
            <text:p>2327</text:p>
          </table:table-cell>
          <table:table-cell table:style-name="CE6" office:value-type="float" office:value="457">
            <text:p>457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90">
            <text:p>590</text:p>
          </table:table-cell>
          <table:table-cell table:style-name="CE6" office:value-type="float" office:value="209">
            <text:p>209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霧峰區</text:p>
          </table:table-cell>
          <table:table-cell table:style-name="CE8" office:value-type="string">
            <text:p>30～34</text:p>
          </table:table-cell>
          <table:table-cell table:style-name="CE8" office:value-type="string">
            <text:p>計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335">
            <text:p>335</text:p>
          </table:table-cell>
          <table:table-cell table:style-name="CE6" office:value-type="float" office:value="121">
            <text:p>121</text:p>
          </table:table-cell>
          <table:table-cell table:style-name="CE6" office:value-type="float" office:value="2580">
            <text:p>2580</text:p>
          </table:table-cell>
          <table:table-cell table:style-name="CE6" office:value-type="float" office:value="444">
            <text:p>444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685">
            <text:p>685</text:p>
          </table:table-cell>
          <table:table-cell table:style-name="CE6" office:value-type="float" office:value="165">
            <text:p>165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霧峰區</text:p>
          </table:table-cell>
          <table:table-cell table:style-name="CE8" office:value-type="string">
            <text:p>35～39</text:p>
          </table:table-cell>
          <table:table-cell table:style-name="CE8" office:value-type="string">
            <text:p>計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336">
            <text:p>336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2122">
            <text:p>2122</text:p>
          </table:table-cell>
          <table:table-cell table:style-name="CE6" office:value-type="float" office:value="236">
            <text:p>236</text:p>
          </table:table-cell>
          <table:table-cell table:style-name="CE6" office:value-type="float" office:value="134">
            <text:p>13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793">
            <text:p>793</text:p>
          </table:table-cell>
          <table:table-cell table:style-name="CE6" office:value-type="float" office:value="250">
            <text:p>250</text:p>
          </table:table-cell>
          <table:table-cell table:style-name="CE6" office:value-type="float" office:value="127">
            <text:p>12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霧峰區</text:p>
          </table:table-cell>
          <table:table-cell table:style-name="CE8" office:value-type="string">
            <text:p>40～44</text:p>
          </table:table-cell>
          <table:table-cell table:style-name="CE8" office:value-type="string">
            <text:p>計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308">
            <text:p>308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1633">
            <text:p>1633</text:p>
          </table:table-cell>
          <table:table-cell table:style-name="CE6" office:value-type="float" office:value="167">
            <text:p>167</text:p>
          </table:table-cell>
          <table:table-cell table:style-name="CE6" office:value-type="float" office:value="444">
            <text:p>444</text:p>
          </table:table-cell>
          <table:table-cell table:style-name="CE6" office:value-type="float" office:value="137">
            <text:p>137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37">
            <text:p>137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1233">
            <text:p>1233</text:p>
          </table:table-cell>
          <table:table-cell table:style-name="CE6" office:value-type="float" office:value="303">
            <text:p>303</text:p>
          </table:table-cell>
          <table:table-cell table:style-name="CE6" office:value-type="float" office:value="335">
            <text:p>335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霧峰區</text:p>
          </table:table-cell>
          <table:table-cell table:style-name="CE8" office:value-type="string">
            <text:p>45～49</text:p>
          </table:table-cell>
          <table:table-cell table:style-name="CE8" office:value-type="string">
            <text:p>計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62">
            <text:p>262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884">
            <text:p>884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653">
            <text:p>653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216">
            <text:p>216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69">
            <text:p>269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1530">
            <text:p>1530</text:p>
          </table:table-cell>
          <table:table-cell table:style-name="CE6" office:value-type="float" office:value="119">
            <text:p>119</text:p>
          </table:table-cell>
          <table:table-cell table:style-name="CE6" office:value-type="float" office:value="523">
            <text:p>523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霧峰區</text:p>
          </table:table-cell>
          <table:table-cell table:style-name="CE8" office:value-type="string">
            <text:p>50～54</text:p>
          </table:table-cell>
          <table:table-cell table:style-name="CE8" office:value-type="string">
            <text:p>計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217">
            <text:p>217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521">
            <text:p>521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470">
            <text:p>470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15">
            <text:p>315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13">
            <text:p>313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477">
            <text:p>1477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490">
            <text:p>490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霧峰區</text:p>
          </table:table-cell>
          <table:table-cell table:style-name="CE8" office:value-type="string">
            <text:p>55～59</text:p>
          </table:table-cell>
          <table:table-cell table:style-name="CE8" office:value-type="string">
            <text:p>計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99">
            <text:p>199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393">
            <text:p>393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288">
            <text:p>288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87">
            <text:p>28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74">
            <text:p>474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1665">
            <text:p>1665</text:p>
          </table:table-cell>
          <table:table-cell table:style-name="CE6" office:value-type="float" office:value="137">
            <text:p>137</text:p>
          </table:table-cell>
          <table:table-cell table:style-name="CE6" office:value-type="float" office:value="796">
            <text:p>796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">
            <text:p>6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霧峰區</text:p>
          </table:table-cell>
          <table:table-cell table:style-name="CE8" office:value-type="string">
            <text:p>60～64</text:p>
          </table:table-cell>
          <table:table-cell table:style-name="CE8" office:value-type="string">
            <text:p>計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311">
            <text:p>311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205">
            <text:p>205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344">
            <text:p>344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99">
            <text:p>399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1587">
            <text:p>1587</text:p>
          </table:table-cell>
          <table:table-cell table:style-name="CE6" office:value-type="float" office:value="143">
            <text:p>143</text:p>
          </table:table-cell>
          <table:table-cell table:style-name="CE6" office:value-type="float" office:value="1416">
            <text:p>1416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71">
            <text:p>27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霧峰區</text:p>
          </table:table-cell>
          <table:table-cell table:style-name="CE8" office:value-type="string">
            <text:p>65歲以上</text:p>
          </table:table-cell>
          <table:table-cell table:style-name="CE8" office:value-type="string">
            <text:p>計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53">
            <text:p>153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697">
            <text:p>697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303">
            <text:p>303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558">
            <text:p>558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796">
            <text:p>796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206">
            <text:p>2206</text:p>
          </table:table-cell>
          <table:table-cell table:style-name="CE6" office:value-type="float" office:value="185">
            <text:p>185</text:p>
          </table:table-cell>
          <table:table-cell table:style-name="CE6" office:value-type="float" office:value="2242">
            <text:p>2242</text:p>
          </table:table-cell>
          <table:table-cell table:style-name="CE6" office:value-type="float" office:value="260">
            <text:p>260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4317">
            <text:p>4317</text:p>
          </table:table-cell>
          <table:table-cell table:style-name="CE6" office:value-type="float" office:value="398">
            <text:p>398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523">
            <text:p>523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太平區</text:p>
          </table:table-cell>
          <table:table-cell table:style-name="CE8" office:value-type="string">
            <text:p>15～1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087">
            <text:p>208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311">
            <text:p>311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2186">
            <text:p>2186</text:p>
          </table:table-cell>
          <table:table-cell table:style-name="CE6" office:value-type="float" office:value="237">
            <text:p>237</text:p>
          </table:table-cell>
          <table:table-cell table:style-name="CE6" office:value-type="float" office:value="2843">
            <text:p>2843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566">
            <text:p>56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太平區</text:p>
          </table:table-cell>
          <table:table-cell table:style-name="CE8" office:value-type="string">
            <text:p>20～2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503">
            <text:p>503</text:p>
          </table:table-cell>
          <table:table-cell table:style-name="CE6" office:value-type="float" office:value="2452">
            <text:p>2452</text:p>
          </table:table-cell>
          <table:table-cell table:style-name="CE6" office:value-type="float" office:value="4399">
            <text:p>4399</text:p>
          </table:table-cell>
          <table:table-cell table:style-name="CE6" office:value-type="float" office:value="115">
            <text:p>115</text:p>
          </table:table-cell>
          <table:table-cell table:style-name="CE6" office:value-type="float" office:value="117">
            <text:p>117</text:p>
          </table:table-cell>
          <table:table-cell table:style-name="CE6" office:value-type="float" office:value="151">
            <text:p>151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155">
            <text:p>155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1065">
            <text:p>1065</text:p>
          </table:table-cell>
          <table:table-cell table:style-name="CE6" office:value-type="float" office:value="595">
            <text:p>595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太平區</text:p>
          </table:table-cell>
          <table:table-cell table:style-name="CE8" office:value-type="string">
            <text:p>25～29</text:p>
          </table:table-cell>
          <table:table-cell table:style-name="CE8" office:value-type="string">
            <text:p>計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988">
            <text:p>988</text:p>
          </table:table-cell>
          <table:table-cell table:style-name="CE6" office:value-type="float" office:value="519">
            <text:p>519</text:p>
          </table:table-cell>
          <table:table-cell table:style-name="CE6" office:value-type="float" office:value="7575">
            <text:p>7575</text:p>
          </table:table-cell>
          <table:table-cell table:style-name="CE6" office:value-type="float" office:value="1577">
            <text:p>1577</text:p>
          </table:table-cell>
          <table:table-cell table:style-name="CE6" office:value-type="float" office:value="239">
            <text:p>239</text:p>
          </table:table-cell>
          <table:table-cell table:style-name="CE6" office:value-type="float" office:value="171">
            <text:p>171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127">
            <text:p>127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1856">
            <text:p>1856</text:p>
          </table:table-cell>
          <table:table-cell table:style-name="CE6" office:value-type="float" office:value="579">
            <text:p>579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太平區</text:p>
          </table:table-cell>
          <table:table-cell table:style-name="CE8" office:value-type="string">
            <text:p>30～34</text:p>
          </table:table-cell>
          <table:table-cell table:style-name="CE8" office:value-type="string">
            <text:p>計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335">
            <text:p>1335</text:p>
          </table:table-cell>
          <table:table-cell table:style-name="CE6" office:value-type="float" office:value="396">
            <text:p>396</text:p>
          </table:table-cell>
          <table:table-cell table:style-name="CE6" office:value-type="float" office:value="9108">
            <text:p>9108</text:p>
          </table:table-cell>
          <table:table-cell table:style-name="CE6" office:value-type="float" office:value="1320">
            <text:p>1320</text:p>
          </table:table-cell>
          <table:table-cell table:style-name="CE6" office:value-type="float" office:value="306">
            <text:p>306</text:p>
          </table:table-cell>
          <table:table-cell table:style-name="CE6" office:value-type="float" office:value="145">
            <text:p>145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38">
            <text:p>238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2170">
            <text:p>2170</text:p>
          </table:table-cell>
          <table:table-cell table:style-name="CE6" office:value-type="float" office:value="462">
            <text:p>462</text:p>
          </table:table-cell>
          <table:table-cell table:style-name="CE6" office:value-type="float" office:value="216">
            <text:p>216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太平區</text:p>
          </table:table-cell>
          <table:table-cell table:style-name="CE8" office:value-type="string">
            <text:p>35～39</text:p>
          </table:table-cell>
          <table:table-cell table:style-name="CE8" office:value-type="string">
            <text:p>計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1517">
            <text:p>1517</text:p>
          </table:table-cell>
          <table:table-cell table:style-name="CE6" office:value-type="float" office:value="335">
            <text:p>335</text:p>
          </table:table-cell>
          <table:table-cell table:style-name="CE6" office:value-type="float" office:value="8289">
            <text:p>8289</text:p>
          </table:table-cell>
          <table:table-cell table:style-name="CE6" office:value-type="float" office:value="806">
            <text:p>806</text:p>
          </table:table-cell>
          <table:table-cell table:style-name="CE6" office:value-type="float" office:value="620">
            <text:p>620</text:p>
          </table:table-cell>
          <table:table-cell table:style-name="CE6" office:value-type="float" office:value="237">
            <text:p>237</text:p>
          </table:table-cell>
          <table:table-cell table:style-name="CE6" office:value-type="float" office:value="181">
            <text:p>181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588">
            <text:p>588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2454">
            <text:p>2454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405">
            <text:p>405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太平區</text:p>
          </table:table-cell>
          <table:table-cell table:style-name="CE8" office:value-type="string">
            <text:p>40～44</text:p>
          </table:table-cell>
          <table:table-cell table:style-name="CE8" office:value-type="string">
            <text:p>計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519">
            <text:p>1519</text:p>
          </table:table-cell>
          <table:table-cell table:style-name="CE6" office:value-type="float" office:value="293">
            <text:p>293</text:p>
          </table:table-cell>
          <table:table-cell table:style-name="CE6" office:value-type="float" office:value="6515">
            <text:p>6515</text:p>
          </table:table-cell>
          <table:table-cell table:style-name="CE6" office:value-type="float" office:value="462">
            <text:p>462</text:p>
          </table:table-cell>
          <table:table-cell table:style-name="CE6" office:value-type="float" office:value="1693">
            <text:p>1693</text:p>
          </table:table-cell>
          <table:table-cell table:style-name="CE6" office:value-type="float" office:value="445">
            <text:p>445</text:p>
          </table:table-cell>
          <table:table-cell table:style-name="CE6" office:value-type="float" office:value="400">
            <text:p>400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765">
            <text:p>765</text:p>
          </table:table-cell>
          <table:table-cell table:style-name="CE6" office:value-type="float" office:value="188">
            <text:p>188</text:p>
          </table:table-cell>
          <table:table-cell table:style-name="CE6" office:value-type="float" office:value="3817">
            <text:p>3817</text:p>
          </table:table-cell>
          <table:table-cell table:style-name="CE6" office:value-type="float" office:value="677">
            <text:p>677</text:p>
          </table:table-cell>
          <table:table-cell table:style-name="CE6" office:value-type="float" office:value="933">
            <text:p>933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太平區</text:p>
          </table:table-cell>
          <table:table-cell table:style-name="CE8" office:value-type="string">
            <text:p>45～49</text:p>
          </table:table-cell>
          <table:table-cell table:style-name="CE8" office:value-type="string">
            <text:p>計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151">
            <text:p>1151</text:p>
          </table:table-cell>
          <table:table-cell table:style-name="CE6" office:value-type="float" office:value="235">
            <text:p>235</text:p>
          </table:table-cell>
          <table:table-cell table:style-name="CE6" office:value-type="float" office:value="3673">
            <text:p>3673</text:p>
          </table:table-cell>
          <table:table-cell table:style-name="CE6" office:value-type="float" office:value="233">
            <text:p>233</text:p>
          </table:table-cell>
          <table:table-cell table:style-name="CE6" office:value-type="float" office:value="2658">
            <text:p>2658</text:p>
          </table:table-cell>
          <table:table-cell table:style-name="CE6" office:value-type="float" office:value="346">
            <text:p>346</text:p>
          </table:table-cell>
          <table:table-cell table:style-name="CE6" office:value-type="float" office:value="818">
            <text:p>818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31">
            <text:p>931</text:p>
          </table:table-cell>
          <table:table-cell table:style-name="CE6" office:value-type="float" office:value="173">
            <text:p>173</text:p>
          </table:table-cell>
          <table:table-cell table:style-name="CE6" office:value-type="float" office:value="4913">
            <text:p>4913</text:p>
          </table:table-cell>
          <table:table-cell table:style-name="CE6" office:value-type="float" office:value="430">
            <text:p>430</text:p>
          </table:table-cell>
          <table:table-cell table:style-name="CE6" office:value-type="float" office:value="1428">
            <text:p>1428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">
            <text:p>1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太平區</text:p>
          </table:table-cell>
          <table:table-cell table:style-name="CE8" office:value-type="string">
            <text:p>50～54</text:p>
          </table:table-cell>
          <table:table-cell table:style-name="CE8" office:value-type="string">
            <text:p>計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720">
            <text:p>720</text:p>
          </table:table-cell>
          <table:table-cell table:style-name="CE6" office:value-type="float" office:value="146">
            <text:p>146</text:p>
          </table:table-cell>
          <table:table-cell table:style-name="CE6" office:value-type="float" office:value="1773">
            <text:p>1773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1788">
            <text:p>1788</text:p>
          </table:table-cell>
          <table:table-cell table:style-name="CE6" office:value-type="float" office:value="147">
            <text:p>147</text:p>
          </table:table-cell>
          <table:table-cell table:style-name="CE6" office:value-type="float" office:value="972">
            <text:p>972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57">
            <text:p>1157</text:p>
          </table:table-cell>
          <table:table-cell table:style-name="CE6" office:value-type="float" office:value="152">
            <text:p>152</text:p>
          </table:table-cell>
          <table:table-cell table:style-name="CE6" office:value-type="float" office:value="4510">
            <text:p>4510</text:p>
          </table:table-cell>
          <table:table-cell table:style-name="CE6" office:value-type="float" office:value="292">
            <text:p>292</text:p>
          </table:table-cell>
          <table:table-cell table:style-name="CE6" office:value-type="float" office:value="1576">
            <text:p>1576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太平區</text:p>
          </table:table-cell>
          <table:table-cell table:style-name="CE8" office:value-type="string">
            <text:p>55～59</text:p>
          </table:table-cell>
          <table:table-cell table:style-name="CE8" office:value-type="string">
            <text:p>計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559">
            <text:p>559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232">
            <text:p>1232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257">
            <text:p>1257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896">
            <text:p>896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350">
            <text:p>1350</text:p>
          </table:table-cell>
          <table:table-cell table:style-name="CE6" office:value-type="float" office:value="154">
            <text:p>154</text:p>
          </table:table-cell>
          <table:table-cell table:style-name="CE6" office:value-type="float" office:value="5008">
            <text:p>5008</text:p>
          </table:table-cell>
          <table:table-cell table:style-name="CE6" office:value-type="float" office:value="327">
            <text:p>327</text:p>
          </table:table-cell>
          <table:table-cell table:style-name="CE6" office:value-type="float" office:value="2540">
            <text:p>2540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49">
            <text:p>14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太平區</text:p>
          </table:table-cell>
          <table:table-cell table:style-name="CE8" office:value-type="string">
            <text:p>60～64</text:p>
          </table:table-cell>
          <table:table-cell table:style-name="CE8" office:value-type="string">
            <text:p>計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329">
            <text:p>329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914">
            <text:p>914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838">
            <text:p>838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802">
            <text:p>802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282">
            <text:p>1282</text:p>
          </table:table-cell>
          <table:table-cell table:style-name="CE6" office:value-type="float" office:value="178">
            <text:p>178</text:p>
          </table:table-cell>
          <table:table-cell table:style-name="CE6" office:value-type="float" office:value="4272">
            <text:p>4272</text:p>
          </table:table-cell>
          <table:table-cell table:style-name="CE6" office:value-type="float" office:value="329">
            <text:p>329</text:p>
          </table:table-cell>
          <table:table-cell table:style-name="CE6" office:value-type="float" office:value="4034">
            <text:p>4034</text:p>
          </table:table-cell>
          <table:table-cell table:style-name="CE6" office:value-type="float" office:value="151">
            <text:p>15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11">
            <text:p>511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0">
            <text:p>2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太平區</text:p>
          </table:table-cell>
          <table:table-cell table:style-name="CE8" office:value-type="string">
            <text:p>65歲以上</text:p>
          </table:table-cell>
          <table:table-cell table:style-name="CE8" office:value-type="string">
            <text:p>計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347">
            <text:p>347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1754">
            <text:p>1754</text:p>
          </table:table-cell>
          <table:table-cell table:style-name="CE6" office:value-type="float" office:value="127">
            <text:p>127</text:p>
          </table:table-cell>
          <table:table-cell table:style-name="CE6" office:value-type="float" office:value="1056">
            <text:p>1056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102">
            <text:p>1102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128">
            <text:p>2128</text:p>
          </table:table-cell>
          <table:table-cell table:style-name="CE6" office:value-type="float" office:value="246">
            <text:p>246</text:p>
          </table:table-cell>
          <table:table-cell table:style-name="CE6" office:value-type="float" office:value="5468">
            <text:p>5468</text:p>
          </table:table-cell>
          <table:table-cell table:style-name="CE6" office:value-type="float" office:value="442">
            <text:p>442</text:p>
          </table:table-cell>
          <table:table-cell table:style-name="CE6" office:value-type="float" office:value="6513">
            <text:p>6513</text:p>
          </table:table-cell>
          <table:table-cell table:style-name="CE6" office:value-type="float" office:value="682">
            <text:p>682</text:p>
          </table:table-cell>
          <table:table-cell table:style-name="CE6" office:value-type="float" office:value="216">
            <text:p>216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11006">
            <text:p>11006</text:p>
          </table:table-cell>
          <table:table-cell table:style-name="CE6" office:value-type="float" office:value="901">
            <text:p>901</text:p>
          </table:table-cell>
          <table:table-cell table:style-name="CE6" office:value-type="float" office:value="146">
            <text:p>146</text:p>
          </table:table-cell>
          <table:table-cell table:style-name="CE6" office:value-type="float" office:value="867">
            <text:p>867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里區</text:p>
          </table:table-cell>
          <table:table-cell table:style-name="CE8" office:value-type="string">
            <text:p>15～1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626">
            <text:p>262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15">
            <text:p>115</text:p>
          </table:table-cell>
          <table:table-cell table:style-name="CE6" office:value-type="float" office:value="237">
            <text:p>237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2563">
            <text:p>2563</text:p>
          </table:table-cell>
          <table:table-cell table:style-name="CE6" office:value-type="float" office:value="206">
            <text:p>206</text:p>
          </table:table-cell>
          <table:table-cell table:style-name="CE6" office:value-type="float" office:value="3330">
            <text:p>3330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639">
            <text:p>63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里區</text:p>
          </table:table-cell>
          <table:table-cell table:style-name="CE8" office:value-type="string">
            <text:p>20～2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711">
            <text:p>711</text:p>
          </table:table-cell>
          <table:table-cell table:style-name="CE6" office:value-type="float" office:value="3055">
            <text:p>3055</text:p>
          </table:table-cell>
          <table:table-cell table:style-name="CE6" office:value-type="float" office:value="5199">
            <text:p>5199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199">
            <text:p>199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117">
            <text:p>11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014">
            <text:p>1014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里區</text:p>
          </table:table-cell>
          <table:table-cell table:style-name="CE8" office:value-type="string">
            <text:p>25～29</text:p>
          </table:table-cell>
          <table:table-cell table:style-name="CE8" office:value-type="string">
            <text:p>計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1204">
            <text:p>1204</text:p>
          </table:table-cell>
          <table:table-cell table:style-name="CE6" office:value-type="float" office:value="624">
            <text:p>624</text:p>
          </table:table-cell>
          <table:table-cell table:style-name="CE6" office:value-type="float" office:value="8060">
            <text:p>8060</text:p>
          </table:table-cell>
          <table:table-cell table:style-name="CE6" office:value-type="float" office:value="1601">
            <text:p>1601</text:p>
          </table:table-cell>
          <table:table-cell table:style-name="CE6" office:value-type="float" office:value="187">
            <text:p>187</text:p>
          </table:table-cell>
          <table:table-cell table:style-name="CE6" office:value-type="float" office:value="119">
            <text:p>119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1633">
            <text:p>1633</text:p>
          </table:table-cell>
          <table:table-cell table:style-name="CE6" office:value-type="float" office:value="600">
            <text:p>600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里區</text:p>
          </table:table-cell>
          <table:table-cell table:style-name="CE8" office:value-type="string">
            <text:p>30～34</text:p>
          </table:table-cell>
          <table:table-cell table:style-name="CE8" office:value-type="string">
            <text:p>計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1422">
            <text:p>1422</text:p>
          </table:table-cell>
          <table:table-cell table:style-name="CE6" office:value-type="float" office:value="441">
            <text:p>441</text:p>
          </table:table-cell>
          <table:table-cell table:style-name="CE6" office:value-type="float" office:value="8828">
            <text:p>8828</text:p>
          </table:table-cell>
          <table:table-cell table:style-name="CE6" office:value-type="float" office:value="1393">
            <text:p>1393</text:p>
          </table:table-cell>
          <table:table-cell table:style-name="CE6" office:value-type="float" office:value="251">
            <text:p>251</text:p>
          </table:table-cell>
          <table:table-cell table:style-name="CE6" office:value-type="float" office:value="177">
            <text:p>177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71">
            <text:p>171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1894">
            <text:p>1894</text:p>
          </table:table-cell>
          <table:table-cell table:style-name="CE6" office:value-type="float" office:value="550">
            <text:p>550</text:p>
          </table:table-cell>
          <table:table-cell table:style-name="CE6" office:value-type="float" office:value="146">
            <text:p>14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里區</text:p>
          </table:table-cell>
          <table:table-cell table:style-name="CE8" office:value-type="string">
            <text:p>35～39</text:p>
          </table:table-cell>
          <table:table-cell table:style-name="CE8" office:value-type="string">
            <text:p>計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1551">
            <text:p>1551</text:p>
          </table:table-cell>
          <table:table-cell table:style-name="CE6" office:value-type="float" office:value="365">
            <text:p>365</text:p>
          </table:table-cell>
          <table:table-cell table:style-name="CE6" office:value-type="float" office:value="7956">
            <text:p>7956</text:p>
          </table:table-cell>
          <table:table-cell table:style-name="CE6" office:value-type="float" office:value="813">
            <text:p>813</text:p>
          </table:table-cell>
          <table:table-cell table:style-name="CE6" office:value-type="float" office:value="544">
            <text:p>544</text:p>
          </table:table-cell>
          <table:table-cell table:style-name="CE6" office:value-type="float" office:value="282">
            <text:p>282</text:p>
          </table:table-cell>
          <table:table-cell table:style-name="CE6" office:value-type="float" office:value="170">
            <text:p>17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450">
            <text:p>450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2227">
            <text:p>2227</text:p>
          </table:table-cell>
          <table:table-cell table:style-name="CE6" office:value-type="float" office:value="535">
            <text:p>535</text:p>
          </table:table-cell>
          <table:table-cell table:style-name="CE6" office:value-type="float" office:value="303">
            <text:p>303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里區</text:p>
          </table:table-cell>
          <table:table-cell table:style-name="CE8" office:value-type="string">
            <text:p>40～44</text:p>
          </table:table-cell>
          <table:table-cell table:style-name="CE8" office:value-type="string">
            <text:p>計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1599">
            <text:p>1599</text:p>
          </table:table-cell>
          <table:table-cell table:style-name="CE6" office:value-type="float" office:value="295">
            <text:p>295</text:p>
          </table:table-cell>
          <table:table-cell table:style-name="CE6" office:value-type="float" office:value="6702">
            <text:p>6702</text:p>
          </table:table-cell>
          <table:table-cell table:style-name="CE6" office:value-type="float" office:value="510">
            <text:p>510</text:p>
          </table:table-cell>
          <table:table-cell table:style-name="CE6" office:value-type="float" office:value="1766">
            <text:p>1766</text:p>
          </table:table-cell>
          <table:table-cell table:style-name="CE6" office:value-type="float" office:value="516">
            <text:p>516</text:p>
          </table:table-cell>
          <table:table-cell table:style-name="CE6" office:value-type="float" office:value="399">
            <text:p>39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33">
            <text:p>533</text:p>
          </table:table-cell>
          <table:table-cell table:style-name="CE6" office:value-type="float" office:value="199">
            <text:p>199</text:p>
          </table:table-cell>
          <table:table-cell table:style-name="CE6" office:value-type="float" office:value="3875">
            <text:p>3875</text:p>
          </table:table-cell>
          <table:table-cell table:style-name="CE6" office:value-type="float" office:value="783">
            <text:p>783</text:p>
          </table:table-cell>
          <table:table-cell table:style-name="CE6" office:value-type="float" office:value="845">
            <text:p>845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里區</text:p>
          </table:table-cell>
          <table:table-cell table:style-name="CE8" office:value-type="string">
            <text:p>45～49</text:p>
          </table:table-cell>
          <table:table-cell table:style-name="CE8" office:value-type="string">
            <text:p>計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318">
            <text:p>1318</text:p>
          </table:table-cell>
          <table:table-cell table:style-name="CE6" office:value-type="float" office:value="268">
            <text:p>268</text:p>
          </table:table-cell>
          <table:table-cell table:style-name="CE6" office:value-type="float" office:value="4090">
            <text:p>4090</text:p>
          </table:table-cell>
          <table:table-cell table:style-name="CE6" office:value-type="float" office:value="276">
            <text:p>276</text:p>
          </table:table-cell>
          <table:table-cell table:style-name="CE6" office:value-type="float" office:value="2775">
            <text:p>2775</text:p>
          </table:table-cell>
          <table:table-cell table:style-name="CE6" office:value-type="float" office:value="378">
            <text:p>378</text:p>
          </table:table-cell>
          <table:table-cell table:style-name="CE6" office:value-type="float" office:value="799">
            <text:p>799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933">
            <text:p>933</text:p>
          </table:table-cell>
          <table:table-cell table:style-name="CE6" office:value-type="float" office:value="188">
            <text:p>188</text:p>
          </table:table-cell>
          <table:table-cell table:style-name="CE6" office:value-type="float" office:value="5043">
            <text:p>5043</text:p>
          </table:table-cell>
          <table:table-cell table:style-name="CE6" office:value-type="float" office:value="479">
            <text:p>479</text:p>
          </table:table-cell>
          <table:table-cell table:style-name="CE6" office:value-type="float" office:value="1420">
            <text:p>1420</text:p>
          </table:table-cell>
          <table:table-cell table:style-name="CE6" office:value-type="float" office:value="115">
            <text:p>11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4">
            <text:p>14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里區</text:p>
          </table:table-cell>
          <table:table-cell table:style-name="CE8" office:value-type="string">
            <text:p>50～54</text:p>
          </table:table-cell>
          <table:table-cell table:style-name="CE8" office:value-type="string">
            <text:p>計</text:p>
          </table:table-cell>
          <table:table-cell table:style-name="CE6" office:value-type="float" office:value="113">
            <text:p>113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998">
            <text:p>998</text:p>
          </table:table-cell>
          <table:table-cell table:style-name="CE6" office:value-type="float" office:value="192">
            <text:p>192</text:p>
          </table:table-cell>
          <table:table-cell table:style-name="CE6" office:value-type="float" office:value="2152">
            <text:p>2152</text:p>
          </table:table-cell>
          <table:table-cell table:style-name="CE6" office:value-type="float" office:value="137">
            <text:p>137</text:p>
          </table:table-cell>
          <table:table-cell table:style-name="CE6" office:value-type="float" office:value="2001">
            <text:p>2001</text:p>
          </table:table-cell>
          <table:table-cell table:style-name="CE6" office:value-type="float" office:value="162">
            <text:p>162</text:p>
          </table:table-cell>
          <table:table-cell table:style-name="CE6" office:value-type="float" office:value="1125">
            <text:p>1125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35">
            <text:p>1135</text:p>
          </table:table-cell>
          <table:table-cell table:style-name="CE6" office:value-type="float" office:value="176">
            <text:p>176</text:p>
          </table:table-cell>
          <table:table-cell table:style-name="CE6" office:value-type="float" office:value="4411">
            <text:p>4411</text:p>
          </table:table-cell>
          <table:table-cell table:style-name="CE6" office:value-type="float" office:value="308">
            <text:p>308</text:p>
          </table:table-cell>
          <table:table-cell table:style-name="CE6" office:value-type="float" office:value="1487">
            <text:p>1487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8">
            <text:p>8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里區</text:p>
          </table:table-cell>
          <table:table-cell table:style-name="CE8" office:value-type="string">
            <text:p>55～59</text:p>
          </table:table-cell>
          <table:table-cell table:style-name="CE8" office:value-type="string">
            <text:p>計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835">
            <text:p>835</text:p>
          </table:table-cell>
          <table:table-cell table:style-name="CE6" office:value-type="float" office:value="115">
            <text:p>115</text:p>
          </table:table-cell>
          <table:table-cell table:style-name="CE6" office:value-type="float" office:value="1474">
            <text:p>1474</text:p>
          </table:table-cell>
          <table:table-cell table:style-name="CE6" office:value-type="float" office:value="119">
            <text:p>119</text:p>
          </table:table-cell>
          <table:table-cell table:style-name="CE6" office:value-type="float" office:value="1270">
            <text:p>1270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133">
            <text:p>1133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341">
            <text:p>1341</text:p>
          </table:table-cell>
          <table:table-cell table:style-name="CE6" office:value-type="float" office:value="180">
            <text:p>180</text:p>
          </table:table-cell>
          <table:table-cell table:style-name="CE6" office:value-type="float" office:value="4887">
            <text:p>4887</text:p>
          </table:table-cell>
          <table:table-cell table:style-name="CE6" office:value-type="float" office:value="343">
            <text:p>343</text:p>
          </table:table-cell>
          <table:table-cell table:style-name="CE6" office:value-type="float" office:value="2228">
            <text:p>2228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13">
            <text:p>113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">
            <text:p>6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里區</text:p>
          </table:table-cell>
          <table:table-cell table:style-name="CE8" office:value-type="string">
            <text:p>60～64</text:p>
          </table:table-cell>
          <table:table-cell table:style-name="CE8" office:value-type="string">
            <text:p>計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473">
            <text:p>473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1237">
            <text:p>1237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810">
            <text:p>810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1005">
            <text:p>1005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72">
            <text:p>1272</text:p>
          </table:table-cell>
          <table:table-cell table:style-name="CE6" office:value-type="float" office:value="185">
            <text:p>185</text:p>
          </table:table-cell>
          <table:table-cell table:style-name="CE6" office:value-type="float" office:value="4519">
            <text:p>4519</text:p>
          </table:table-cell>
          <table:table-cell table:style-name="CE6" office:value-type="float" office:value="336">
            <text:p>336</text:p>
          </table:table-cell>
          <table:table-cell table:style-name="CE6" office:value-type="float" office:value="4301">
            <text:p>4301</text:p>
          </table:table-cell>
          <table:table-cell table:style-name="CE6" office:value-type="float" office:value="113">
            <text:p>11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76">
            <text:p>376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8">
            <text:p>8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大里區</text:p>
          </table:table-cell>
          <table:table-cell table:style-name="CE8" office:value-type="string">
            <text:p>65歲以上</text:p>
          </table:table-cell>
          <table:table-cell table:style-name="CE8" office:value-type="string">
            <text:p>計</text:p>
          </table:table-cell>
          <table:table-cell table:style-name="CE6" office:value-type="float" office:value="119">
            <text:p>11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13">
            <text:p>413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2057">
            <text:p>2057</text:p>
          </table:table-cell>
          <table:table-cell table:style-name="CE6" office:value-type="float" office:value="147">
            <text:p>147</text:p>
          </table:table-cell>
          <table:table-cell table:style-name="CE6" office:value-type="float" office:value="1021">
            <text:p>1021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1500">
            <text:p>1500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155">
            <text:p>2155</text:p>
          </table:table-cell>
          <table:table-cell table:style-name="CE6" office:value-type="float" office:value="267">
            <text:p>267</text:p>
          </table:table-cell>
          <table:table-cell table:style-name="CE6" office:value-type="float" office:value="6166">
            <text:p>6166</text:p>
          </table:table-cell>
          <table:table-cell table:style-name="CE6" office:value-type="float" office:value="450">
            <text:p>450</text:p>
          </table:table-cell>
          <table:table-cell table:style-name="CE6" office:value-type="float" office:value="7886">
            <text:p>7886</text:p>
          </table:table-cell>
          <table:table-cell table:style-name="CE6" office:value-type="float" office:value="590">
            <text:p>590</text:p>
          </table:table-cell>
          <table:table-cell table:style-name="CE6" office:value-type="float" office:value="173">
            <text:p>17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0426">
            <text:p>10426</text:p>
          </table:table-cell>
          <table:table-cell table:style-name="CE6" office:value-type="float" office:value="771">
            <text:p>771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745">
            <text:p>745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和平區</text:p>
          </table:table-cell>
          <table:table-cell table:style-name="CE8" office:value-type="string">
            <text:p>15～1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61">
            <text:p>161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和平區</text:p>
          </table:table-cell>
          <table:table-cell table:style-name="CE8" office:value-type="string">
            <text:p>20～2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179">
            <text:p>179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和平區</text:p>
          </table:table-cell>
          <table:table-cell table:style-name="CE8" office:value-type="string">
            <text:p>25～2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29">
            <text:p>229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和平區</text:p>
          </table:table-cell>
          <table:table-cell table:style-name="CE8" office:value-type="string">
            <text:p>30～3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40">
            <text:p>240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41">
            <text:p>141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和平區</text:p>
          </table:table-cell>
          <table:table-cell table:style-name="CE8" office:value-type="string">
            <text:p>35～39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78">
            <text:p>178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21">
            <text:p>121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和平區</text:p>
          </table:table-cell>
          <table:table-cell table:style-name="CE8" office:value-type="string">
            <text:p>40～44</text:p>
          </table:table-cell>
          <table:table-cell table:style-name="CE8" office:value-type="string">
            <text:p>計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54">
            <text:p>154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81">
            <text:p>18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和平區</text:p>
          </table:table-cell>
          <table:table-cell table:style-name="CE8" office:value-type="string">
            <text:p>45～49</text:p>
          </table:table-cell>
          <table:table-cell table:style-name="CE8" office:value-type="string">
            <text:p>計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45">
            <text:p>24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和平區</text:p>
          </table:table-cell>
          <table:table-cell table:style-name="CE8" office:value-type="string">
            <text:p>50～54</text:p>
          </table:table-cell>
          <table:table-cell table:style-name="CE8" office:value-type="string">
            <text:p>計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224">
            <text:p>224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153">
            <text:p>153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和平區</text:p>
          </table:table-cell>
          <table:table-cell table:style-name="CE8" office:value-type="string">
            <text:p>55～59</text:p>
          </table:table-cell>
          <table:table-cell table:style-name="CE8" office:value-type="string">
            <text:p>計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85">
            <text:p>285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241">
            <text:p>241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和平區</text:p>
          </table:table-cell>
          <table:table-cell table:style-name="CE8" office:value-type="string">
            <text:p>60～64</text:p>
          </table:table-cell>
          <table:table-cell table:style-name="CE8" office:value-type="string">
            <text:p>計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43">
            <text:p>143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231">
            <text:p>231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21">
            <text:p>321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4" office:value-type="string">
            <text:p>和平區</text:p>
          </table:table-cell>
          <table:table-cell table:style-name="CE8" office:value-type="string">
            <text:p>65歲以上</text:p>
          </table:table-cell>
          <table:table-cell table:style-name="CE8" office:value-type="string">
            <text:p>計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17">
            <text:p>217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63">
            <text:p>363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419">
            <text:p>419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862">
            <text:p>862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60">
            <text:p>60</text:p>
          </table:table-cell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style-name="RO3" table:default-cell-style-name="CE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58" table:style-name="CE1"/>
        </table:table-row>
        <table:table-row table:number-rows-repeated="1047250"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>
  <office:font-face-decls>
    <style:font-face style:name="Calibri" svg:font-family="Calibri"/>
    <style:font-face style:name="Times New Roman" svg:font-family="Times New Roman"/>
    <style:font-face style:name="細明體" svg:font-family="細明體"/>
  </office:font-face-decls>
  <office:styles>
    <number:number number:min-integer-digits="1"/>
    <number:date-style style:name="N22">
      <number:month/>
      <number:text>/</number:text>
      <number:day/>
      <number:text>/</number:text>
      <number:year number:style="long"/>
    </number:date-style>
    <number:number-style style:name="N3">
      <number:number number:min-integer-digits="1" number:decimal-places="0" number:grouping="true"/>
    </number:number-style>
    <number:text-style style:name="N49">
      <number:text-content/>
    </number:text-style>
    <style:style style:name="Default" style:family="table-cell" style:data-style-name="N0">
      <style:table-cell-properties style:vertical-align="middle" fo:background-color="transparent"/>
      <style:paragraph-properties/>
      <style:text-properties style:font-name="Calibri" fo:font-size="11pt" style:font-size-asian="11pt" style:font-size-complex="11pt" fo:color="#000000" fo:font-weight="normal"/>
    </style:style>
    <style:style style:name="Hyperlink" style:family="table-cell" style:data-style-name="N0">
      <style:paragraph-properties/>
      <style:text-properties style:font-name="Calibri" fo:font-size="11pt" style:font-size-asian="11pt" style:font-size-complex="11pt" fo:color="#0000FF" fo:font-weight="normal" style:text-underline-type="single" style:text-underline-syle="solid"/>
    </style:style>
    <style:default-style style:family="graphic" draw:fill="solid" draw:fill-color="#5b9bd5" draw:opacity="100%" draw:stroke="solid" draw:stroke-width="0.01389in" svg:stroke-color="#41719c" draw:stoke-opacity="100%" draw:stroke-linejoin="miter" draw:stroke-linecap="butt"/>
  </office:styles>
  <office:automatic-styles>
    <style:page-layout style:name="PL1">
      <style:page-layout-properties fo:margin-top="0.3in" fo:margin-bottom="0.3in" fo:margin-left="0.7in" fo:margin-right="0.7in" style:print-orientation="portrait" style:print-page-order="ttb" style:first-page-number="1" style:scale-to="100%" style:table-centering="none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L1">
      <style:header/>
      <style:header-left/>
      <style:footer/>
      <style:footer-left/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xlink="http://www.w3.org/1999/xlink"/>
</file>